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Standard">
      <style:paragraph-properties fo:text-align="justify" style:justify-single-word="false"/>
      <style:text-properties officeooo:rsid="003460b1" officeooo:paragraph-rsid="003460b1"/>
    </style:style>
    <style:style style:name="P2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8"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9"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0" style:family="paragraph" style:parent-style-name="Standard">
      <style:paragraph-properties fo:margin-left="0.192cm" fo:margin-right="0.192cm" fo:margin-top="0.176cm" fo:margin-bottom="0.176cm" loext:contextual-spacing="false" fo:line-height="100%" fo:text-indent="0cm" style:auto-text-indent="false"/>
    </style:style>
    <style:style style:name="P3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2"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3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4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53"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5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4" style:font-size-complex="12pt"/>
    </style:style>
    <style:style style:name="P5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3" style:family="paragraph" style:parent-style-name="Standard">
      <style:paragraph-properties fo:margin-left="0cm" fo:margin-right="0cm" fo:text-indent="0cm" style:auto-text-indent="false"/>
      <style:text-properties officeooo:paragraph-rsid="0036fc83"/>
    </style:style>
    <style:style style:name="P64"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65"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6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6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6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1"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2" style:family="paragraph" style:parent-style-name="Text_20_body">
      <style:text-properties style:font-name="Arial" fo:font-size="12pt" style:font-size-asian="12pt" style:font-size-complex="12pt"/>
    </style:style>
    <style:style style:name="P73"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74" style:family="paragraph" style:parent-style-name="Text_20_body">
      <style:text-properties style:font-name="Arial" fo:font-size="11pt" officeooo:rsid="00672a71" officeooo:paragraph-rsid="00378d0b" style:font-size-asian="11pt" style:font-size-complex="11pt"/>
    </style:style>
    <style:style style:name="P75" style:family="paragraph" style:parent-style-name="Text_20_body">
      <style:text-properties fo:color="#000000"/>
    </style:style>
    <style:style style:name="P76"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7"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8"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80"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81"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82"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83" style:family="paragraph" style:parent-style-name="Text_20_body">
      <style:text-properties fo:color="#000000" style:font-name="Arial" style:font-name-asian="Courier New1" style:font-name-complex="Courier New1"/>
    </style:style>
    <style:style style:name="P84"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5"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86"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87"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8"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89"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90"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1"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92"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93"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94"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95" style:family="paragraph" style:parent-style-name="Text_20_body">
      <style:text-properties fo:color="#000000" style:font-name-asian="Courier New1" style:font-name-complex="Courier New1"/>
    </style:style>
    <style:style style:name="P96" style:family="paragraph" style:parent-style-name="Text_20_body">
      <style:text-properties fo:color="#000000" fo:font-size="12pt" fo:font-weight="normal" style:font-size-asian="12pt" style:font-weight-asian="normal" style:font-size-complex="12pt" style:font-weight-complex="normal"/>
    </style:style>
    <style:style style:name="P97"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98"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99" style:family="paragraph" style:parent-style-name="Text_20_body">
      <style:text-properties fo:font-weight="normal" style:font-weight-asian="normal" style:font-weight-complex="normal"/>
    </style:style>
    <style:style style:name="P100" style:family="paragraph" style:parent-style-name="Text_20_body">
      <style:text-properties style:font-name="Courier New1" fo:font-size="12pt" fo:font-weight="bold" style:font-size-asian="12pt" style:font-weight-asian="bold" style:font-size-complex="12pt" style:font-weight-complex="bold"/>
    </style:style>
    <style:style style:name="P101"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02" style:family="paragraph" style:parent-style-name="Text_20_body">
      <style:text-properties style:font-name="Courier New1" fo:font-size="10pt" style:font-name-asian="Courier New1" style:font-size-asian="10pt" style:font-name-complex="Courier New1" style:font-size-complex="10pt"/>
    </style:style>
    <style:style style:name="P103"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04"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05" style:family="paragraph" style:parent-style-name="Text_20_body">
      <style:text-properties style:font-name="Courier New1" fo:font-weight="bold" officeooo:rsid="002f865b" officeooo:paragraph-rsid="003c04c1" style:font-weight-asian="bold" style:font-weight-complex="bold"/>
    </style:style>
    <style:style style:name="P106"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07"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08"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0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10"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11"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15"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18" style:family="paragraph" style:parent-style-name="Text_20_body">
      <style:text-properties officeooo:rsid="002ab5b7" officeooo:paragraph-rsid="002ab5b7"/>
    </style:style>
    <style:style style:name="P119" style:family="paragraph" style:parent-style-name="Text_20_body">
      <style:text-properties officeooo:rsid="002ee060" officeooo:paragraph-rsid="002ee060"/>
    </style:style>
    <style:style style:name="P120" style:family="paragraph" style:parent-style-name="Text_20_body">
      <style:paragraph-properties fo:text-align="justify" style:justify-single-word="false"/>
      <style:text-properties fo:font-size="11pt" officeooo:paragraph-rsid="002dd4ff" style:font-size-asian="11pt" style:font-size-complex="11pt"/>
    </style:style>
    <style:style style:name="P121"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22" style:family="paragraph" style:parent-style-name="Text_20_body">
      <style:text-properties officeooo:rsid="002f22df" officeooo:paragraph-rsid="003c04c1"/>
    </style:style>
    <style:style style:name="P123" style:family="paragraph" style:parent-style-name="Text_20_body">
      <style:text-properties officeooo:rsid="002f865b" officeooo:paragraph-rsid="003c04c1"/>
    </style:style>
    <style:style style:name="P124" style:family="paragraph" style:parent-style-name="Text_20_body">
      <style:text-properties officeooo:rsid="002fc872" officeooo:paragraph-rsid="003c04c1"/>
    </style:style>
    <style:style style:name="P125" style:family="paragraph" style:parent-style-name="Text_20_body">
      <style:text-properties fo:font-style="normal" officeooo:rsid="003dba8f" officeooo:paragraph-rsid="003dba8f" style:font-style-asian="normal" style:font-style-complex="normal"/>
    </style:style>
    <style:style style:name="P126"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27" style:family="paragraph" style:parent-style-name="Code_20_style">
      <style:text-properties style:font-name="Courier New1" fo:font-size="12pt" style:font-size-asian="12pt" style:font-size-complex="12pt"/>
    </style:style>
    <style:style style:name="P128" style:family="paragraph" style:parent-style-name="Code_20_style">
      <style:paragraph-properties fo:text-align="start" style:justify-single-word="false"/>
      <style:text-properties style:font-name="Courier New1" fo:font-size="12pt" style:font-size-asian="12pt" style:font-size-complex="12pt"/>
    </style:style>
    <style:style style:name="P129" style:family="paragraph" style:parent-style-name="Code_20_style">
      <style:text-properties style:font-name="Courier New1" fo:font-size="12pt" fo:font-weight="bold" style:font-size-asian="12pt" style:font-weight-asian="bold" style:font-size-complex="12pt" style:font-weight-complex="bold"/>
    </style:style>
    <style:style style:name="P130"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31" style:family="paragraph" style:parent-style-name="Code_20_style">
      <style:text-properties style:font-name="Courier New1" fo:font-size="10pt" officeooo:paragraph-rsid="002c0325" style:font-size-asian="10pt" style:font-size-complex="10pt"/>
    </style:style>
    <style:style style:name="P132"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33" style:family="paragraph" style:parent-style-name="Code_20_style">
      <style:text-properties style:font-name="Courier New1" fo:font-size="11pt" style:font-size-asian="11pt" style:font-size-complex="11pt"/>
    </style:style>
    <style:style style:name="P134" style:family="paragraph" style:parent-style-name="Code_20_style">
      <style:text-properties style:font-name="Courier New1" fo:font-size="11pt" officeooo:paragraph-rsid="002c0325" style:font-size-asian="11pt" style:font-size-complex="11pt"/>
    </style:style>
    <style:style style:name="P135" style:family="paragraph" style:parent-style-name="Code_20_style">
      <style:text-properties style:use-window-font-color="true"/>
    </style:style>
    <style:style style:name="P136"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37" style:family="paragraph" style:parent-style-name="Code_20_style">
      <style:text-properties style:use-window-font-color="true" officeooo:paragraph-rsid="002ab5b7"/>
    </style:style>
    <style:style style:name="P138"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9" style:family="paragraph" style:parent-style-name="Code_20_style">
      <style:text-properties officeooo:paragraph-rsid="002ee060"/>
    </style:style>
    <style:style style:name="P140" style:family="paragraph" style:parent-style-name="Code_20_style">
      <style:text-properties fo:font-size="11pt" style:font-size-asian="11pt" style:font-size-complex="11pt"/>
    </style:style>
    <style:style style:name="P141" style:family="paragraph" style:parent-style-name="Table_20_Contents">
      <style:paragraph-properties fo:text-align="center" style:justify-single-word="false"/>
      <style:text-properties style:font-name="Arial" fo:font-size="12pt" style:font-size-asian="12pt" style:font-size-complex="12pt"/>
    </style:style>
    <style:style style:name="P142"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43" style:family="paragraph" style:parent-style-name="Table_20_Contents">
      <style:paragraph-properties fo:text-align="center" style:justify-single-word="false"/>
      <style:text-properties officeooo:rsid="00672a71" officeooo:paragraph-rsid="00378d0b"/>
    </style:style>
    <style:style style:name="P144" style:family="paragraph" style:parent-style-name="Table_20_Contents">
      <style:text-properties officeooo:rsid="00672a71" officeooo:paragraph-rsid="00378d0b"/>
    </style:style>
    <style:style style:name="P145"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46" style:family="paragraph" style:parent-style-name="Code_20_style">
      <style:paragraph-properties fo:margin-left="1.251cm" fo:margin-right="0cm" fo:text-indent="0cm" style:auto-text-indent="false"/>
      <style:text-properties fo:font-size="10pt" style:font-size-asian="10pt" style:font-size-complex="10pt"/>
    </style:style>
    <style:style style:name="P147"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48"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4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50"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51"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52"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53"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54"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55"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56"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57" style:family="paragraph" style:parent-style-name="Standard" style:list-style-name="L48">
      <style:text-properties style:font-name="Arial" fo:font-size="12pt" fo:font-weight="bold" style:font-size-asian="12pt" style:font-weight-asian="bold" style:font-size-complex="12pt" style:font-weight-complex="bold"/>
    </style:style>
    <style:style style:name="P158" style:family="paragraph" style:parent-style-name="Standard" style:list-style-name="L54">
      <style:text-properties style:font-name="Arial" fo:font-size="12pt" fo:font-weight="bold" style:font-size-asian="12pt" style:font-weight-asian="bold" style:font-size-complex="12pt" style:font-weight-complex="bold"/>
    </style:style>
    <style:style style:name="P159" style:family="paragraph" style:parent-style-name="Standard" style:list-style-name="L52"/>
    <style:style style:name="P160"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61"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62"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63"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64"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6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6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67"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68"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6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70"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71"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72"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73"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74"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7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76"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77"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78"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79"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80"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81"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82"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83"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84"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85"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86"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87"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88"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89"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90"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91"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92"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6"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9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99"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00"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0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02"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6"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7"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8"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09"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0"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1"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2"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3"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4"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5"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6"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17"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18"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19"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20"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221" style:family="paragraph" style:parent-style-name="Standard"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22"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23"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24"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22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226"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27"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28" style:family="paragraph" style:parent-style-name="Standard" style:list-style-name="L44">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229"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30"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31"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32"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33" style:family="paragraph" style:parent-style-name="Heading_20_2">
      <style:text-properties fo:color="#000000"/>
    </style:style>
    <style:style style:name="P234"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5"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36" style:family="paragraph" style:parent-style-name="Heading_20_2">
      <style:text-properties officeooo:rsid="002afd4a" officeooo:paragraph-rsid="002afd4a"/>
    </style:style>
    <style:style style:name="P237" style:family="paragraph" style:parent-style-name="Heading_20_2">
      <style:text-properties officeooo:rsid="002f22df" officeooo:paragraph-rsid="003c04c1"/>
    </style:style>
    <style:style style:name="P238" style:family="paragraph" style:parent-style-name="Heading_20_2">
      <style:paragraph-properties fo:break-before="page"/>
    </style:style>
    <style:style style:name="P239" style:family="paragraph" style:parent-style-name="Heading_20_2">
      <style:paragraph-properties fo:break-before="page"/>
      <style:text-properties fo:color="#000000" style:text-underline-style="none" officeooo:rsid="0023e698" officeooo:paragraph-rsid="0023e698"/>
    </style:style>
    <style:style style:name="P240" style:family="paragraph" style:parent-style-name="Heading_20_2">
      <style:paragraph-properties fo:break-before="page"/>
      <style:text-properties officeooo:rsid="002ab5b7" officeooo:paragraph-rsid="002ab5b7"/>
    </style:style>
    <style:style style:name="P241" style:family="paragraph" style:parent-style-name="Heading_20_2">
      <style:paragraph-properties fo:break-before="page"/>
      <style:text-properties officeooo:rsid="002afd4a" officeooo:paragraph-rsid="002c0325"/>
    </style:style>
    <style:style style:name="P242"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43"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4" style:family="paragraph" style:parent-style-name="Heading_20_3">
      <style:text-properties style:font-name="Arial2" officeooo:rsid="002c0325" officeooo:paragraph-rsid="002c0325" style:font-name-asian="Times New Roman" style:font-name-complex="Arial4"/>
    </style:style>
    <style:style style:name="P245" style:family="paragraph" style:parent-style-name="Heading_20_3">
      <style:text-properties style:font-name="Arial2" officeooo:rsid="0036fc83"/>
    </style:style>
    <style:style style:name="P246" style:family="paragraph" style:parent-style-name="Heading_20_3">
      <style:text-properties style:font-name-asian="Times New Roman" style:font-name-complex="Arial4"/>
    </style:style>
    <style:style style:name="P247" style:family="paragraph" style:parent-style-name="Heading_20_3">
      <style:paragraph-properties fo:break-before="page"/>
      <style:text-properties fo:font-style="italic" officeooo:rsid="003c04c1" officeooo:paragraph-rsid="003c04c1" style:font-style-asian="italic" style:font-style-complex="italic"/>
    </style:style>
    <style:style style:name="P248"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49"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0"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1"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2"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3"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4"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5"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6"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7"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8"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59"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60"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61"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62"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63"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64"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65" style:family="paragraph" style:parent-style-name="Text_20_body" style:list-style-name="L52">
      <style:text-properties fo:color="#000000" style:font-name-asian="Courier New1" style:font-name-complex="Courier New1"/>
    </style:style>
    <style:style style:name="P266" style:family="paragraph" style:parent-style-name="Text_20_body" style:list-style-name="L52">
      <style:text-properties fo:color="#000000" officeooo:rsid="0020d79d" officeooo:paragraph-rsid="0020d79d" style:font-name-asian="Courier New1" style:font-name-complex="Courier New1"/>
    </style:style>
    <style:style style:name="P267" style:family="paragraph" style:parent-style-name="Text_20_body" style:list-style-name="L53">
      <style:text-properties fo:color="#000000" officeooo:rsid="0020d79d" officeooo:paragraph-rsid="0020d79d" style:font-name-asian="Courier New1" style:font-name-complex="Courier New1"/>
    </style:style>
    <style:style style:name="P268" style:family="paragraph" style:parent-style-name="Text_20_body" style:list-style-name="L53">
      <style:text-properties fo:color="#000000" style:font-name-asian="Courier New1" style:font-name-complex="Courier New1"/>
    </style:style>
    <style:style style:name="P269" style:family="paragraph" style:parent-style-name="Text_20_body" style:list-style-name="L56">
      <style:text-properties fo:color="#000000"/>
    </style:style>
    <style:style style:name="P270" style:family="paragraph" style:parent-style-name="Text_20_body" style:list-style-name="L57">
      <style:text-properties fo:color="#000000"/>
    </style:style>
    <style:style style:name="P271"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72"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73" style:family="paragraph" style:parent-style-name="Text_20_body" style:list-style-name="L66">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274"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275"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276" style:family="paragraph" style:parent-style-name="Text_20_body" style:list-style-name="L66">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277" style:family="paragraph" style:parent-style-name="Text_20_body" style:list-style-name="L46">
      <style:paragraph-properties fo:line-height="100%"/>
    </style:style>
    <style:style style:name="P278" style:family="paragraph" style:parent-style-name="Text_20_body" style:list-style-name="L55"/>
    <style:style style:name="P279" style:family="paragraph" style:parent-style-name="Text_20_body" style:list-style-name="L56">
      <style:text-properties fo:font-weight="bold" style:font-weight-asian="bold" style:font-weight-complex="bold"/>
    </style:style>
    <style:style style:name="P280"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81"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82" style:family="paragraph" style:parent-style-name="Text_20_body" style:list-style-name="L66">
      <style:text-properties officeooo:paragraph-rsid="003c04c1"/>
    </style:style>
    <style:style style:name="P283" style:family="paragraph" style:parent-style-name="Text_20_body">
      <style:text-properties officeooo:rsid="004126f5" officeooo:paragraph-rsid="004126f5"/>
    </style:style>
    <style:style style:name="P284" style:family="paragraph" style:parent-style-name="Text_20_body" style:list-style-name="L66">
      <style:text-properties officeooo:rsid="004126f5" officeooo:paragraph-rsid="00422598"/>
    </style:style>
    <style:style style:name="P285" style:family="paragraph" style:parent-style-name="Text_20_body">
      <style:text-properties officeooo:rsid="004126f5" officeooo:paragraph-rsid="00422598"/>
    </style:style>
    <style:style style:name="P286"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87"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88"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89"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90"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91"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92"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93"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94"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95"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96"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7"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98"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299"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00"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01"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02"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03"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04"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05"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06"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307"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08"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309"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4" style:font-weight-asian="bold" style:font-name-complex="Courier New4" style:font-weight-complex="bold"/>
    </style:style>
    <style:style style:name="T4" style:family="text">
      <style:text-properties fo:font-weight="bold" officeooo:rsid="002f865b" style:font-name-asian="Times New Roman" style:font-weight-asian="bold" style:font-name-complex="Arial4"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style:font-name-asian="Times New Roman" style:font-weight-asian="bold" style:font-name-complex="Times New Roman" style:font-weight-complex="bold"/>
    </style:style>
    <style:style style:name="T8" style:family="text">
      <style:text-properties fo:color="#000000" fo:font-weight="bold" style:font-name-asian="Courier New4" style:font-weight-asian="bold" style:font-name-complex="Courier New4" style:font-weight-complex="bold"/>
    </style:style>
    <style:style style:name="T9" style:family="text">
      <style:text-properties fo:color="#000000" style:font-name="Arial2" fo:font-size="13.5pt" fo:font-weight="bold" style:font-name-asian="Times New Roman" style:font-size-asian="13.5pt" style:font-weight-asian="bold" style:font-name-complex="Arial4" style:font-weight-complex="bold"/>
    </style:style>
    <style:style style:name="T10"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1" style:family="text">
      <style:text-properties fo:color="#000000" style:font-name="Arial2" fo:font-size="12pt" style:font-name-asian="Times New Roman" style:font-size-asian="12pt" style:font-name-complex="Arial4" style:font-size-complex="12pt"/>
    </style:style>
    <style:style style:name="T12" style:family="text">
      <style:text-properties fo:color="#000000" style:font-name="Arial2" fo:font-size="12pt" officeooo:rsid="003460b1" style:font-name-asian="Times New Roman" style:font-size-asian="12pt" style:font-name-complex="Arial4" style:font-size-complex="12pt"/>
    </style:style>
    <style:style style:name="T13" style:family="text">
      <style:text-properties fo:color="#000000" style:font-name="Arial2" fo:font-size="12pt" officeooo:rsid="003533b6" style:font-name-asian="Times New Roman" style:font-size-asian="12pt" style:font-name-complex="Arial4" style:font-size-complex="12pt"/>
    </style:style>
    <style:style style:name="T14"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5"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6" style:family="text">
      <style:text-properties fo:color="#000000" style:text-position="super 58%" style:font-name="Arial2" fo:font-size="12pt" style:font-name-asian="Times New Roman" style:font-size-asian="12pt" style:font-name-complex="Arial4" style:font-size-complex="12pt"/>
    </style:style>
    <style:style style:name="T17" style:family="text">
      <style:text-properties fo:color="#000000" style:font-name="Verdana" fo:font-size="7pt" style:font-name-asian="Times New Roman" style:font-size-asian="7pt" style:font-name-complex="Arial4" style:font-size-complex="7pt"/>
    </style:style>
    <style:style style:name="T18"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20" style:family="text">
      <style:text-properties fo:color="#000000" style:font-name="Courier New1" fo:font-size="12pt" fo:font-weight="bold" style:font-size-asian="12pt" style:font-weight-asian="bold" style:font-size-complex="12pt" style:font-weight-complex="bold"/>
    </style:style>
    <style:style style:name="T21" style:family="text">
      <style:text-properties fo:color="#000000" style:font-name="Courier New1" fo:font-size="11pt" style:font-name-asian="Courier New1" style:font-size-asian="11pt" style:font-name-complex="Courier New1" style:font-size-complex="11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style:text-underline-style="none" fo:font-weight="bold" style:font-weight-asian="bold" style:font-weight-complex="bold"/>
    </style:style>
    <style:style style:name="T25" style:family="text">
      <style:text-properties fo:color="#000000" style:font-name="Courier New1" style:text-underline-style="none" fo:font-weight="bold" officeooo:rsid="0027b765" style:font-weight-asian="bold" style:font-weight-complex="bold"/>
    </style:style>
    <style:style style:name="T26"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7"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8"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9" style:family="text">
      <style:text-properties fo:color="#000000" style:font-name="Arial" officeooo:rsid="002c0325" style:font-name-asian="Courier New1" style:font-name-complex="Courier New1"/>
    </style:style>
    <style:style style:name="T30" style:family="text">
      <style:text-properties fo:color="#000000" style:font-name="Arial" officeooo:rsid="002cd7bc" style:font-name-asian="Courier New1" style:font-name-complex="Courier New1"/>
    </style:style>
    <style:style style:name="T31" style:family="text">
      <style:text-properties fo:color="#000000" style:font-name="Arial" officeooo:rsid="00331f57" style:font-name-asian="Courier New1" style:font-name-complex="Courier New1"/>
    </style:style>
    <style:style style:name="T32"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3"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4" style:family="text">
      <style:text-properties fo:color="#000000" fo:language="en" fo:country="US" fo:font-style="normal" style:font-style-asian="normal" style:font-style-complex="normal"/>
    </style:style>
    <style:style style:name="T35" style:family="text">
      <style:text-properties fo:color="#000000" fo:language="en" fo:country="US" fo:font-style="normal" style:font-name-asian="Courier New1" style:font-style-asian="normal" style:font-name-complex="Courier New1" style:font-style-complex="normal"/>
    </style:style>
    <style:style style:name="T36" style:family="text">
      <style:text-properties fo:color="#000000" fo:language="en" fo:country="US" style:font-name-asian="Courier New1" style:font-name-complex="Courier New1"/>
    </style:style>
    <style:style style:name="T37" style:family="text">
      <style:text-properties fo:color="#000000" style:rfc-language-tag="sr-Latn-CS" fo:language="sr" fo:script="Latn" fo:country="CS"/>
    </style:style>
    <style:style style:name="T38" style:family="text">
      <style:text-properties fo:color="#000000" style:rfc-language-tag="sr-Latn-CS" fo:language="sr" fo:script="Latn" fo:country="CS" style:font-name-asian="Courier New1" style:font-name-complex="Courier New1"/>
    </style:style>
    <style:style style:name="T39" style:family="text">
      <style:text-properties fo:color="#000000" style:rfc-language-tag="sr-Latn-CS" fo:language="sr" fo:script="Latn" fo:country="CS" style:font-name-asian="Times New Roman" style:font-name-complex="Times New Roman"/>
    </style:style>
    <style:style style:name="T40" style:family="text">
      <style:text-properties fo:color="#000000" style:rfc-language-tag="sr-Latn-CS" fo:language="sr" fo:script="Latn" fo:country="CS" fo:font-weight="bold" style:font-weight-asian="bold" style:font-weight-complex="bold"/>
    </style:style>
    <style:style style:name="T4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2" style:family="text">
      <style:text-properties fo:color="#000000" style:font-name-asian="Times New Roman" style:font-name-complex="Times New Roman"/>
    </style:style>
    <style:style style:name="T43" style:family="text">
      <style:text-properties fo:color="#000000" officeooo:rsid="002ab5b7" style:font-name-asian="Times New Roman" style:font-name-complex="Times New Roman"/>
    </style:style>
    <style:style style:name="T44" style:family="text">
      <style:text-properties fo:color="#000000" style:font-name-asian="Courier New4" style:font-name-complex="Courier New4"/>
    </style:style>
    <style:style style:name="T45" style:family="text">
      <style:text-properties fo:color="#000000" style:text-underline-style="none" style:font-name-asian="Times New Roman" style:font-name-complex="Times New Roman"/>
    </style:style>
    <style:style style:name="T46" style:family="text">
      <style:text-properties fo:color="#000000" fo:font-weight="normal" style:font-name-asian="Courier New4" style:font-weight-asian="normal" style:font-name-complex="Courier New4" style:font-weight-complex="normal"/>
    </style:style>
    <style:style style:name="T47" style:family="text">
      <style:text-properties fo:color="#000000" style:font-name-asian="Courier New1" style:font-name-complex="Courier New1"/>
    </style:style>
    <style:style style:name="T48" style:family="text">
      <style:text-properties fo:color="#000000" fo:font-size="12pt" fo:font-weight="bold" style:font-size-asian="12pt" style:font-weight-asian="bold" style:font-size-complex="12pt" style:font-weight-complex="bold"/>
    </style:style>
    <style:style style:name="T49" style:family="text">
      <style:text-properties fo:color="#000000" fo:background-color="#ffffff" loext:char-shading-value="0"/>
    </style:style>
    <style:style style:name="T50" style:family="text">
      <style:text-properties fo:color="#000000" officeooo:rsid="002fd8b2" fo:background-color="#ffffff" loext:char-shading-value="0"/>
    </style:style>
    <style:style style:name="T51"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5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5" style:family="text">
      <style:text-properties fo:color="#7f0055"/>
    </style:style>
    <style:style style:name="T56"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7"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8" style:family="text">
      <style:text-properties fo:color="#7f0055" style:font-name="Courier New1" fo:font-size="12pt" fo:font-weight="bold" style:font-size-asian="12pt" style:font-weight-asian="bold" style:font-size-complex="12pt" style:font-weight-complex="bold"/>
    </style:style>
    <style:style style:name="T59"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0" style:family="text">
      <style:text-properties fo:color="#7f0055" style:font-name="Courier New1" style:font-name-asian="Courier New1" style:font-name-complex="Courier New1"/>
    </style:style>
    <style:style style:name="T61" style:family="text">
      <style:text-properties fo:color="#7f0055" style:font-name="Courier New1" fo:font-weight="bold" style:font-weight-asian="bold" style:font-weight-complex="bold"/>
    </style:style>
    <style:style style:name="T62" style:family="text">
      <style:text-properties fo:color="#7f0055" style:font-name="Courier New1" style:text-underline-style="none" fo:font-weight="bold" style:font-weight-asian="bold" style:font-weight-complex="bold"/>
    </style:style>
    <style:style style:name="T63" style:family="text">
      <style:text-properties fo:color="#7f0055" style:font-name="Courier New1" style:text-underline-style="none" fo:font-weight="bold" officeooo:rsid="0027b765" style:font-weight-asian="bold" style:font-weight-complex="bold"/>
    </style:style>
    <style:style style:name="T64" style:family="text">
      <style:text-properties fo:color="#7f0055" fo:font-weight="bold" style:font-weight-asian="bold" style:font-weight-complex="bold"/>
    </style:style>
    <style:style style:name="T65" style:family="text">
      <style:text-properties fo:color="#7f0055" fo:font-weight="bold" style:font-name-asian="Times New Roman" style:font-weight-asian="bold" style:font-name-complex="Times New Roman" style:font-weight-complex="bold"/>
    </style:style>
    <style:style style:name="T66" style:family="text">
      <style:text-properties fo:color="#7f0055" fo:font-weight="bold" style:font-name-asian="Courier New4" style:font-weight-asian="bold" style:font-name-complex="Courier New4" style:font-weight-complex="bold"/>
    </style:style>
    <style:style style:name="T67" style:family="text">
      <style:text-properties fo:color="#7f0055" style:font-name-asian="Courier New4" style:font-name-complex="Courier New4"/>
    </style:style>
    <style:style style:name="T68" style:family="text">
      <style:text-properties fo:color="#7f0055" style:rfc-language-tag="sr-Latn-CS" fo:language="sr" fo:script="Latn" fo:country="CS" fo:font-weight="bold" style:font-weight-asian="bold" style:font-weight-complex="bold"/>
    </style:style>
    <style:style style:name="T69"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70" style:family="text">
      <style:text-properties fo:color="#7f0055" style:font-name-asian="Times New Roman" style:font-name-complex="Times New Roman"/>
    </style:style>
    <style:style style:name="T71" style:family="text">
      <style:text-properties fo:color="#7f0055" fo:language="en" fo:country="US" fo:font-style="normal" style:font-name-asian="Courier New1" style:font-style-asian="normal" style:font-name-complex="Courier New1" style:font-style-complex="normal"/>
    </style:style>
    <style:style style:name="T72" style:family="text">
      <style:text-properties fo:color="#7f0055" fo:language="en" fo:country="US" fo:font-style="normal" style:font-style-asian="normal" style:font-style-complex="normal"/>
    </style:style>
    <style:style style:name="T73" style:family="text">
      <style:text-properties fo:color="#7f0055" fo:font-size="12pt" style:font-size-asian="12pt" style:font-size-complex="12pt"/>
    </style:style>
    <style:style style:name="T74" style:family="text">
      <style:text-properties fo:color="#7f0055" fo:font-size="12pt" fo:font-weight="bold" style:font-size-asian="12pt" style:font-weight-asian="bold" style:font-size-complex="12pt" style:font-weight-complex="bold"/>
    </style:style>
    <style:style style:name="T75" style:family="text">
      <style:text-properties fo:color="#7f0055" style:text-underline-style="none"/>
    </style:style>
    <style:style style:name="T76" style:family="text">
      <style:text-properties fo:color="#7f0055" style:text-underline-style="none" fo:font-weight="bold" style:font-weight-asian="bold" style:font-weight-complex="bold"/>
    </style:style>
    <style:style style:name="T77" style:family="text">
      <style:text-properties fo:color="#355e00"/>
    </style:style>
    <style:style style:name="T78" style:family="text">
      <style:text-properties fo:color="#355e00" fo:language="en" fo:country="US" style:font-name-asian="Courier New1" style:font-name-complex="Courier New1"/>
    </style:style>
    <style:style style:name="T79" style:family="text">
      <style:text-properties style:use-window-font-color="true"/>
    </style:style>
    <style:style style:name="T80" style:family="text">
      <style:text-properties style:use-window-font-color="true" style:font-name-asian="Times New Roman" style:font-name-complex="Times New Roman"/>
    </style:style>
    <style:style style:name="T81" style:family="text">
      <style:text-properties fo:color="#005032"/>
    </style:style>
    <style:style style:name="T82" style:family="text">
      <style:text-properties fo:color="#005032" style:rfc-language-tag="sr-Latn-CS" fo:language="sr" fo:script="Latn" fo:country="CS"/>
    </style:style>
    <style:style style:name="T83" style:family="text">
      <style:text-properties fo:color="#005032" fo:language="en" fo:country="US"/>
    </style:style>
    <style:style style:name="T84" style:family="text">
      <style:text-properties fo:color="#005032" fo:language="en" fo:country="US" style:font-name-asian="Times New Roman" style:font-name-complex="Times New Roman"/>
    </style:style>
    <style:style style:name="T85" style:family="text">
      <style:text-properties fo:color="#005032" style:font-name-asian="Times New Roman" style:font-name-complex="Times New Roman"/>
    </style:style>
    <style:style style:name="T86" style:family="text">
      <style:text-properties fo:color="#005032" style:font-name-asian="Courier New4" style:font-name-complex="Courier New4"/>
    </style:style>
    <style:style style:name="T87" style:family="text">
      <style:text-properties fo:color="#005032" fo:font-weight="bold" style:font-name-asian="Courier New4" style:font-weight-asian="bold" style:font-name-complex="Courier New4" style:font-weight-complex="bold"/>
    </style:style>
    <style:style style:name="T88" style:family="text">
      <style:text-properties style:font-name-asian="Courier New4" style:font-name-complex="Courier New4"/>
    </style:style>
    <style:style style:name="T89"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90" style:family="text">
      <style:text-properties fo:font-size="12pt" style:font-size-asian="12pt" style:font-size-complex="12pt"/>
    </style:style>
    <style:style style:name="T91" style:family="text">
      <style:text-properties style:font-name="Courier New1"/>
    </style:style>
    <style:style style:name="T92" style:family="text">
      <style:text-properties style:font-name="Courier New1" fo:font-weight="bold" style:font-weight-asian="bold" style:font-weight-complex="bold"/>
    </style:style>
    <style:style style:name="T93" style:family="text">
      <style:text-properties style:font-name="Courier New1" fo:font-weight="bold" style:font-name-asian="Courier New1" style:font-weight-asian="bold" style:font-name-complex="Courier New1" style:font-weight-complex="bold"/>
    </style:style>
    <style:style style:name="T94" style:family="text">
      <style:text-properties style:font-name="Courier New1" fo:font-weight="bold" style:font-name-asian="Times New Roman" style:font-weight-asian="bold" style:font-name-complex="Arial4" style:font-weight-complex="bold"/>
    </style:style>
    <style:style style:name="T95" style:family="text">
      <style:text-properties style:font-name="Courier New1" style:text-underline-style="none" fo:font-weight="bold" style:font-weight-asian="bold" style:font-weight-complex="bold"/>
    </style:style>
    <style:style style:name="T96" style:family="text">
      <style:text-properties style:font-name="Courier New1" style:text-underline-style="none" fo:font-weight="bold" officeooo:rsid="0027b765" style:font-weight-asian="bold" style:font-weight-complex="bold"/>
    </style:style>
    <style:style style:name="T97" style:family="text">
      <style:text-properties style:font-name="Courier New1" style:text-underline-style="none" officeooo:rsid="0023e698"/>
    </style:style>
    <style:style style:name="T98" style:family="text">
      <style:text-properties style:font-name="Courier New1" style:font-name-asian="Times New Roman" style:font-name-complex="Arial4"/>
    </style:style>
    <style:style style:name="T99" style:family="text">
      <style:text-properties style:font-name="Courier New1" officeooo:rsid="0036fc83" style:font-name-asian="Times New Roman" style:font-name-complex="Arial4"/>
    </style:style>
    <style:style style:name="T100" style:family="text">
      <style:text-properties style:font-name="Courier New1" fo:font-size="10pt" style:font-name-asian="Times New Roman" style:font-size-asian="10pt" style:font-name-complex="Arial4" style:font-size-complex="10pt"/>
    </style:style>
    <style:style style:name="T101" style:family="text">
      <style:text-properties style:font-name="Courier New1" fo:font-size="10pt" officeooo:rsid="0036fc83" style:font-name-asian="Times New Roman" style:font-size-asian="10pt" style:font-name-complex="Arial4" style:font-size-complex="10pt"/>
    </style:style>
    <style:style style:name="T102" style:family="text">
      <style:text-properties style:text-underline-style="none"/>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normal" style:font-weight-asian="normal" style:font-weight-complex="normal"/>
    </style:style>
    <style:style style:name="T105" style:family="text">
      <style:text-properties style:text-underline-style="none" officeooo:rsid="0023e698"/>
    </style:style>
    <style:style style:name="T106" style:family="text">
      <style:text-properties style:text-underline-style="none" officeooo:rsid="00268142"/>
    </style:style>
    <style:style style:name="T107" style:family="text">
      <style:text-properties style:text-underline-style="none" officeooo:rsid="00270011"/>
    </style:style>
    <style:style style:name="T108" style:family="text">
      <style:text-properties fo:font-variant="normal" fo:text-transform="none" fo:color="#222222" style:font-name="arial" fo:font-size="12pt" fo:letter-spacing="normal" fo:font-style="normal" fo:font-weight="normal"/>
    </style:style>
    <style:style style:name="T109" style:family="text">
      <style:text-properties fo:font-variant="normal" fo:text-transform="none" fo:letter-spacing="normal" fo:font-style="normal"/>
    </style:style>
    <style:style style:name="T110" style:family="text">
      <style:text-properties fo:font-variant="normal" fo:text-transform="none" fo:letter-spacing="normal" fo:font-style="normal" style:text-underline-style="none"/>
    </style:style>
    <style:style style:name="T111" style:family="text">
      <style:text-properties fo:font-variant="normal" fo:text-transform="none" fo:letter-spacing="normal" fo:font-style="normal" style:text-underline-style="none" fo:font-weight="normal" style:font-weight-asian="normal" style:font-weight-complex="normal"/>
    </style:style>
    <style:style style:name="T112" style:family="text">
      <style:text-properties fo:font-variant="normal" fo:text-transform="none" fo:letter-spacing="normal" fo:font-style="normal" fo:font-weight="normal" style:font-weight-asian="normal" style:font-weight-complex="normal"/>
    </style:style>
    <style:style style:name="T113" style:family="text">
      <style:text-properties fo:font-variant="normal" fo:text-transform="none" fo:color="#7f0055" fo:font-size="12pt" fo:letter-spacing="normal" fo:font-style="normal" style:text-underline-style="none" style:font-size-asian="12pt" style:font-size-complex="12pt"/>
    </style:style>
    <style:style style:name="T114" style:family="text">
      <style:text-properties fo:font-variant="normal" fo:text-transform="none" fo:color="#7f0055" fo:font-size="12pt" fo:letter-spacing="normal" fo:font-style="normal" style:font-size-asian="12pt" style:font-size-complex="12pt"/>
    </style:style>
    <style:style style:name="T115" style:family="text">
      <style:text-properties fo:font-variant="normal" fo:text-transform="none" fo:color="#7f0055" fo:letter-spacing="normal" fo:font-style="normal"/>
    </style:style>
    <style:style style:name="T116" style:family="text">
      <style:text-properties fo:font-variant="normal" fo:text-transform="none" fo:color="#7f0055" fo:letter-spacing="normal" fo:font-style="normal" style:text-underline-style="none"/>
    </style:style>
    <style:style style:name="T117" style:family="text">
      <style:text-properties fo:font-variant="normal" fo:text-transform="none" fo:color="#ff0000" style:font-name="arial" fo:font-size="12pt" fo:letter-spacing="normal" fo:font-style="normal" fo:font-weight="normal"/>
    </style:style>
    <style:style style:name="T118"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19" style:family="text">
      <style:text-properties fo:font-variant="normal" fo:text-transform="none" fo:color="#000000" style:font-name="Courier New1" fo:letter-spacing="normal" fo:font-style="normal"/>
    </style:style>
    <style:style style:name="T120" style:family="text">
      <style:text-properties fo:font-variant="normal" fo:text-transform="none" fo:font-size="12pt" fo:letter-spacing="normal" fo:font-style="normal" style:font-size-asian="12pt" style:font-size-complex="12pt"/>
    </style:style>
    <style:style style:name="T121" style:family="text">
      <style:text-properties fo:font-variant="normal" fo:text-transform="none" fo:font-size="12pt" fo:letter-spacing="normal" fo:font-style="normal" style:text-underline-style="none" style:font-size-asian="12pt" style:font-size-complex="12pt"/>
    </style:style>
    <style:style style:name="T122"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2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24"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25" style:family="text">
      <style:text-properties fo:font-variant="normal" fo:text-transform="none" style:font-name="Arial" fo:font-size="12pt" fo:letter-spacing="normal" fo:font-style="normal" style:font-size-asian="12pt" style:font-size-complex="12pt"/>
    </style:style>
    <style:style style:name="T126" style:family="text">
      <style:text-properties fo:font-weight="normal" style:font-weight-asian="normal" style:font-weight-complex="normal"/>
    </style:style>
    <style:style style:name="T127" style:family="text">
      <style:text-properties officeooo:rsid="0020d79d"/>
    </style:style>
    <style:style style:name="T128" style:family="text">
      <style:text-properties style:font-name="Arial" style:text-underline-style="none"/>
    </style:style>
    <style:style style:name="T129" style:family="text">
      <style:text-properties style:font-name="Arial" style:text-underline-style="none" officeooo:rsid="0023e698"/>
    </style:style>
    <style:style style:name="T130" style:family="text">
      <style:text-properties style:font-name="Arial" style:text-underline-style="none" officeooo:rsid="0027b765"/>
    </style:style>
    <style:style style:name="T131" style:family="text">
      <style:text-properties style:font-name="Arial" style:font-name-asian="Times New Roman" style:font-name-complex="Arial4"/>
    </style:style>
    <style:style style:name="T132" style:family="text">
      <style:text-properties style:font-name="Arial" officeooo:rsid="002dd4ff" style:font-name-asian="Times New Roman" style:font-name-complex="Arial4"/>
    </style:style>
    <style:style style:name="T133" style:family="text">
      <style:text-properties style:font-name="Arial2"/>
    </style:style>
    <style:style style:name="T134" style:family="text">
      <style:text-properties style:font-name="Arial2" fo:font-style="italic" style:font-name-asian="Times New Roman" style:font-style-asian="italic" style:font-name-complex="Arial4" style:font-style-complex="italic"/>
    </style:style>
    <style:style style:name="T135" style:family="text">
      <style:text-properties style:font-name="Arial2" style:font-name-asian="Times New Roman" style:font-name-complex="Arial4"/>
    </style:style>
    <style:style style:name="T136" style:family="text">
      <style:text-properties style:font-name="Arial2" officeooo:rsid="002afd4a" style:font-name-asian="Times New Roman" style:font-name-complex="Arial4"/>
    </style:style>
    <style:style style:name="T137" style:family="text">
      <style:text-properties style:font-name="Arial2" officeooo:rsid="002b94ac" style:font-name-asian="Times New Roman" style:font-name-complex="Arial4"/>
    </style:style>
    <style:style style:name="T138" style:family="text">
      <style:text-properties style:font-name="Arial2" officeooo:rsid="002c0325" style:font-name-asian="Times New Roman" style:font-name-complex="Arial4"/>
    </style:style>
    <style:style style:name="T139" style:family="text">
      <style:text-properties style:font-name="Arial2" officeooo:rsid="002f22df" style:font-name-asian="Times New Roman" style:font-name-complex="Arial4"/>
    </style:style>
    <style:style style:name="T140" style:family="text">
      <style:text-properties style:font-name="Arial2" officeooo:rsid="00422598" style:font-name-asian="Times New Roman" style:font-name-complex="Arial4"/>
    </style:style>
    <style:style style:name="T141" style:family="text">
      <style:text-properties style:font-name="Arial2" officeooo:rsid="004297d3" style:font-name-asian="Times New Roman" style:font-name-complex="Arial4"/>
    </style:style>
    <style:style style:name="T142" style:family="text">
      <style:text-properties style:font-name="Arial2" fo:background-color="#e8f2fe" loext:char-shading-value="0" style:font-name-asian="Times New Roman" style:font-name-complex="Arial4"/>
    </style:style>
    <style:style style:name="T143" style:family="text">
      <style:text-properties style:font-name="Arial2" officeooo:rsid="003decc3" fo:background-color="#e8f2fe" loext:char-shading-value="0" style:font-name-asian="Times New Roman" style:font-name-complex="Arial4"/>
    </style:style>
    <style:style style:name="T144" style:family="text">
      <style:text-properties style:font-name="Arial2" officeooo:rsid="002c0325"/>
    </style:style>
    <style:style style:name="T145" style:family="text">
      <style:text-properties style:font-name="Arial2" officeooo:rsid="0036fc83"/>
    </style:style>
    <style:style style:name="T146" style:family="text">
      <style:text-properties style:font-name="Arial2" fo:language="en" fo:country="US" fo:font-style="italic" officeooo:rsid="0036fc83" style:font-name-asian="Times New Roman" style:font-style-asian="italic" style:font-name-complex="Arial4" style:font-style-complex="italic"/>
    </style:style>
    <style:style style:name="T147"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48"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49"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50" style:family="text">
      <style:text-properties style:font-name="Arial2" fo:language="en" fo:country="US" fo:font-style="normal" officeooo:rsid="0036fc83" style:font-name-asian="Times New Roman" style:font-style-asian="normal" style:font-name-complex="Arial4" style:font-style-complex="normal"/>
    </style:style>
    <style:style style:name="T151" style:family="text">
      <style:text-properties style:font-name="Arial2" fo:language="en" fo:country="US" officeooo:rsid="002afd4a" style:font-name-asian="Times New Roman" style:font-name-complex="Arial4"/>
    </style:style>
    <style:style style:name="T152" style:family="text">
      <style:text-properties style:font-name="Arial2" fo:language="en" fo:country="US" officeooo:rsid="003decc3" style:font-name-asian="Times New Roman" style:font-name-complex="Arial4"/>
    </style:style>
    <style:style style:name="T153" style:family="text">
      <style:text-properties style:font-name="Arial2" fo:language="en" fo:country="US" fo:background-color="#e8f2fe" loext:char-shading-value="0" style:font-name-asian="Times New Roman" style:font-name-complex="Arial4"/>
    </style:style>
    <style:style style:name="T154" style:family="text">
      <style:text-properties style:font-name="Arial2" fo:language="en" fo:country="US" officeooo:rsid="002afd4a" fo:background-color="#e8f2fe" loext:char-shading-value="0" style:font-name-asian="Times New Roman" style:font-name-complex="Arial4"/>
    </style:style>
    <style:style style:name="T155" style:family="text">
      <style:text-properties style:font-name="Arial2" fo:language="en" fo:country="US" officeooo:rsid="003decc3" fo:background-color="#e8f2fe" loext:char-shading-value="0" style:font-name-asian="Times New Roman" style:font-name-complex="Arial4"/>
    </style:style>
    <style:style style:name="T156" style:family="text">
      <style:text-properties style:font-name="Arial2" fo:language="en" fo:country="US" officeooo:rsid="00422598" fo:background-color="#e8f2fe" loext:char-shading-value="0" style:font-name-asian="Times New Roman" style:font-name-complex="Arial4"/>
    </style:style>
    <style:style style:name="T157" style:family="text">
      <style:text-properties style:font-name="Arial2" fo:language="en" fo:country="US" fo:font-weight="normal" officeooo:rsid="003decc3" style:font-name-asian="Times New Roman" style:font-weight-asian="normal" style:font-name-complex="Arial4" style:font-weight-complex="normal"/>
    </style:style>
    <style:style style:name="T158"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59"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60"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61"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62" style:family="text">
      <style:text-properties style:font-name="Arial2" style:rfc-language-tag="sr-Latn-RS" fo:language="sr" fo:script="Latn" fo:country="RS" officeooo:rsid="004297d3" style:font-name-asian="Times New Roman" style:font-name-complex="Arial4"/>
    </style:style>
    <style:style style:name="T163" style:family="text">
      <style:text-properties style:font-name="Arial2" fo:font-weight="bold" officeooo:rsid="002f865b" style:font-name-asian="Times New Roman" style:font-weight-asian="bold" style:font-name-complex="Arial4" style:font-weight-complex="bold"/>
    </style:style>
    <style:style style:name="T164" style:family="text">
      <style:text-properties officeooo:rsid="002ab5b7"/>
    </style:style>
    <style:style style:name="T165"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66"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67" style:family="text">
      <style:text-properties style:text-position="0% 100%" style:font-name="Arial2" fo:language="en" fo:country="US" officeooo:rsid="002b94ac" style:font-name-asian="Times New Roman" style:language-asian="zh" style:country-asian="CN" style:font-name-complex="Arial4" style:language-complex="ar" style:country-complex="SA"/>
    </style:style>
    <style:style style:name="T168" style:family="text">
      <style:text-properties style:text-position="0% 100%" style:font-name="Arial2"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69"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70"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71" style:family="text">
      <style:text-properties style:font-name-asian="Times New Roman" style:font-name-complex="Arial4"/>
    </style:style>
    <style:style style:name="T172" style:family="text">
      <style:text-properties officeooo:rsid="002c0325" style:font-name-asian="Times New Roman" style:font-name-complex="Arial4"/>
    </style:style>
    <style:style style:name="T173" style:family="text">
      <style:text-properties officeooo:rsid="002dd4ff" style:font-name-asian="Times New Roman" style:font-name-complex="Arial4"/>
    </style:style>
    <style:style style:name="T174" style:family="text">
      <style:text-properties officeooo:rsid="002fd8b2" style:font-name-asian="Times New Roman" style:font-name-complex="Arial4"/>
    </style:style>
    <style:style style:name="T175" style:family="text">
      <style:text-properties officeooo:rsid="002cd7bc"/>
    </style:style>
    <style:style style:name="T176" style:family="text">
      <style:text-properties officeooo:rsid="002dd4ff"/>
    </style:style>
    <style:style style:name="T177" style:family="text">
      <style:text-properties officeooo:rsid="003533b6"/>
    </style:style>
    <style:style style:name="T178" style:family="text">
      <style:text-properties officeooo:rsid="00378d0b"/>
    </style:style>
    <style:style style:name="T179" style:family="text">
      <style:text-properties officeooo:rsid="00393eb3"/>
    </style:style>
    <style:style style:name="T180" style:family="text">
      <style:text-properties officeooo:rsid="003a05ce"/>
    </style:style>
    <style:style style:name="T181" style:family="text">
      <style:text-properties fo:language="en" fo:country="US"/>
    </style:style>
    <style:style style:name="T182" style:family="text">
      <style:text-properties fo:language="en" fo:country="US" fo:font-style="normal" officeooo:rsid="003a05ce" style:font-style-asian="normal" style:font-style-complex="normal"/>
    </style:style>
    <style:style style:name="T183" style:family="text">
      <style:text-properties fo:font-style="italic" style:font-style-asian="italic" style:font-style-complex="italic"/>
    </style:style>
    <style:style style:name="T184" style:family="text">
      <style:text-properties fo:font-style="italic" officeooo:rsid="002fc872" style:font-style-asian="italic" style:font-style-complex="italic"/>
    </style:style>
    <style:style style:name="T185" style:family="text">
      <style:text-properties fo:font-style="italic" officeooo:rsid="00422598" style:font-style-asian="italic" style:font-style-complex="italic"/>
    </style:style>
    <style:style style:name="T186" style:family="text">
      <style:text-properties officeooo:rsid="002f865b"/>
    </style:style>
    <style:style style:name="T187" style:family="text">
      <style:text-properties officeooo:rsid="002fc872"/>
    </style:style>
    <style:style style:name="T188" style:family="text">
      <style:text-properties officeooo:rsid="003c04c1"/>
    </style:style>
    <style:style style:name="T189" style:family="text">
      <style:text-properties style:rfc-language-tag="sr-Latn-RS" fo:language="sr" fo:script="Latn" fo:country="RS"/>
    </style:style>
    <style:style style:name="T190" style:family="text">
      <style:text-properties style:font-name="Courier New2" style:rfc-language-tag="sr-Latn-RS" fo:language="sr" fo:script="Latn" fo:country="RS" fo:background-color="#e8f2fe" loext:char-shading-value="0"/>
    </style:style>
    <style:style style:name="T191" style:family="text">
      <style:text-properties style:font-name="Courier New2" fo:background-color="#e8f2fe" loext:char-shading-value="0"/>
    </style:style>
    <style:style style:name="T192" style:family="text">
      <style:text-properties style:font-name="Courier New2" fo:background-color="#d4d4d4" loext:char-shading-value="0"/>
    </style:style>
    <style:style style:name="T193" style:family="text">
      <style:text-properties style:font-name="Courier New2" fo:font-weight="bold" fo:background-color="#e8f2fe" loext:char-shading-value="0" style:font-weight-asian="bold" style:font-weight-complex="bold"/>
    </style:style>
    <style:style style:name="T194" style:family="text">
      <style:text-properties style:font-name="Courier New2" fo:font-weight="bold" fo:background-color="#d4d4d4" loext:char-shading-value="0" style:font-weight-asian="bold" style:font-weight-complex="bold"/>
    </style:style>
    <style:style style:name="T195"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196"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197" style:family="text">
      <style:text-properties style:font-name="Courier New2" fo:language="en" fo:country="US" fo:font-weight="bold" officeooo:rsid="004126f5" fo:background-color="#e8f2fe" loext:char-shading-value="0" style:font-name-asian="Times New Roman" style:font-weight-asian="bold" style:font-name-complex="Arial4" style:font-weight-complex="bold"/>
    </style:style>
    <style:style style:name="T198" style:family="text">
      <style:text-properties fo:font-style="normal" style:font-style-asian="normal" style:font-style-complex="normal"/>
    </style:style>
    <style:style style:name="T199" style:family="text">
      <style:text-properties fo:font-style="normal" officeooo:rsid="002fc872" style:font-style-asian="normal" style:font-style-complex="normal"/>
    </style:style>
    <style:style style:name="T200" style:family="text">
      <style:text-properties fo:font-style="normal" officeooo:rsid="00422598" style:font-style-asian="normal" style:font-style-complex="normal"/>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text:span text:style-name="T9"><text:s/>UFR Series </text:span><text:span text:style-name="T10">NFC</text:span><text:span text:style-name="T9"> reader API (Application Programming Interface)</text:span></text:p>
      <text:p text:style-name="P31"><text:span text:style-name="T11">uFR series of readers operates with Mifare</text:span><text:span text:style-name="T16">®</text:span><text:span text:style-name="T11"> Classic </text:span><text:span text:style-name="T12">and other</text:span><text:span text:style-name="T11"> </text:span><text:span text:style-name="T12">RFID </text:span><text:span text:style-name="T11">contactles</text:span><text:span text:style-name="T12">s</text:span><text:span text:style-name="T11"> card</text:span><text:span text:style-name="T12">s and tags</text:span><text:span text:style-name="T11"> which communication interface is compliant to ISO / IEC 14443 standard, </text:span><text:span text:style-name="T12">including NFC tags</text:span><text:span text:style-name="T11">.</text:span></text:p>
      <text:p text:style-name="P1"><text:span text:style-name="T11">Since </text:span><text:span text:style-name="T12">contactless RFID </text:span><text:span text:style-name="T11">cards have a lot of specifics that are not supported by any standard Windows </text:span><text:span text:style-name="T13">or other platform specific </text:span><text:span text:style-name="T11">API, </text:span><text:span text:style-name="T12">uFR</text:span><text:span text:style-name="T11"> Serie</text:span><text:span text:style-name="T12">s</text:span><text:span text:style-name="T11"> readers are supplied with separate API interface placed in the </text:span><text:span text:style-name="T12">dynamic library</text:span><text:span text:style-name="T11"> called </text:span><text:span text:style-name="T12">uFCoder</text:span><text:span text:style-name="T11">. </text:span><text:span text:style-name="T12">Depending on platform and architecture, there are prefixes and suffixes to this name and also file extension. </text:span></text:p>
      <text:p text:style-name="P19"><text:span text:style-name="T12">S</text:span><text:span text:style-name="T11">tandard library package contains libraries for <text:s/>Windows x86 and x64 architecture (DLL's), Linux x86 and x64 (.so files), ARM and ARM HF (.so files), Mac OSX (.dylib files), header file (.h) and libraries for static linking ( .a and .lib files).</text:span></text:p>
      <text:p text:style-name="P39">Alternatively this reader can communicate over a virtual COM port using appropriate available VCOM protocol. In this way, <text:span text:style-name="T177">uFR Series</text:span> readers can be used on any platform for which there is still no direct software support <text:span text:style-name="T177">but there is existance of serial interface</text:span>.</text:p>
      <text:p text:style-name="P39">API specification (applies <text:span text:style-name="T177">also </text:span>to the VCOM protocol) contains functions that:</text:p>
      <text:p text:style-name="P31"><text:span text:style-name="T11">● emulate linear address space on the MIFARE</text:span><text:span text:style-name="T16">®</text:span><text:span text:style-name="T11"> cards,</text:span><text:span text:style-name="T17"><text:line-break/></text:span><text:span text:style-name="T11">● directly addressing blocks on the MIFARE</text:span><text:span text:style-name="T16">®</text:span><text:span text:style-name="T11"> card - the block address mode,</text:span><text:span text:style-name="T17"><text:line-break/></text:span><text:span text:style-name="T11">● indirectly addressing blocks on the MIFARE</text:span><text:span text:style-name="T16">®</text:span><text:span text:style-name="T11"> cards, combining sector and blocks addresses within the sector - the sector address mode.</text:span></text:p>
      <text:p text:style-name="P31"><text:span text:style-name="T11">This way of data addressing is performed in accordance with the manufacturer's documentation for addressing the MIFARE</text:span><text:span text:style-name="T16">®</text:span><text:span text:style-name="T11"> card.</text:span></text:p>
      <text:p text:style-name="P39">Allows four methods of authentication for card data access:</text:p>
      <text:p text:style-name="P1"><text:span text:style-name="T11">● “</text:span><text:span text:style-name="T14">Reader key authentication” -</text:span><text:span text:style-name="T11">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1"><text:span text:style-name="T11">● “</text:span><text:span text:style-name="T14">Automatic key mode 1” (AKM1) and “Automatic key mode 2” (AKM2) </text:span><text:span text:style-name="T11">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1"><text:soft-page-break/><text:span text:style-name="T11">When using </text:span><text:span text:style-name="T14">AKM1 </text:span><text:span text:style-name="T11">mode it is accepted that the index keys in the reader from 0 to 15 are appropriate with A sectors keys from 0 to 15 and  the index keys in the reader from 16 to 31 are appropriate with  B sectors keys from 0 to 15.</text:span></text:p>
      <text:p text:style-name="P31"><text:span text:style-name="T11">When used </text:span><text:span text:style-name="T14">AKM2 </text:span><text:span text:style-name="T11">mode, even key indexes in the reader (0, 2, ..., 28, 30) are accepted as a sectors keys from 0 to 15 respectively and the odd key indexes in the reader are accepted as B sectors keys from 0 to 15. This is certainly true for Mifare ® 1K.</text:span></text:p>
      <text:p text:style-name="P39">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09" svg:width="11.814cm" svg:height="3.643cm"><draw:image xlink:href="Pictures/10000000000001BE0000008A6F6A0DDD.jpg" xlink:type="simple" xlink:show="embed" xlink:actuate="onLoad"><text:p/></draw:image></draw:frame></text:p>
      <text:p text:style-name="P31"><text:span text:style-name="T11">The last method of authentication is </text:span><text:span text:style-name="T14">"Provided key" (PK)</text:span><text:span text:style-name="T11">.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9">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9">For those with more experience in working with MIFARE cards, the so-called unsafe option is left for the sector trailer blocks manipulation.</text:p>
      <text:p text:style-name="P39">●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1"><text:soft-page-break/>General functions for working with the reader</text:p>
      <text:p text:style-name="P32"><draw:frame text:anchor-type="as-char" svg:y="0cm" draw:z-index="1" draw:style-name="gr1" draw:text-style-name="P309" svg:width="12.221cm" svg:height="8.556cm"><draw:image xlink:href="Pictures/10000000000001CE000001439BC7A9A5.jpg" xlink:type="simple" xlink:show="embed" xlink:actuate="onLoad"><text:p/></draw:image></draw:frame></text:p>
      <text:p text:style-name="P31"><text:span text:style-name="T14">ReaderOpen: </text:span><text:span text:style-name="T11">Opens a port of connected reader. In the case of multi-thread applications, developers must be careful to synchronize access to readers resources to avoid unforeseen situations.</text:span></text:p>
      <text:p text:style-name="P31"><text:span text:style-name="T14">GetReaderType</text:span><text:span text:style-name="T11">: Returns the device type identifier. On </text:span><text:span text:style-name="T13">uFR</text:span><text:span text:style-name="T11"> readers this value is 0xD1150021.</text:span></text:p>
      <text:p text:style-name="P31"><text:span text:style-name="T14">GetReaderSerialNumber: </text:span><text:span text:style-name="T11">Returns the device serial number.</text:span></text:p>
      <text:p text:style-name="P31"><text:span text:style-name="T14">ReaderSoftRestart: </text:span><text:span text:style-name="T11">Reader is restarted by software. This function sets all readers operating parameters to the default values and resets the close RF field, which practically resets all the cards in the field.</text:span></text:p>
      <text:p text:style-name="P31"><text:span text:style-name="T14">ReaderReset: </text:span><text:span text:style-name="T11">Resets all the digital logic of readers hardware. This function can generally caled in the event that ReaderSoftRestart did not gave the desired results.</text:span></text:p>
      <text:p text:style-name="P31"><text:span text:style-name="T14">ReaderClose: </text:span><text:span text:style-name="T11">Closes readers port. This enables access to the reader from other processes.</text:span></text:p>
      <text:p text:style-name="P31"><text:span text:style-name="T14">ReaderKeyWrite: </text:span><text:span text:style-name="T11">Sets the keys for authentication to the reader when reading and manipulating data on the cards. The keys are entered in a special readers area in EEPROM that can not be read anymore which provided protection against unauthorized access.</text:span></text:p>
      <text:p text:style-name="P36">Function declaration (C language):</text:p>
      <text:p text:style-name="P46"><text:span text:style-name="T7">unsigned long ReaderKeyWrite</text:span><text:span text:style-name="T42">(</text:span><text:span text:style-name="T65">const</text:span><text:span text:style-name="T42"> </text:span><text:span text:style-name="T65">unsigned</text:span><text:span text:style-name="T42"> </text:span><text:span text:style-name="T65">char</text:span><text:span text:style-name="T42"> *aucKey, <text:line-break/></text:span><text:span text:style-name="T7"><text:tab/><text:tab/><text:tab/><text:tab/><text:tab/></text:span><text:span text:style-name="T65">unsigned</text:span><text:span text:style-name="T42"> </text:span><text:span text:style-name="T65">char</text:span><text:span text:style-name="T42"> ucKeyIndex);</text:span></text:p>
      <text:list xml:id="list2555374355461346796" text:style-name="L1">
        <text:list-item>
          <text:p text:style-name="P161"><text:span text:style-name="T15">aucKey Pointer</text:span><text:span text:style-name="T11"> to an array of 6 bytes containing the key. Key bytes can have any value in the range 0 to 255. The transport keys on the new cards should have all the bits degrades gracefully (all key bytes have a value of 255)</text:span></text:p>
        </text:list-item>
        <text:list-item>
          <text:p text:style-name="P161"><text:soft-page-break/><text:span text:style-name="T15">ucKeyIndex Index</text:span><text:span text:style-name="T11"> in the reader where the user intends to store the new key. Possible values ​​are 0 to 31.</text:span></text:p>
        </text:list-item>
      </text:list>
      <text:p text:style-name="P31"><text:span text:style-name="T14">ReaderUISignal: </text:span><text:span text:style-name="T11">The function is used to control the reader light and sound signal. There are four modes of light signals and five sound modes.</text:span></text:p>
      <text:p text:style-name="P36">Function declaration (C language):</text:p>
      <text:p text:style-name="P47"><text:span text:style-name="T7">unsigned long ReaderUISignal</text:span><text:span text:style-name="T42">(</text:span><text:span text:style-name="T7">unsigned</text:span><text:span text:style-name="T42"> </text:span><text:span text:style-name="T7">char</text:span><text:span text:style-name="T42"> ucLightSignalMode,<text:line-break/></text:span><text:span text:style-name="T44"> <text:s text:c="24"/></text:span><text:span text:style-name="T8">unsigned</text:span><text:span text:style-name="T44"> </text:span><text:span text:style-name="T8">char</text:span><text:span text:style-name="T44"> ucBeepSignalMode);</text:span></text:p>
      <text:list xml:id="list5084566916809637487" text:style-name="L2">
        <text:list-item>
          <text:p text:style-name="P192">ucLightSignalMode Defines the light signals mode. It can have values from ​​0 to 4. A value of 0 indicates light signals inactivity.</text:p>
        </text:list-item>
        <text:list-item>
          <text:p text:style-name="P192">ucBeepSignalMode Defines the sound signals mode. It can have values from ​​0 to 5. A value of 0 indicates sound signals inactivity.</text:p>
        </text:list-item>
      </text:list>
      <text:p text:style-name="P43">Functions for working with cards</text:p>
      <text:p text:style-name="P32"><draw:frame text:anchor-type="as-char" svg:y="0cm" draw:z-index="2" draw:style-name="gr1" draw:text-style-name="P309" svg:width="14.906cm" svg:height="0.694cm"><draw:image xlink:href="Pictures/10000000000002330000001A620BB495.jpg" xlink:type="simple" xlink:show="embed" xlink:actuate="onLoad"><text:p/></draw:image></draw:frame></text:p>
      <text:p text:style-name="P39">By type of data they work with, the functions are classified in:</text:p>
      <text:list xml:id="list4798493370709092718" text:style-name="L3">
        <text:list-item>
          <text:p text:style-name="P162"><text:span text:style-name="T11">Functions for manipulating card </text:span><text:span text:style-name="T14">data blocks</text:span></text:p>
        </text:list-item>
        <text:list-item>
          <text:p text:style-name="P162"><text:span text:style-name="T11">Functions for manipulating card </text:span><text:span text:style-name="T14">value blocks.</text:span></text:p>
        </text:list-item>
      </text:list>
      <text:p text:style-name="P39">According to the card data addressing method, this function are divided into:</text:p>
      <text:list xml:id="list107759240216744217" text:style-name="L4">
        <text:list-item>
          <text:p text:style-name="P163"><text:span text:style-name="T11">Functions that </text:span><text:span text:style-name="T14">emulate the linear address space</text:span></text:p>
        </text:list-item>
        <text:list-item>
          <text:p text:style-name="P163"><text:span text:style-name="T11">Functions that use </text:span><text:span text:style-name="T14">bloc addressing</text:span></text:p>
        </text:list-item>
        <text:list-item>
          <text:p text:style-name="P163"><text:span text:style-name="T11">Functions that use </text:span><text:span text:style-name="T14">sector addressing</text:span></text:p>
        </text:list-item>
      </text:list>
      <text:p text:style-name="P39">Functions for cards data manipulating are sorted according to the authentication method into the function sets recognizable by the suffix of the authentication method:</text:p>
      <text:list xml:id="list1631807071954124702" text:style-name="L5">
        <text:list-item>
          <text:p text:style-name="P164"><text:span text:style-name="T15">“Reader key authentication”</text:span><text:span text:style-name="T11"> is the default authentication method so function of this group do not have any suffix</text:span></text:p>
        </text:list-item>
        <text:list-item>
          <text:p text:style-name="P164"><text:span text:style-name="T11">Functions with the </text:span><text:span text:style-name="T14">_AKM1 </text:span><text:span text:style-name="T11">suffix use</text:span><text:span text:style-name="T15"> “Automatic key mode 1”</text:span></text:p>
        </text:list-item>
        <text:list-item>
          <text:p text:style-name="P164"><text:span text:style-name="T11">Functions with the </text:span><text:span text:style-name="T14">_AKM2 </text:span><text:span text:style-name="T11">suffix use  “Automatic key mode 2”</text:span></text:p>
        </text:list-item>
      </text:list>
      <text:p text:style-name="P1"><text:span text:style-name="T11">Functions with the </text:span><text:span text:style-name="T14">_PK</text:span><text:span text:style-name="T11"> suffix use </text:span><text:span text:style-name="T15">“Provided key”</text:span><text:span text:style-name="T11"> method.</text:span></text:p>
      <text:p text:style-name="P53"/>
      <text:p text:style-name="P42">General functions for working with cards</text:p>
      <text:p text:style-name="P31"><text:span text:style-name="T14">GetCardId: </text:span><text:span text:style-name="T11">This function returns the type identifier and card serial number placed into the reader. Reader supports only cards that have 4 byte serial number (UID size: single) according to the standard ISO / IEC 14443 A.</text:span></text:p>
      <text:p text:style-name="P45">Functions that emulate the linear address space</text:p>
      <text:p text:style-name="P56"><text:soft-page-break/><draw:frame text:anchor-type="as-char" svg:y="0cm" draw:z-index="3" draw:style-name="gr1" draw:text-style-name="P309" svg:width="11.263cm" svg:height="6.853cm"><draw:image xlink:href="Pictures/10000000000001AA00000103502778BB.jpg" xlink:type="simple" xlink:show="embed" xlink:actuate="onLoad"><text:p/></draw:image></draw:frame></text:p>
      <text:p text:style-name="P57"/>
      <text:list xml:id="list8683067213580453069" text:style-name="L6">
        <text:list-item>
          <text:p text:style-name="P199">LinearRead</text:p>
        </text:list-item>
        <text:list-item>
          <text:p text:style-name="P199">LinearRead_AKM1</text:p>
        </text:list-item>
        <text:list-item>
          <text:p text:style-name="P199">LinearRead_AKM2</text:p>
        </text:list-item>
        <text:list-item>
          <text:p text:style-name="P199">LinearRead_PK</text:p>
          <text:p text:style-name="P217">Functions declaration (C language):</text:p>
          <text:list>
            <text:list-header>
              <text:p text:style-name="P229"><text:span text:style-name="T4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5">eyIndex</text:span><text:span text:style-name="T42">);</text:span></text:p>
              <text:p text:style-name="P231">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35">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83626908739809" text:continue-numbering="true" text:style-name="L6">
        <text:list-item>
          <text:list>
            <text:list-header>
              <text:p text:style-name="P286">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9"><text:soft-page-break/>These functions are used for card data reading by using the linear address space emulation. The method for proving authenticity is determined by the suffix in the functions names:</text:p>
      <text:list xml:id="list482890933636439106" text:style-name="L7">
        <text:list-item>
          <text:p text:style-name="P165"><text:span text:style-name="T15">aucData - </text:span><text:span text:style-name="T11">Pointer to the sequence of bytes where read data will be stored.</text:span></text:p>
        </text:list-item>
        <text:list-item>
          <text:p text:style-name="P165"><text:span text:style-name="T15">usLinearAddress</text:span><text:span text:style-name="T11"> - Linear address on the card from which  the data want to read</text:span></text:p>
        </text:list-item>
        <text:list-item>
          <text:p text:style-name="P165"><text:span text:style-name="T15">usDataLength</text:span><text:span text:style-name="T11"> - Number of bytes for reading. For aucData a minimum usDataLength bytes must be allocated before calling the function</text:span></text:p>
        </text:list-item>
        <text:list-item>
          <text:p text:style-name="P165"><text:span text:style-name="T15">lpusBytesReturned - </text:span><text:span text:style-name="T11">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65"><text:span text:style-name="T15">ucAuthMode - </text:span><text:span text:style-name="T11">This parameter defines whether to perform authentication with key A or key B. It can have two values, namely: AUTHENT1A (0x60) or AUTHENT1B (0x61).</text:span></text:p>
        </text:list-item>
        <text:list-item>
          <text:p text:style-name="P19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65"><text:span text:style-name="T15">aucProvidedKey</text:span><text:span text:style-name="T11"> - Pointer to the six-byte string containing the key for authenticity proving in the "Provided Key" method.  _PK Suffix in the name of the function indicates this method usage.</text:span></text:p>
        </text:list-item>
      </text:list>
      <text:p text:style-name="P56"><draw:frame text:anchor-type="as-char" svg:y="0cm" draw:z-index="4" draw:style-name="gr1" draw:text-style-name="P309" svg:width="11.455cm" svg:height="6.998cm"><draw:image xlink:href="Pictures/10000000000001B1000001087CD8FCB6.jpg" xlink:type="simple" xlink:show="embed" xlink:actuate="onLoad"><text:p/></draw:image></draw:frame></text:p>
      <text:p text:style-name="P58"/>
      <text:list xml:id="list957720988509382004" text:style-name="L8">
        <text:list-item>
          <text:p text:style-name="P201">LinearWrite,</text:p>
        </text:list-item>
        <text:list-item>
          <text:p text:style-name="P201">LinearWrite_AKM1,</text:p>
        </text:list-item>
        <text:list-item>
          <text:p text:style-name="P201"><text:soft-page-break/>LinearWrite_AKM2,</text:p>
        </text:list-item>
        <text:list-item>
          <text:p text:style-name="P201">LinearWrite_PK</text:p>
        </text:list-item>
      </text:list>
      <text:p text:style-name="P23">Functions declaration (C language):</text:p>
      <text:p text:style-name="P129"><text:span text:style-name="T81">unsigned long</text:span><text:span text:style-name="T5"> LinearWrite(</text:span><text:span text:style-name="T55">const</text:span><text:span text:style-name="T5"> </text:span><text:span text:style-name="T55">unsigned</text:span><text:span text:style-name="T5"> </text:span><text:span text:style-name="T55">char</text:span><text:span text:style-name="T5"> *aucData,<text:line-break/> <text:s text:c="21"/></text:span><text:span text:style-name="T55">unsigned</text:span><text:span text:style-name="T5"> </text:span><text:span text:style-name="T55">short</text:span><text:span text:style-name="T5"> usLinearAddress,<text:line-break/> <text:s text:c="21"/></text:span><text:span text:style-name="T55">unsigned</text:span><text:span text:style-name="T5"> </text:span><text:span text:style-name="T55">short</text:span><text:span text:style-name="T5"> usDataLength,<text:line-break/> <text:s text:c="21"/></text:span><text:span text:style-name="T55">unsigned</text:span><text:span text:style-name="T5"> </text:span><text:span text:style-name="T55">short</text:span><text:span text:style-name="T5"> *lpusBytesWritten,<text:line-break/> <text:s text:c="21"/></text:span><text:span text:style-name="T55">unsigned</text:span><text:span text:style-name="T5"> </text:span><text:span text:style-name="T55">char</text:span><text:span text:style-name="T5"> ucAuthMode,<text:line-break/></text:span><text:span text:style-name="T44"> <text:s text:c="21"/></text:span><text:span text:style-name="T67">unsigned</text:span><text:span text:style-name="T44"> </text:span><text:span text:style-name="T67">char</text:span><text:span text:style-name="T44"> ucReaderKeyIndex);</text:span></text:p>
      <text:p text:style-name="P129"><text:span text:style-name="T81">unsigned long</text:span><text:span text:style-name="T5"> LinearWrite_AKM1(</text:span><text:span text:style-name="T55">const</text:span><text:span text:style-name="T5"> </text:span><text:span text:style-name="T55">unsigned</text:span><text:span text:style-name="T5"> </text:span><text:span text:style-name="T55">char</text:span><text:span text:style-name="T5"> *aucData,<text:line-break/> <text:s text:c="26"/></text:span><text:span text:style-name="T55">unsigned</text:span><text:span text:style-name="T5"> </text:span><text:span text:style-name="T55">short</text:span><text:span text:style-name="T5"> usLinearAddress,<text:line-break/> <text:s text:c="26"/></text:span><text:span text:style-name="T55">unsigned</text:span><text:span text:style-name="T5"> </text:span><text:span text:style-name="T55">short</text:span><text:span text:style-name="T5"> usDataLength,<text:line-break/> <text:s text:c="26"/></text:span><text:span text:style-name="T55">unsigned</text:span><text:span text:style-name="T5"> </text:span><text:span text:style-name="T55">short</text:span><text:span text:style-name="T5"> *lpusBytesWritten,<text:line-break/> <text:s text:c="26"/></text:span><text:span text:style-name="T55">unsigned</text:span><text:span text:style-name="T5"> </text:span><text:span text:style-name="T55">char</text:span><text:span text:style-name="T5"> ucAuthKey</text:span><text:span text:style-name="T44">);</text:span></text:p>
      <text:p text:style-name="P129"><text:span text:style-name="T81">unsigned long</text:span><text:span text:style-name="T5"> LinearWrite_AKM2(</text:span><text:span text:style-name="T55">const</text:span><text:span text:style-name="T5"> </text:span><text:span text:style-name="T55">unsigned</text:span><text:span text:style-name="T5"> </text:span><text:span text:style-name="T55">char</text:span><text:span text:style-name="T5"> *aucData,<text:line-break/> <text:s text:c="26"/></text:span><text:span text:style-name="T55">unsigned</text:span><text:span text:style-name="T5"> </text:span><text:span text:style-name="T55">short</text:span><text:span text:style-name="T5"> usLinearAddress,<text:line-break/> <text:s text:c="26"/></text:span><text:span text:style-name="T55">unsigned</text:span><text:span text:style-name="T5"> </text:span><text:span text:style-name="T55">short</text:span><text:span text:style-name="T5"> usDataLength,<text:line-break/> <text:s text:c="26"/></text:span><text:span text:style-name="T55">unsigned</text:span><text:span text:style-name="T5"> </text:span><text:span text:style-name="T55">short</text:span><text:span text:style-name="T5"> *lpusBytesWritten,<text:line-break/> <text:s text:c="26"/></text:span><text:span text:style-name="T55">unsigned</text:span><text:span text:style-name="T5"> </text:span><text:span text:style-name="T55">char</text:span><text:span text:style-name="T5"> ucAuthKey</text:span><text:span text:style-name="T44">);</text:span></text:p>
      <text:p text:style-name="P20"><text:span text:style-name="T81">unsigned long</text:span><text:span text:style-name="T5"> LinearWrite_PK(</text:span><text:span text:style-name="T55">const</text:span><text:span text:style-name="T5"> </text:span><text:span text:style-name="T55">unsigned</text:span><text:span text:style-name="T5"> </text:span><text:span text:style-name="T55">char</text:span><text:span text:style-name="T5"> *aucData,<text:line-break/> <text:s text:c="24"/></text:span><text:span text:style-name="T55">unsigned</text:span><text:span text:style-name="T5"> </text:span><text:span text:style-name="T55">short</text:span><text:span text:style-name="T5"> usLinearAddress,<text:line-break/> <text:s text:c="24"/></text:span><text:span text:style-name="T55">unsigned</text:span><text:span text:style-name="T5"> </text:span><text:span text:style-name="T55">short</text:span><text:span text:style-name="T5"> usDataLength,<text:line-break/> <text:s text:c="24"/></text:span><text:span text:style-name="T55">unsigned</text:span><text:span text:style-name="T5"> </text:span><text:span text:style-name="T55">short</text:span><text:span text:style-name="T5"> *lpusBytesWritten,<text:line-break/> <text:s text:c="24"/></text:span><text:span text:style-name="T55">unsigned</text:span><text:span text:style-name="T5"> </text:span><text:span text:style-name="T55">char</text:span><text:span text:style-name="T5"> ucAuthKey,<text:line-break/></text:span> <text:s text:c="24"/><text:span text:style-name="T79">unsigned char *aucProvidedKey</text:span>);</text:p>
      <text:p text:style-name="P39">These functions are for writing data to the card using the emulation of linear address space. The method for proving authenticity is determined by the suffix in the functions names:</text:p>
      <text:list xml:id="list453107214226045083" text:style-name="L9">
        <text:list-item>
          <text:p text:style-name="P166"><text:span text:style-name="T15">aucData - </text:span><text:span text:style-name="T11">Pointer to the sequence of bytes containing data for writing on the card</text:span></text:p>
        </text:list-item>
        <text:list-item>
          <text:p text:style-name="P166"><text:span text:style-name="T15">usLinearAddress - </text:span><text:span text:style-name="T11">Linear address of the card where the data writing is intend</text:span></text:p>
        </text:list-item>
        <text:list-item>
          <text:p text:style-name="P166"><text:span text:style-name="T15">usDataLength</text:span><text:span text:style-name="T11"> - - Number of bytes for the entry. In aucData a minimum usDataLength bytes must be allocated before calling the function</text:span></text:p>
        </text:list-item>
        <text:list-item>
          <text:p text:style-name="P166"><text:span text:style-name="T15">lpusBytesWritten</text:span><text:span text:style-name="T11">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66"><text:soft-page-break/><text:span text:style-name="T15">ucAuthKey - </text:span><text:span text:style-name="T11">This parameter defines whether to perform authentication with A key or key B. It can have two values, namely: AUTHENT1A (0x60) or AUTHENT1B (0x61)</text:span></text:p>
        </text:list-item>
        <text:list-item>
          <text:p text:style-name="P166"><text:span text:style-name="T15">ucReaderKeyIndex</text:span><text:span text:style-name="T11">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4">aucProvidedKey - Pointer to the sixth byte string containing the key for authenticity proving in the "Provided Key" method.  _PK Suffix in the name of the function indicates this method usage.</text:p>
        </text:list-item>
      </text:list>
      <text:p text:style-name="P33"/>
      <text:list xml:id="list1742313466443723727" text:style-name="L10">
        <text:list-item>
          <text:p text:style-name="P202">LinearFormatCard,</text:p>
        </text:list-item>
        <text:list-item>
          <text:p text:style-name="P202">LinearFormatCard_AKM1,</text:p>
        </text:list-item>
        <text:list-item>
          <text:p text:style-name="P202">LinearFormatCard_AKM2,</text:p>
        </text:list-item>
        <text:list-item>
          <text:p text:style-name="P202">LinearFormatCard_PK</text:p>
        </text:list-item>
      </text:list>
      <text:p text:style-name="P38">Functions description:</text:p>
      <text:p text:style-name="P39">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6">Function declaration (C language):</text:p>
      <text:p text:style-name="Code_20_style"><text:span text:style-name="T83">unsigned long</text:span><text:span text:style-name="T37"> </text:span><text:span text:style-name="T40">LinearFormatCard</text:span><text:span text:style-name="T37">(</text:span><text:span text:style-name="T68">const</text:span><text:span text:style-name="T37"> </text:span><text:span text:style-name="T68">unsigned</text:span><text:span text:style-name="T37"> </text:span><text:span text:style-name="T68">char</text:span><text:span text:style-name="T37"> *aucNewKeyA,<text:line-break/></text:span><text:span text:style-name="T5"> <text:s text:c="26"/></text:span><text:span text:style-name="T64">unsigned</text:span><text:span text:style-name="T5"> </text:span><text:span text:style-name="T64">char</text:span><text:span text:style-name="T5"> ucBlocksAccessBits,<text:line-break/> <text:s text:c="26"/></text:span><text:span text:style-name="T64">unsigned</text:span><text:span text:style-name="T5"> </text:span><text:span text:style-name="T64">char</text:span><text:span text:style-name="T5"> ucSectorTrailersAccessBits,<text:line-break/> <text:s text:c="26"/></text:span><text:span text:style-name="T64">unsigned</text:span><text:span text:style-name="T5"> </text:span><text:span text:style-name="T64">char</text:span><text:span text:style-name="T5"> ucSectorTrailersByte9,<text:line-break/> <text:s text:c="26"/></text:span><text:span text:style-name="T64">const</text:span><text:span text:style-name="T5"> </text:span><text:span text:style-name="T64">unsigned</text:span><text:span text:style-name="T5"> </text:span><text:span text:style-name="T64">char</text:span><text:span text:style-name="T5"> *aucNewKeyB,<text:line-break/> <text:s text:c="26"/>unsigned char *lpucSectorsFormatted,<text:line-break/> <text:s text:c="26"/></text:span><text:span text:style-name="T64">unsigned</text:span><text:span text:style-name="T5"> </text:span><text:span text:style-name="T64">char</text:span><text:span text:style-name="T5"> ucAuthMode,<text:line-break/> <text:s text:c="26"/></text:span><text:span text:style-name="T64">unsigned</text:span><text:span text:style-name="T5"> </text:span><text:span text:style-name="T64">char</text:span><text:span text:style-name="T5"> ucReaderKeyIndex);</text:span></text:p>
      <text:p text:style-name="P127"><text:soft-page-break/><text:span text:style-name="T83">unsigned long</text:span><text:span text:style-name="T37"> <text:line-break/></text:span><text:span text:style-name="T40">LinearFormatCard_AKM1</text:span><text:span text:style-name="T37">(</text:span><text:span text:style-name="T68">const</text:span><text:span text:style-name="T37"> </text:span><text:span text:style-name="T68">unsigned</text:span><text:span text:style-name="T37"> </text:span><text:span text:style-name="T68">char </text:span><text:span text:style-name="T37">*aucNewKeyA,<text:line-break/></text:span><text:span text:style-name="T5"> <text:s text:c="21"/></text:span><text:span text:style-name="T64">unsigned</text:span><text:span text:style-name="T5"> </text:span><text:span text:style-name="T64">char</text:span><text:span text:style-name="T5"> ucBlocksAccessBits,<text:line-break/> <text:s text:c="21"/></text:span><text:span text:style-name="T64">unsigned</text:span><text:span text:style-name="T5"> </text:span><text:span text:style-name="T64">char</text:span><text:span text:style-name="T5"> ucSectorTrailersAccessBits,<text:line-break/> <text:s text:c="21"/></text:span><text:span text:style-name="T64">unsigned</text:span><text:span text:style-name="T5"> </text:span><text:span text:style-name="T64">char</text:span><text:span text:style-name="T5"> ucSectorTrailersByte9,<text:line-break/> <text:s text:c="21"/></text:span><text:span text:style-name="T64">const</text:span><text:span text:style-name="T5"> </text:span><text:span text:style-name="T64">unsigned</text:span><text:span text:style-name="T5"> </text:span><text:span text:style-name="T64">char</text:span><text:span text:style-name="T5"> *aucNewKeyB,<text:line-break/> <text:s text:c="21"/>unsigned char *lpucSectorsFormatted,<text:line-break/> <text:s text:c="21"/></text:span><text:span text:style-name="T64">unsigned</text:span><text:span text:style-name="T5"> </text:span><text:span text:style-name="T64">char</text:span><text:span text:style-name="T5"> ucAuthMode);</text:span></text:p>
      <text:p text:style-name="P127"><text:span text:style-name="T83">unaigned long</text:span><text:span text:style-name="T82"> <text:line-break/></text:span><text:span text:style-name="T40">LinearFormatCard_AKM2</text:span><text:span text:style-name="T37">(</text:span><text:span text:style-name="T68">const</text:span><text:span text:style-name="T37"> </text:span><text:span text:style-name="T68">unsigned</text:span><text:span text:style-name="T37"> </text:span><text:span text:style-name="T68">char</text:span><text:span text:style-name="T37"> *aucNewKeyA,<text:line-break/> <text:s text:c="4"/></text:span><text:span text:style-name="T5"><text:s text:c="17"/></text:span><text:span text:style-name="T64">unsigned</text:span><text:span text:style-name="T5"> </text:span><text:span text:style-name="T64">char</text:span><text:span text:style-name="T5"> ucBlocksAccessBits,<text:line-break/> <text:s text:c="21"/></text:span><text:span text:style-name="T64">unsigned</text:span><text:span text:style-name="T5"> </text:span><text:span text:style-name="T64">char</text:span><text:span text:style-name="T5"> ucSectorTrailersAccessBits,<text:line-break/> <text:s text:c="21"/></text:span><text:span text:style-name="T64">unsigned</text:span><text:span text:style-name="T5"> </text:span><text:span text:style-name="T64">char</text:span><text:span text:style-name="T5"> ucSectorTrailersByte9,<text:line-break/> <text:s text:c="21"/></text:span><text:span text:style-name="T64">const</text:span><text:span text:style-name="T5"> </text:span><text:span text:style-name="T64">unsigned</text:span><text:span text:style-name="T5"> </text:span><text:span text:style-name="T64">char</text:span><text:span text:style-name="T5"> *aucNewKeyB,<text:line-break/> <text:s text:c="21"/>unsigned char *lpucSectorsFormatted,<text:line-break/> <text:s text:c="21"/></text:span><text:span text:style-name="T64">unsigned</text:span><text:span text:style-name="T5"> </text:span><text:span text:style-name="T64">char</text:span><text:span text:style-name="T5"> ucAuthMode);</text:span></text:p>
      <text:p text:style-name="P46"><text:span text:style-name="T84">unsigned long</text:span><text:span text:style-name="T39"> <text:line-break/></text:span><text:span text:style-name="T41">LinearFormatCard</text:span><text:span text:style-name="T39">(</text:span><text:span text:style-name="T69">const</text:span><text:span text:style-name="T39"> </text:span><text:span text:style-name="T69">unsigned</text:span><text:span text:style-name="T39"> </text:span><text:span text:style-name="T69">char</text:span><text:span text:style-name="T39"> *aucNewKeyA,<text:line-break/></text:span><text:span text:style-name="T42"> <text:s text:c="16"/></text:span><text:span text:style-name="T65">unsigned</text:span><text:span text:style-name="T42"> </text:span><text:span text:style-name="T65">char</text:span><text:span text:style-name="T42"> ucBlocksAccessBits,<text:line-break/> <text:s text:c="16"/></text:span><text:span text:style-name="T65">unsigned</text:span><text:span text:style-name="T42"> </text:span><text:span text:style-name="T65">char</text:span><text:span text:style-name="T42"> ucSectorTrailersAccessBits,<text:line-break/> <text:s text:c="16"/></text:span><text:span text:style-name="T65">unsigned</text:span><text:span text:style-name="T42"> </text:span><text:span text:style-name="T65">char</text:span><text:span text:style-name="T42"> ucSectorTrailersByte9,<text:line-break/> <text:s text:c="16"/></text:span><text:span text:style-name="T65">const</text:span><text:span text:style-name="T42"> </text:span><text:span text:style-name="T65">unsigned</text:span><text:span text:style-name="T42"> </text:span><text:span text:style-name="T65">char</text:span><text:span text:style-name="T42"> *aucNewKeyB,<text:line-break/> <text:s text:c="16"/>unsigned char *lpucSectorsFormatted,<text:line-break/> <text:s text:c="16"/></text:span><text:span text:style-name="T65">unsigned</text:span><text:span text:style-name="T42"> </text:span><text:span text:style-name="T65">char</text:span><text:span text:style-name="T42"> ucAuthMode,<text:line-break/> <text:s text:c="16"/></text:span><text:span text:style-name="T65">unsigned</text:span><text:span text:style-name="T42"> </text:span><text:span text:style-name="T65">char</text:span><text:span text:style-name="T42"> *aucProvidedKey);</text:span></text:p>
      <text:p text:style-name="P30"><text:span text:style-name="T11">Greater flexibility in sector trailers initiating is offered by </text:span><text:span text:style-name="T14">SectorTrailerWrite </text:span><text:span text:style-name="T11">functions group :</text:span></text:p>
      <text:list xml:id="list8756237375094706377" text:style-name="L11">
        <text:list-item>
          <text:p text:style-name="P167"><text:span text:style-name="T15">aucNewKeyA - </text:span><text:span text:style-name="T11">Pointer on 6 bytes array containing a new A key</text:span></text:p>
        </text:list-item>
        <text:list-item>
          <text:p text:style-name="P183"><text:span text:style-name="T15">ucBlocksAccessBits - </text:span><text:span text:style-name="T11">The access bits values that define permissions for all data blocks on the card. It can have values ​​0 to 7</text:span></text:p>
        </text:list-item>
        <text:list-item>
          <text:p text:style-name="P167"><text:span text:style-name="T15">ucSectorTrailersAccessBits - </text:span><text:span text:style-name="T11">The access bits value that define access permissions for all the card sector trailers. It can have values ​​0 to 7</text:span></text:p>
        </text:list-item>
        <text:list-item>
          <text:p text:style-name="P167"><text:span text:style-name="T15">ucSectorTrailersByte9 - </text:span><text:span text:style-name="T11">The ninth byte value of all card sectors trailers. It can contain any value</text:span></text:p>
        </text:list-item>
        <text:list-item>
          <text:p text:style-name="P167"><text:span text:style-name="T15">aucNewKeyB - P</text:span><text:span text:style-name="T11">ointer on 6 bytes array containing a new B key</text:span></text:p>
        </text:list-item>
        <text:list-item>
          <text:p text:style-name="P167"><text:span text:style-name="T15">lpucSectorsFormatted - </text:span><text:span text:style-name="T11">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67"><text:soft-page-break/><text:span text:style-name="T15">ucAuthMode - </text:span><text:span text:style-name="T11">This parameter defines whether to perform authentication A key or B key. It can have two values, namely: AUTHENT1A (0x60) or AUTHENT1B (0x61).</text:span></text:p>
        </text:list-item>
        <text:list-item>
          <text:p text:style-name="P167"><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3"><text:span text:style-name="T15">aucProvidedKey - </text:span><text:span text:style-name="T11">Pointer to the sixth byte string containing the key for authenticity proving in the "Provided Key" method.  _PK Suffix in the name of the function indicates this method usage.</text:span></text:p>
      <text:p text:style-name="P53"/>
      <text:p text:style-name="P44">Functions for working with data blocks</text:p>
      <text:list xml:id="list5778804983934440938" text:style-name="L12">
        <text:list-item>
          <text:p text:style-name="P203">BlockRead,</text:p>
        </text:list-item>
        <text:list-item>
          <text:p text:style-name="P203">BlockRead_AKM1,</text:p>
        </text:list-item>
        <text:list-item>
          <text:p text:style-name="P203">BlockRead_AKM2,</text:p>
        </text:list-item>
        <text:list-item>
          <text:p text:style-name="P203">BlockRead_PK,</text:p>
        </text:list-item>
      </text:list>
      <text:p text:style-name="P39">Functions description:</text:p>
      <text:p text:style-name="P39">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6">Functions declaration (C language):</text:p>
      <text:p text:style-name="P128"><text:span text:style-name="T81">unsigned long</text:span><text:span text:style-name="T5"> </text:span><text:span text:style-name="T6">BlockRead</text:span><text:span text:style-name="T5">(</text:span><text:span text:style-name="T64">unsigned</text:span><text:span text:style-name="T5"> </text:span><text:span text:style-name="T64">char</text:span><text:span text:style-name="T5"> *aucData,<text:line-break/> <text:s text:c="19"/></text:span><text:span text:style-name="T64">unsigned</text:span><text:span text:style-name="T5"> </text:span><text:span text:style-name="T64">char</text:span><text:span text:style-name="T5"> ucBlockAddress,<text:line-break/> <text:s text:c="19"/></text:span><text:span text:style-name="T64">unsigned</text:span><text:span text:style-name="T5"> </text:span><text:span text:style-name="T64">char</text:span><text:span text:style-name="T5"> ucAuthMode,<text:line-break/></text:span><text:span text:style-name="T46"> <text:s text:c="19"/></text:span><text:span text:style-name="T66">unsigned</text:span><text:span text:style-name="T8"> </text:span><text:span text:style-name="T66">char</text:span><text:span text:style-name="T8"> ucKeyIndex);</text:span></text:p>
      <text:p text:style-name="P128"><text:span text:style-name="T81">unsigned long</text:span> <text:span text:style-name="T1">BlockRead_AKM1</text:span>(<text:span text:style-name="T64">unsigned</text:span> <text:span text:style-name="T64">char</text:span> *<text:span text:style-name="T5">aucData</text:span>,<text:line-break/><text:span text:style-name="T5"> <text:s text:c="24"/></text:span><text:span text:style-name="T64">unsigned</text:span><text:span text:style-name="T5"> </text:span><text:span text:style-name="T64">char</text:span><text:span text:style-name="T5"> ucBlockAddress,<text:line-break/> <text:s text:c="24"/></text:span><text:span text:style-name="T64">unsigned</text:span><text:span text:style-name="T5"> </text:span><text:span text:style-name="T64">char</text:span><text:span text:style-name="T5"> ucAuthMode);</text:span></text:p>
      <text:p text:style-name="P128"><text:span text:style-name="T81">unsigned long</text:span> <text:span text:style-name="T1">BlockRead_AKM2</text:span>(<text:span text:style-name="T64">unsigned</text:span> <text:span text:style-name="T64">char</text:span> *<text:span text:style-name="T5">aucData</text:span>,<text:line-break/><text:span text:style-name="T5"> <text:s text:c="24"/></text:span><text:span text:style-name="T64">unsigned</text:span><text:span text:style-name="T5"> </text:span><text:span text:style-name="T64">char</text:span><text:span text:style-name="T5"> ucBlockAddress,<text:line-break/> <text:s text:c="24"/></text:span><text:span text:style-name="T64">unsigned</text:span><text:span text:style-name="T5"> </text:span><text:span text:style-name="T64">char</text:span><text:span text:style-name="T5"> ucAuthMode);</text:span></text:p>
      <text:p text:style-name="P46"><text:span text:style-name="T85">unsigned long</text:span><text:span text:style-name="T42"> </text:span><text:span text:style-name="T7">BlockRead_PK</text:span><text:span text:style-name="T42">(</text:span><text:span text:style-name="T65">unsigned</text:span><text:span text:style-name="T42"> </text:span><text:span text:style-name="T65">char</text:span><text:span text:style-name="T42"> *aucData,<text:line-break/> <text:s text:c="22"/></text:span><text:span text:style-name="T65">unsigned</text:span><text:span text:style-name="T42"> </text:span><text:span text:style-name="T65">char</text:span><text:span text:style-name="T42"> block_address,<text:line-break/> <text:s text:c="22"/></text:span><text:span text:style-name="T65">unsigned</text:span><text:span text:style-name="T42"> </text:span><text:span text:style-name="T65">char</text:span><text:span text:style-name="T42"> ucAuthMode,<text:line-break/> <text:s text:c="22"/></text:span><text:span text:style-name="T65">const</text:span><text:span text:style-name="T42"> </text:span><text:span text:style-name="T65">unsigned</text:span><text:span text:style-name="T42"> </text:span><text:span text:style-name="T65">char</text:span><text:span text:style-name="T42"> *aucProvidedKey);</text:span></text:p>
      <text:list xml:id="list1393597567806922571" text:style-name="L13">
        <text:list-item>
          <text:p text:style-name="P168"><text:soft-page-break/><text:span text:style-name="T15">aucData - </text:span><text:span text:style-name="T11">Pointer to the number of bytes where read data will be stored. Must be allocated  at least 16 bytes before calling the function.</text:span></text:p>
        </text:list-item>
        <text:list-item>
          <text:p text:style-name="P168"><text:span text:style-name="T15">ucBlockAddress - </text:span><text:span text:style-name="T11">ucAuthMode block address. This parameter defines whether to perform authentication A key or B key. It can have two values, namely: AUTHENT1A (0x60) or AUTHENT1B (0x61).</text:span></text:p>
        </text:list-item>
        <text:list-item>
          <text:p text:style-name="P168"><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68"><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39">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9">These functions can read the sector trailers contents (its available part for reading, depending on the  access rights set).</text:p>
      <text:list xml:id="list3841582623045975752" text:style-name="L14">
        <text:list-item>
          <text:p text:style-name="P169"><text:span text:style-name="T15">aucData - </text:span><text:span text:style-name="T11">Pointer to the bytes array where read data are going to be stored. At least 16 bytes must be allocated before the function is called</text:span></text:p>
        </text:list-item>
        <text:list-item>
          <text:p text:style-name="P169"><text:span text:style-name="T15">ucSectorAddress - </text:span><text:span text:style-name="T11">Sector Address</text:span></text:p>
        </text:list-item>
        <text:list-item>
          <text:p text:style-name="P169"><text:span text:style-name="T15">ucBlockInSectorAddress - </text:span><text:span text:style-name="T11">Block address within a sector</text:span></text:p>
        </text:list-item>
        <text:list-item>
          <text:p text:style-name="P169"><text:span text:style-name="T15">ucAuthMode - </text:span><text:span text:style-name="T11">This parameter defines whether to perform authentication with A key or B key. It can have two values, namely: AUTHENT1A (0x60) or AUTHENT1B (0x61).</text:span></text:p>
        </text:list-item>
        <text:list-item>
          <text:p text:style-name="P169"><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69"><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list xml:id="list6475392359359386429" text:style-name="L15">
        <text:list-item>
          <text:p text:style-name="P204">BlockWrite,</text:p>
        </text:list-item>
        <text:list-item>
          <text:p text:style-name="P204">BlockWrite_AKM1,</text:p>
        </text:list-item>
        <text:list-item>
          <text:p text:style-name="P204">BlockWrite_AKM2,</text:p>
        </text:list-item>
        <text:list-item>
          <text:p text:style-name="P204">BlockWrite_PK</text:p>
        </text:list-item>
      </text:list>
      <text:p text:style-name="P39">Functions description:</text:p>
      <text:p text:style-name="P39"><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6">Functions declaration (C language):</text:p>
      <text:p text:style-name="P130">unsigned long BlockWrite(const unsigned char *aucData,<text:line-break/> <text:s text:c="20"/>unsigned char <text:span text:style-name="T5">ucBlockAddress</text:span>,<text:line-break/> <text:s text:c="20"/>unsigned char <text:span text:style-name="T5">ucAuthMode</text:span>,<text:line-break/> <text:s text:c="20"/>unsigned char ucKeyIndex);</text:p>
      <text:p text:style-name="P130"><text:span text:style-name="T86">unsigned long</text:span><text:span text:style-name="T44"> BlockWrite_AKM1(</text:span><text:span text:style-name="T67">const</text:span><text:span text:style-name="T44"> </text:span><text:span text:style-name="T67">unsigned</text:span><text:span text:style-name="T44"> </text:span><text:span text:style-name="T67">char</text:span><text:span text:style-name="T44"> *aucData,<text:line-break/> <text:s text:c="25"/></text:span><text:span text:style-name="T67">unsigned</text:span><text:span text:style-name="T44"> </text:span><text:span text:style-name="T67">char</text:span><text:span text:style-name="T44"> ucBlockAddress,<text:line-break/> <text:s text:c="25"/></text:span><text:span text:style-name="T67">unsigned</text:span><text:span text:style-name="T44"> </text:span><text:span text:style-name="T67">char</text:span><text:span text:style-name="T44"> ucAuthMode);</text:span></text:p>
      <text:p text:style-name="P130"><text:span text:style-name="T86">unsigned long</text:span><text:span text:style-name="T44"> </text:span><text:span text:style-name="T5">BlockWrite_AKM2(</text:span><text:span text:style-name="T55">const</text:span><text:span text:style-name="T5"> </text:span><text:span text:style-name="T55">unsigned</text:span><text:span text:style-name="T5"> </text:span><text:span text:style-name="T55">char</text:span><text:span text:style-name="T5"> *aucData,<text:line-break/> <text:s text:c="25"/></text:span><text:span text:style-name="T55">unsigned</text:span><text:span text:style-name="T5"> </text:span><text:span text:style-name="T55">char</text:span><text:span text:style-name="T5"> ucBlockAddress,<text:line-break/> <text:s text:c="25"/></text:span><text:span text:style-name="T55">unsigned</text:span><text:span text:style-name="T5"> </text:span><text:span text:style-name="T55">char</text:span><text:span text:style-name="T5"> ucAuthMode);</text:span></text:p>
      <text:p text:style-name="P21"><text:span text:style-name="T85">unsigned long</text:span><text:span text:style-name="T42"> BlockWrite_PK(</text:span><text:span text:style-name="T70">const</text:span><text:span text:style-name="T42"> </text:span><text:span text:style-name="T70">unsigned</text:span><text:span text:style-name="T42"> </text:span><text:span text:style-name="T70">char</text:span><text:span text:style-name="T42"> *aucData,<text:line-break/> <text:s text:c="23"/></text:span><text:span text:style-name="T70">unsigned</text:span><text:span text:style-name="T42"> </text:span><text:span text:style-name="T70">char</text:span><text:span text:style-name="T42"> ucBlockAddress,<text:line-break/> <text:s text:c="23"/></text:span><text:span text:style-name="T70">unsigned</text:span><text:span text:style-name="T42"> </text:span><text:span text:style-name="T70">char</text:span><text:span text:style-name="T42"> ucAuthMode,<text:line-break/> <text:s text:c="23"/></text:span><text:span text:style-name="T70">const</text:span><text:span text:style-name="T42"> </text:span><text:span text:style-name="T70">unsigned</text:span><text:span text:style-name="T42"> </text:span><text:span text:style-name="T70">char</text:span><text:span text:style-name="T42"> *aucProvidedKey);</text:span></text:p>
      <text:list xml:id="list1532970911332956226" text:style-name="L16">
        <text:list-item>
          <text:p text:style-name="P170"><text:span text:style-name="T15">aucData - </text:span><text:span text:style-name="T11">Pointer to the number of bytes where read data will be stored. Must be allocated  at least 16 bytes before calling the function</text:span></text:p>
        </text:list-item>
        <text:list-item>
          <text:p text:style-name="P170"><text:span text:style-name="T15">ucBlockAddress - </text:span><text:span text:style-name="T11">Cards block address</text:span></text:p>
        </text:list-item>
        <text:list-item>
          <text:p text:style-name="P170"><text:span text:style-name="T15">ucAuthMode - </text:span><text:span text:style-name="T11">This parameter defines whether to perform authentication with key A or key B. It can have two values, namely: AUTHENT1A (0x60) or AUTHENT1B (0x61).</text:span></text:p>
        </text:list-item>
        <text:list-item>
          <text:p text:style-name="P170"><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70"><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39">FORBIDEN_DIRECT_WRITE_IN_SECTOR_TRAILER.</text:p>
      <text:list xml:id="list2045609347769910332" text:style-name="L17">
        <text:list-item>
          <text:p text:style-name="P205">BlockInSectorWrite,</text:p>
        </text:list-item>
        <text:list-item>
          <text:p text:style-name="P205">BlockInSectorWrite_AKM1,</text:p>
        </text:list-item>
        <text:list-item>
          <text:p text:style-name="P205">BlockInSectorWrite_AKM2,</text:p>
        </text:list-item>
        <text:list-item>
          <text:p text:style-name="P205">BlockInSectorWrite_PK</text:p>
        </text:list-item>
      </text:list>
      <text:p text:style-name="P39"><text:soft-page-break/>Function description:</text:p>
      <text:p text:style-name="P39">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6">Function declaration (C language)</text:p>
      <text:p text:style-name="P128">unsigned long BlockWrite(const unsigned char *aucData,<text:line-break/> <text:s text:c="20"/><text:span text:style-name="T64">unsigned</text:span><text:span text:style-name="T5"> </text:span><text:span text:style-name="T64">char</text:span><text:span text:style-name="T5"> ucSectorAddress,<text:line-break/> <text:s text:c="20"/></text:span><text:span text:style-name="T64">unsigned</text:span><text:span text:style-name="T5"> </text:span><text:span text:style-name="T64">char</text:span><text:span text:style-name="T5"> ucBlockInSectorAddress,</text:span><text:line-break/> <text:s text:c="20"/>unsigned char <text:span text:style-name="T5">ucAuthMode</text:span>,<text:line-break/> <text:s text:c="20"/>unsigned char ucKeyIndex);</text:p>
      <text:p text:style-name="P128"><text:span text:style-name="T86">unsigned long</text:span><text:span text:style-name="T44"> </text:span><text:span text:style-name="T8">BlockWrite_AKM1</text:span><text:span text:style-name="T44">(</text:span><text:span text:style-name="T66">const</text:span><text:span text:style-name="T44"> </text:span><text:span text:style-name="T66">unsigned</text:span><text:span text:style-name="T44"> </text:span><text:span text:style-name="T66">char</text:span><text:span text:style-name="T44"> *aucData,<text:line-break/> <text:s text:c="25"/></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line-break/> <text:s text:c="25"/></text:span><text:span text:style-name="T66">unsigned</text:span><text:span text:style-name="T44"> </text:span><text:span text:style-name="T66">char</text:span><text:span text:style-name="T44"> ucAuthMode);</text:span></text:p>
      <text:p text:style-name="P128"><text:span text:style-name="T87">unsigned long</text:span><text:span text:style-name="T8"> </text:span><text:span text:style-name="T6">BlockWrite_AKM2</text:span><text:span text:style-name="T5">(</text:span><text:span text:style-name="T64">const</text:span><text:span text:style-name="T5"> </text:span><text:span text:style-name="T64">unsigned</text:span><text:span text:style-name="T5"> </text:span><text:span text:style-name="T64">char</text:span><text:span text:style-name="T5"> *aucData,<text:line-break/> <text:s text:c="25"/></text:span><text:span text:style-name="T64">unsigned</text:span><text:span text:style-name="T5"> </text:span><text:span text:style-name="T64">char</text:span><text:span text:style-name="T5"> ucSectorAddress,<text:line-break/> <text:s text:c="25"/></text:span><text:span text:style-name="T64">unsigned</text:span><text:span text:style-name="T5"> </text:span><text:span text:style-name="T64">char</text:span><text:span text:style-name="T5"> ucBlockInSectorAddress,<text:line-break/> <text:s text:c="25"/></text:span><text:span text:style-name="T64">unsigned</text:span><text:span text:style-name="T5"> </text:span><text:span text:style-name="T64">char</text:span><text:span text:style-name="T5"> ucAuthMode);</text:span></text:p>
      <text:p text:style-name="P22"><text:span text:style-name="T85">unsigned long</text:span><text:span text:style-name="T42"> </text:span><text:span text:style-name="T7">BlockWrite_PK</text:span><text:span text:style-name="T42">(</text:span><text:span text:style-name="T65">const</text:span><text:span text:style-name="T42"> </text:span><text:span text:style-name="T65">unsigned</text:span><text:span text:style-name="T42"> </text:span><text:span text:style-name="T65">char</text:span><text:span text:style-name="T42"> *aucData,<text:line-break/> <text:s text:c="23"/></text:span><text:span text:style-name="T65">unsigned</text:span><text:span text:style-name="T42"> </text:span><text:span text:style-name="T65">char</text:span><text:span text:style-name="T42"> ucSectorAddress,<text:line-break/> <text:s text:c="23"/></text:span><text:span text:style-name="T65">unsigned</text:span><text:span text:style-name="T42"> </text:span><text:span text:style-name="T65">char</text:span><text:span text:style-name="T42"> ucBlockInSectorAddress,<text:line-break/> <text:s text:c="23"/></text:span><text:span text:style-name="T65">unsigned</text:span><text:span text:style-name="T42"> </text:span><text:span text:style-name="T65">char</text:span><text:span text:style-name="T42"> ucAuthMode,<text:line-break/> <text:s text:c="23"/></text:span><text:span text:style-name="T65">const</text:span><text:span text:style-name="T42"> </text:span><text:span text:style-name="T65">unsigned</text:span><text:span text:style-name="T42"> </text:span><text:span text:style-name="T65">char</text:span><text:span text:style-name="T42"> *aucProvidedKey);</text:span></text:p>
      <text:list xml:id="list2142720850968399055" text:style-name="L18">
        <text:list-item>
          <text:p text:style-name="P171"><text:span text:style-name="T15">aucData - </text:span><text:span text:style-name="T11">Pointer to the number of bytes where read data will be stored. Must be allocated  at least 16 bytes before calling the function</text:span></text:p>
        </text:list-item>
        <text:list-item>
          <text:p text:style-name="P171"><text:span text:style-name="T15">ucSectorAddress - </text:span><text:span text:style-name="T11">Sector address</text:span></text:p>
        </text:list-item>
        <text:list-item>
          <text:p text:style-name="P171"><text:span text:style-name="T15">ucBlockInSectorAddress - </text:span><text:span text:style-name="T11">Block address in the sector</text:span></text:p>
        </text:list-item>
        <text:list-item>
          <text:p text:style-name="P171"><text:span text:style-name="T15">ucAuthMode - </text:span><text:span text:style-name="T11">This parameter defines whether to perform authentication with A key or B key. It can have two values, namely: AUTHENT1A (0x60) or AUTHENT1B (0x61)</text:span></text:p>
        </text:list-item>
        <text:list-item>
          <text:p text:style-name="P171"><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71"><text:soft-page-break/><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39">FORBIDEN_DIRECT_WRITE_IN_SECTOR_TRAILER.</text:p>
      <text:list xml:id="list9042845461371827481" text:style-name="L19">
        <text:list-item>
          <text:p text:style-name="P206">SectorTrailerWrite,</text:p>
        </text:list-item>
        <text:list-item>
          <text:p text:style-name="P206">SectorTrailerWrite_AKM1,</text:p>
        </text:list-item>
        <text:list-item>
          <text:p text:style-name="P206">SectorTrailerWrite_AKM2,</text:p>
        </text:list-item>
        <text:list-item>
          <text:p text:style-name="P206">SectorTrailerWrite_PK</text:p>
        </text:list-item>
      </text:list>
      <text:p text:style-name="P39">Functions description:</text:p>
      <text:p text:style-name="P39">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3"><draw:frame text:anchor-type="as-char" svg:y="0cm" draw:z-index="5" draw:style-name="gr1" draw:text-style-name="P309" svg:width="16.151cm" svg:height="7.933cm"><draw:image xlink:href="Pictures/10000000000002620000012CFCB2CF1A.jpg" xlink:type="simple" xlink:show="embed" xlink:actuate="onLoad"><text:p/></draw:image></draw:frame></text:p>
      <text:p text:style-name="P53"/>
      <text:p text:style-name="P39">For sector trailers following access rights are valid:</text:p>
      <text:list xml:id="list5778745243165654705" text:style-name="L20">
        <text:list-item>
          <text:p text:style-name="P195">Access bits C1 C2 C3</text:p>
        </text:list-item>
        <text:list-item>
          <text:p text:style-name="P195">Access values (submitted to the function)</text:p>
        </text:list-item>
        <text:list-item>
          <text:p text:style-name="P195"><text:soft-page-break/>Access rights</text:p>
        </text:list-item>
        <text:list-item>
          <text:p text:style-name="P195">Key A bytes containing the access bits and the nine byte key B</text:p>
        </text:list-item>
        <text:list-item>
          <text:p text:style-name="P195">Reading and writing</text:p>
        </text:list-item>
      </text:list>
      <text:p text:style-name="P34"/>
      <text:p text:style-name="P31"><draw:frame text:anchor-type="as-char" svg:y="0cm" draw:z-index="6" draw:style-name="gr1" draw:text-style-name="P309" svg:width="16.151cm" svg:height="7.933cm"><draw:image xlink:href="Pictures/10000000000002620000012C96F764CA.jpg" xlink:type="simple" xlink:show="embed" xlink:actuate="onLoad"><text:p/></draw:image></draw:frame></text:p>
      <text:p text:style-name="P34"/>
      <text:p text:style-name="P39">*) If the access rights for the sector trailer of an appropriate sector set up so that it is possible to readB Key, it can not be used for authentication in any of the cases. These functions also sets new sector keys if it is permitted to access rights.</text:p>
      <text:p text:style-name="P39">For blocks the fallowing access rights are valid:</text:p>
      <text:list xml:id="list7113073190008279845" text:style-name="L21">
        <text:list-item>
          <text:p text:style-name="P196">Access bits C1 C2 C3</text:p>
        </text:list-item>
        <text:list-item>
          <text:p text:style-name="P196">Access values (submitted to the function)</text:p>
        </text:list-item>
        <text:list-item>
          <text:p text:style-name="P196">Access rights</text:p>
        </text:list-item>
        <text:list-item>
          <text:p text:style-name="P196">Reading, writing, increment, decrement</text:p>
        </text:list-item>
      </text:list>
      <text:p text:style-name="P36">Functions declaration (C language):</text:p>
      <text:p text:style-name="P128"><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8"> <text:s text:c="18"/></text:span><text:span text:style-name="T3">unsigned</text:span><text:span text:style-name="T88"> </text:span><text:span text:style-name="T3">char</text:span><text:span text:style-name="T88"> ucKeyIndex);</text:span></text:p>
      <text:p text:style-name="P136">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36">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8"><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7105894221136329142" text:style-name="L22">
        <text:list-item>
          <text:p text:style-name="P172"><text:span text:style-name="T15">ucAddressingMode - </text:span><text:span text:style-name="T11">Specifies the address mode. Possible values ​​of this parameter are BLOCK_ADDRESS_MODE (0x00) or SECTOR_ADDRESS_MODE (0x01). If any other value is sent the function returns an error code WRONG_ADDRESS_MODE</text:span></text:p>
        </text:list-item>
        <text:list-item>
          <text:p text:style-name="P172"><text:span text:style-name="T15">ucAddress - </text:span><text:span text:style-name="T11">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72"><text:span text:style-name="T15">aucNewKeyA - </text:span><text:span text:style-name="T11">Pointer to the 6 byte array that represents a new A key for a specified sector which will be set if that is previously allowed with the access rights</text:span></text:p>
        </text:list-item>
        <text:list-item>
          <text:p text:style-name="P172"><text:span text:style-name="T15">aucNewKeyB - </text:span><text:span text:style-name="T11">Pointer to the six-byte array that represents a new B key for a specified sector which will be set if that is previously allowed with the access rights</text:span></text:p>
        </text:list-item>
        <text:list-item>
          <text:p text:style-name="P172"><text:span text:style-name="T15">ucBlock0AccessBits - </text:span><text:span text:style-name="T11">Access value for the 0 block of a sector.</text:span></text:p>
        </text:list-item>
      </text:list>
      <text:p text:style-name="P52">MIFARE ® 4k has a different organization for the last 8 sectors, the second half of the address space. Therefore, in these sectors the access rights are set as follows:</text:p>
      <text:list xml:id="list7388449629659748113" text:style-name="L23">
        <text:list-item>
          <text:p text:style-name="P197">access rights to the first 5 blocks - ucBlock1AccessBits Access value block for the first sector</text:p>
        </text:list-item>
        <text:list-item>
          <text:p text:style-name="P197">prava pristupa drugih 5 blokova - ucBlock2AccessBits Access value block for the first sector</text:p>
        </text:list-item>
        <text:list-item>
          <text:p text:style-name="P197">access rights to the last 5 blocks:</text:p>
        </text:list-item>
      </text:list>
      <text:list xml:id="list6024300722007393816" text:style-name="L24">
        <text:list-item>
          <text:p text:style-name="P226"/>
          <text:list>
            <text:list-item>
              <text:p text:style-name="P227"><text:span text:style-name="T15">ucSectorTrailerAccessBits - </text:span><text:span text:style-name="T11">Access value for a sector trailer</text:span></text:p>
            </text:list-item>
            <text:list-item>
              <text:p text:style-name="P227"><text:span text:style-name="T15">ucSectorTrailerByte9 - </text:span><text:span text:style-name="T11">The ninth sector trailers byte is a byte for general purpose where any single-byte value can be entered</text:span></text:p>
            </text:list-item>
            <text:list-item>
              <text:p text:style-name="P227"><text:soft-page-break/><text:span text:style-name="T15">ucAuthMode - </text:span><text:span text:style-name="T11">This parameter defines whether to perform authentication with key A or key B. It can have two values, namely: AUTHENT1A (0x60) or AUTHENT1B (0x61)</text:span></text:p>
            </text:list-item>
            <text:list-item>
              <text:p text:style-name="P227"><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27"><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list-item>
      </text:list>
      <text:p text:style-name="P51"/>
      <text:list xml:id="list1212378791607182311" text:style-name="L25">
        <text:list-item>
          <text:p text:style-name="P207">SectorTrailerWriteUnsafe,</text:p>
        </text:list-item>
        <text:list-item>
          <text:p text:style-name="P207">SectorTrailerWriteUnsafe_AKM1,</text:p>
        </text:list-item>
        <text:list-item>
          <text:p text:style-name="P207">SectorTrailerWriteUnsafe_AKM2,</text:p>
        </text:list-item>
        <text:list-item>
          <text:p text:style-name="P207">SectorTrailerWriteUnsafe_PK</text:p>
        </text:list-item>
      </text:list>
      <text:p text:style-name="P39">Functions description:</text:p>
      <text:p text:style-name="P39">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4">Functions declaration (C language):</text:p>
      <text:p text:style-name="P128"><text:span text:style-name="T81">unsigned long</text:span><text:span text:style-name="T5"> <text:line-break/></text:span><text:span text:style-name="T6">SectorTrailerWriteUnsafe</text:span><text:span text:style-name="T5">(</text:span><text:span text:style-name="T64">unsigned</text:span><text:span text:style-name="T5"> </text:span><text:span text:style-name="T64">char</text:span><text:span text:style-name="T5"> </text:span><text:span text:style-name="T79">ucAddressingMode</text:span><text:span text:style-name="T5">,<text:line-break/> <text:s text:c="24"/></text:span><text:span text:style-name="T64">unsigned</text:span><text:span text:style-name="T5"> </text:span><text:span text:style-name="T64">char</text:span><text:span text:style-name="T5"> </text:span><text:span text:style-name="T79">ucAddress</text:span><text:span text:style-name="T5">,<text:line-break/> <text:s text:c="24"/></text:span><text:span text:style-name="T64">const</text:span><text:span text:style-name="T5"> </text:span><text:span text:style-name="T64">unsigned</text:span><text:span text:style-name="T5"> </text:span><text:span text:style-name="T64">char</text:span><text:span text:style-name="T5"> *aucSectorTrailer,<text:line-break/> <text:s text:c="24"/></text:span><text:span text:style-name="T64">unsigned</text:span><text:span text:style-name="T5"> </text:span><text:span text:style-name="T64">char</text:span><text:span text:style-name="T5"> </text:span><text:span text:style-name="T79">ucAauthMode</text:span><text:span text:style-name="T5">,<text:line-break/> </text:span><text:span text:style-name="T44"><text:s text:c="24"/></text:span><text:span text:style-name="T66">unsigned</text:span><text:span text:style-name="T44"> </text:span><text:span text:style-name="T66">char</text:span><text:span text:style-name="T44"> key_index);</text:span></text:p>
      <text:p text:style-name="P128"><text:span text:style-name="T81">unsigned long</text:span> <text:line-break/><text:span text:style-name="T1">SectorTrailerWriteUnsafe_AKM1</text:span>(<text:span text:style-name="T64">unsigned</text:span> <text:span text:style-name="T64">char</text:span> <text:span text:style-name="T79">ucAddressingMode</text:span>,<text:line-break/><text:span text:style-name="T5"> <text:s text:c="29"/></text:span><text:span text:style-name="T64">unsigned</text:span><text:span text:style-name="T5"> </text:span><text:span text:style-name="T64">char</text:span><text:span text:style-name="T5"> </text:span><text:span text:style-name="T79">ucAddress</text:span><text:span text:style-name="T5">,<text:line-break/> <text:s text:c="25"/></text:span><text:span text:style-name="T64">const</text:span><text:span text:style-name="T5"> </text:span><text:span text:style-name="T64">unsigned</text:span><text:span text:style-name="T5"> </text:span><text:span text:style-name="T64">char</text:span><text:span text:style-name="T5"> *aucSectorTrailer,<text:line-break/> <text:s text:c="29"/></text:span><text:span text:style-name="T64">unsigned</text:span><text:span text:style-name="T5"> </text:span><text:span text:style-name="T64">char</text:span><text:span text:style-name="T5"> </text:span><text:span text:style-name="T79">ucAauthMode</text:span><text:span text:style-name="T5">);</text:span></text:p>
      <text:p text:style-name="P128"><text:span text:style-name="T81">nsigned long</text:span> <text:line-break/><text:span text:style-name="T1">SectorTrailerWriteUnsafe_AKM2</text:span>(<text:span text:style-name="T64">unsigned</text:span> <text:span text:style-name="T64">char</text:span> <text:span text:style-name="T79">ucAddressingMode</text:span>,<text:line-break/><text:span text:style-name="T5"> <text:s text:c="29"/></text:span><text:span text:style-name="T64">unsigned</text:span><text:span text:style-name="T5"> </text:span><text:span text:style-name="T64">char</text:span><text:span text:style-name="T5"> </text:span><text:span text:style-name="T79">ucAddress</text:span><text:span text:style-name="T5">,<text:line-break/> <text:s text:c="22"/></text:span><text:span text:style-name="T64">const</text:span><text:span text:style-name="T5"> </text:span><text:span text:style-name="T64">unsigned</text:span><text:span text:style-name="T5"> </text:span><text:span text:style-name="T64">char</text:span><text:span text:style-name="T5"> *aucSectorTrailer,<text:line-break/> <text:s text:c="29"/></text:span><text:span text:style-name="T64">unsigned</text:span><text:span text:style-name="T5"> </text:span><text:span text:style-name="T64">char</text:span><text:span text:style-name="T5"> </text:span><text:span text:style-name="T79">ucAauthMode</text:span><text:span text:style-name="T5">);</text:span></text:p>
      <text:p text:style-name="P22"><text:soft-page-break/><text:span text:style-name="T85">unsigned long</text:span><text:span text:style-name="T42"> <text:line-break/></text:span><text:span text:style-name="T7">SectorTrailerWriteUnsafe_PK</text:span><text:span text:style-name="T42">(</text:span><text:span text:style-name="T65">unsigned</text:span><text:span text:style-name="T42"> </text:span><text:span text:style-name="T65">char</text:span><text:span text:style-name="T42"> </text:span><text:span text:style-name="T80">ucAddressingMode</text:span><text:span text:style-name="T42">,<text:line-break/> <text:s text:c="27"/></text:span><text:span text:style-name="T65">unsigned</text:span><text:span text:style-name="T42"> </text:span><text:span text:style-name="T65">char</text:span><text:span text:style-name="T42"> </text:span><text:span text:style-name="T80">ucAddress</text:span><text:span text:style-name="T42">,<text:line-break/> <text:s text:c="20"/></text:span><text:span text:style-name="T65">const</text:span><text:span text:style-name="T42"> </text:span><text:span text:style-name="T65">unsigned</text:span><text:span text:style-name="T42"> </text:span><text:span text:style-name="T65">char</text:span><text:span text:style-name="T42"> *aucSectorTrailer,<text:line-break/> <text:s text:c="27"/></text:span><text:span text:style-name="T65">unsigned</text:span><text:span text:style-name="T42"> </text:span><text:span text:style-name="T65">char</text:span><text:span text:style-name="T42"> </text:span><text:span text:style-name="T80">ucAauthMode</text:span><text:span text:style-name="T42">,<text:line-break/> <text:s text:c="22"/></text:span><text:span text:style-name="T65">const</text:span><text:span text:style-name="T42"> </text:span><text:span text:style-name="T65">unsigned</text:span><text:span text:style-name="T42"> </text:span><text:span text:style-name="T65">char</text:span><text:span text:style-name="T42"> *aucProvidedKey);</text:span></text:p>
      <text:list xml:id="list9120190638408731808" text:style-name="L26">
        <text:list-item>
          <text:p text:style-name="P173"><text:span text:style-name="T15">ucAddressingMode - </text:span><text:span text:style-name="T11">Specifies the address mode. Possible values ​​of this parameter are BLOCK_ADDRESS_MODE (0x00) or SECTOR_ADDRESS_MODE (0x01). If any other value is been sent the function returns an error code WRONG_ADDRESS_MODE.</text:span></text:p>
        </text:list-item>
        <text:list-item>
          <text:p text:style-name="P173"><text:span text:style-name="T15">ucAddress </text:span><text:span text:style-name="T11">- Sectors or sector trailers block address, depending on ucAddressingMode.</text:span></text:p>
        </text:list-item>
      </text:list>
      <text:p text:style-name="P39">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7667510353670739127" text:style-name="L27">
        <text:list-item>
          <text:p text:style-name="P174"><text:span text:style-name="T15">aucSectorTrailer - </text:span><text:span text:style-name="T11">Pointer to 6 byte array that contains the "raw" data for the address sector trailer entry</text:span></text:p>
        </text:list-item>
        <text:list-item>
          <text:p text:style-name="P174"><text:span text:style-name="T15">ucAuthMode - </text:span><text:span text:style-name="T11">This parameter defines whether to perform authentication key A or key B. It can have two values, namely: AUTHENT1A (0x60) or AUTHENT1B (0x61)</text:span></text:p>
        </text:list-item>
        <text:list-item>
          <text:p text:style-name="P174"><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3"><text:span text:style-name="T15">aucProvidedKey - </text:span><text:span text:style-name="T11">Pointer to the sixth byte array containing the key for authenticity proving in the "Provided Key" method.  _PK Suffix in the name of the function indicates this method usage.</text:span></text:p>
      <text:p text:style-name="P53"/>
      <text:p text:style-name="P43">Functions for working with value blocks</text:p>
      <text:p text:style-name="P39">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3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7481544047775682740" text:style-name="L28">
        <text:list-item>
          <text:p text:style-name="P208">ValueBlockRead,</text:p>
        </text:list-item>
        <text:list-item>
          <text:p text:style-name="P208">ValueBlockRead_AKM1,</text:p>
        </text:list-item>
        <text:list-item>
          <text:p text:style-name="P208">ValueBlockRead_AKM2,</text:p>
        </text:list-item>
        <text:list-item>
          <text:p text:style-name="P208">ValueBlockRead_PK</text:p>
        </text:list-item>
      </text:list>
      <text:p text:style-name="P38">Functions description:</text:p>
      <text:p text:style-name="P39">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7">Function declaration (C language):</text:p>
      <text:p text:style-name="P130"><text:span text:style-name="T86">unsigned long</text:span><text:span text:style-name="T44"> ValueBlockRead(</text:span><text:span text:style-name="T67">long</text:span><text:span text:style-name="T44"> *lValue,<text:line-break/> <text:s text:c="24"/></text:span><text:span text:style-name="T67">unsigned</text:span><text:span text:style-name="T44"> </text:span><text:span text:style-name="T67">char</text:span><text:span text:style-name="T44"> *ucValueAddr,<text:line-break/> <text:s text:c="24"/></text:span><text:span text:style-name="T67">unsigned</text:span><text:span text:style-name="T44"> </text:span><text:span text:style-name="T67">char</text:span><text:span text:style-name="T44"> ucBlockAddress,<text:line-break/> <text:s text:c="24"/></text:span><text:span text:style-name="T67">unsigned</text:span><text:span text:style-name="T44"> </text:span><text:span text:style-name="T67">char</text:span><text:span text:style-name="T44"> ucAuthMode,<text:line-break/> <text:s text:c="24"/></text:span><text:span text:style-name="T67">unsigned</text:span><text:span text:style-name="T44"> </text:span><text:span text:style-name="T67">char</text:span><text:span text:style-name="T44"> ucKeyIndex);</text:span></text:p>
      <text:p text:style-name="P130"><text:span text:style-name="T81">unsigned long</text:span> ValueBlockRead_AKM1(<text:span text:style-name="T55">long</text:span> *<text:span text:style-name="T44">lValue</text:span>,<text:line-break/><text:span text:style-name="T5"> <text:s text:c="29"/></text:span><text:span text:style-name="T55">unsigned</text:span><text:span text:style-name="T5"> </text:span><text:span text:style-name="T55">char</text:span><text:span text:style-name="T5"> *</text:span><text:span text:style-name="T44">ucValueAddr</text:span><text:span text:style-name="T5">,<text:line-break/> <text:s text:c="29"/></text:span><text:span text:style-name="T55">unsigned</text:span><text:span text:style-name="T5"> </text:span><text:span text:style-name="T55">char</text:span><text:span text:style-name="T5"> </text:span><text:span text:style-name="T44">ucBlockAddress</text:span><text:span text:style-name="T5">,<text:line-break/> <text:s text:c="29"/></text:span><text:span text:style-name="T55">unsigned</text:span><text:span text:style-name="T5"> </text:span><text:span text:style-name="T55">char</text:span><text:span text:style-name="T5"> </text:span><text:span text:style-name="T44">ucAuthMode</text:span><text:span text:style-name="T5">);</text:span></text:p>
      <text:p text:style-name="P130"><text:span text:style-name="T81">unsigned long</text:span> ValueBlockRead_AKM1(<text:span text:style-name="T55">long</text:span> *<text:span text:style-name="T44">lValue</text:span>,<text:line-break/><text:span text:style-name="T5"> <text:s text:c="29"/></text:span><text:span text:style-name="T55">unsigned</text:span><text:span text:style-name="T5"> </text:span><text:span text:style-name="T55">char</text:span><text:span text:style-name="T5"> *</text:span><text:span text:style-name="T44">ucValueAddr</text:span><text:span text:style-name="T5">,<text:line-break/> <text:s text:c="29"/></text:span><text:span text:style-name="T55">unsigned</text:span><text:span text:style-name="T5"> </text:span><text:span text:style-name="T55">char</text:span><text:span text:style-name="T5"> </text:span><text:span text:style-name="T44">ucBlockAddress</text:span><text:span text:style-name="T5">,<text:line-break/> <text:s text:c="29"/></text:span><text:span text:style-name="T55">unsigned</text:span><text:span text:style-name="T5"> </text:span><text:span text:style-name="T55">char</text:span><text:span text:style-name="T5"> </text:span><text:span text:style-name="T44">ucAuthMode</text:span><text:span text:style-name="T5">);</text:span></text:p>
      <text:p text:style-name="P21"><text:span text:style-name="T85">unsigned long</text:span><text:span text:style-name="T42"> ValueBlockRead_PK(</text:span><text:span text:style-name="T70">long</text:span><text:span text:style-name="T42"> *</text:span><text:span text:style-name="T44">lValue</text:span><text:span text:style-name="T42">,<text:line-break/> <text:s text:c="27"/></text:span><text:span text:style-name="T70">unsigned</text:span><text:span text:style-name="T42"> </text:span><text:span text:style-name="T70">char</text:span><text:span text:style-name="T42"> *</text:span><text:span text:style-name="T44">ucValueAddr</text:span><text:span text:style-name="T42">,<text:line-break/> <text:s text:c="27"/></text:span><text:span text:style-name="T70">unsigned</text:span><text:span text:style-name="T42"> </text:span><text:span text:style-name="T70">char</text:span><text:span text:style-name="T42"> </text:span><text:span text:style-name="T44">ucBlockAddress</text:span><text:span text:style-name="T42">,<text:line-break/> <text:s text:c="27"/></text:span><text:span text:style-name="T70">unsigned</text:span><text:span text:style-name="T42"> </text:span><text:span text:style-name="T70">char</text:span><text:span text:style-name="T42"> </text:span><text:span text:style-name="T44">ucAuthMode</text:span><text:span text:style-name="T42">,<text:line-break/> <text:s text:c="27"/></text:span><text:span text:style-name="T70">const</text:span><text:span text:style-name="T42"> </text:span><text:span text:style-name="T70">unsigned</text:span><text:span text:style-name="T42"> </text:span><text:span text:style-name="T70">char</text:span><text:span text:style-name="T42"> *key);</text:span></text:p>
      <text:list xml:id="list9002938470887107150" text:style-name="L29">
        <text:list-item>
          <text:p text:style-name="P175"><text:span text:style-name="T15">lValue - </text:span><text:span text:style-name="T11">Pointer to a variable of a type "long" over which the block value returns</text:span></text:p>
        </text:list-item>
        <text:list-item>
          <text:p text:style-name="P184"><text:span text:style-name="T15">ucValueAddr - </text:span><text:span text:style-name="T11">Pointer to a variable of unsigned char type is returned via the one byte address which gives the added ability for a backup system implementation</text:span></text:p>
        </text:list-item>
        <text:list-item>
          <text:p text:style-name="P184"><text:span text:style-name="T15">ucBlockAddress </text:span><text:span text:style-name="T11">- Block address</text:span></text:p>
        </text:list-item>
        <text:list-item>
          <text:p text:style-name="P175"><text:soft-page-break/><text:span text:style-name="T15">ucAuthMode - </text:span><text:span text:style-name="T11">This parameter defines whether to perform authentication key A or key B. It can have two values, namely: AUTHENT1A (0x60) or AUTHENT1B (0x61).</text:span></text:p>
        </text:list-item>
        <text:list-item>
          <text:p text:style-name="P175"><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5"><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4357203187596959183" text:style-name="L30">
        <text:list-item>
          <text:p text:style-name="P209">ValueBlockInSectorRead,</text:p>
        </text:list-item>
        <text:list-item>
          <text:p text:style-name="P209">ValueBlockInSectorRead_AKM1,</text:p>
        </text:list-item>
        <text:list-item>
          <text:p text:style-name="P209">ValueBlockInSectorRead_AKM2,</text:p>
        </text:list-item>
        <text:list-item>
          <text:p text:style-name="P209">ValueBlockInSectorRead_PK</text:p>
        </text:list-item>
      </text:list>
      <text:p text:style-name="P38">Functions description</text:p>
      <text:p text:style-name="P39">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6">Function declaration (C language):</text:p>
      <text:p text:style-name="P128"><text:span text:style-name="T86">unsigned long</text:span><text:span text:style-name="T44"> </text:span><text:span text:style-name="T8">ValueBlockInSectorRead</text:span><text:span text:style-name="T44">(</text:span><text:span text:style-name="T66">long</text:span><text:span text:style-name="T44"> *lValue,<text:line-break/> <text:s text:c="32"/></text:span><text:span text:style-name="T66">unsigned</text:span><text:span text:style-name="T44"> </text:span><text:span text:style-name="T66">char</text:span><text:span text:style-name="T44"> *ucValueAddr,<text:line-break/>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line-break/> <text:s text:c="32"/></text:span><text:span text:style-name="T66">unsigned</text:span><text:span text:style-name="T44"> </text:span><text:span text:style-name="T66">char</text:span><text:span text:style-name="T44"> ucAuthMode,<text:line-break/> <text:s text:c="32"/></text:span><text:span text:style-name="T66">unsigned</text:span><text:span text:style-name="T44"> </text:span><text:span text:style-name="T66">char</text:span><text:span text:style-name="T44"> ucKeyIndex);</text:span></text:p>
      <text:p text:style-name="P128"><text:span text:style-name="T81">unsigned long</text:span> <text:span text:style-name="T1">ValueBlock</text:span><text:span text:style-name="T8">InSector</text:span><text:span text:style-name="T1">Read_AKM1</text:span>(<text:span text:style-name="T64">long</text:span> *<text:span text:style-name="T44">lValue</text:span>,<text:line-break/><text:span text:style-name="T5"> <text:s text:c="37"/></text:span><text:span text:style-name="T64">unsigned</text:span><text:span text:style-name="T5"> </text:span><text:span text:style-name="T64">char</text:span><text:span text:style-name="T5"> *</text:span><text:span text:style-name="T44">ucValueAddr</text:span><text:span text:style-name="T5">,<text:line-break/> <text:s text:c="34"/></text:span><text:span text:style-name="T64">unsigned</text:span><text:span text:style-name="T5"> </text:span><text:span text:style-name="T64">char</text:span><text:span text:style-name="T5"> ucSectorAddress,<text:line-break/> <text:s text:c="27"/></text:span><text:span text:style-name="T64">unsigned</text:span><text:span text:style-name="T5"> </text:span><text:span text:style-name="T64">char</text:span><text:span text:style-name="T5"> ucBlockInSectorAddress,<text:line-break/> <text:s text:c="37"/></text:span><text:span text:style-name="T64">unsigned</text:span><text:span text:style-name="T5"> </text:span><text:span text:style-name="T64">char</text:span><text:span text:style-name="T5"> </text:span><text:span text:style-name="T44">ucAuthMode</text:span><text:span text:style-name="T5">);</text:span></text:p>
      <text:p text:style-name="P128"><text:soft-page-break/><text:span text:style-name="T81">unsigned long</text:span> <text:span text:style-name="T1">ValueBlock</text:span><text:span text:style-name="T8">InSector</text:span><text:span text:style-name="T1">Read_AKM1</text:span>(<text:span text:style-name="T64">long</text:span> *<text:span text:style-name="T44">lValue</text:span>,<text:line-break/><text:span text:style-name="T5"> <text:s text:c="37"/></text:span><text:span text:style-name="T64">unsigned</text:span><text:span text:style-name="T5"> </text:span><text:span text:style-name="T64">char</text:span><text:span text:style-name="T5"> *</text:span><text:span text:style-name="T44">ucValueAddr</text:span><text:span text:style-name="T5">,<text:line-break/> <text:s text:c="34"/></text:span><text:span text:style-name="T64">unsigned</text:span><text:span text:style-name="T5"> </text:span><text:span text:style-name="T64">char</text:span><text:span text:style-name="T5"> ucSectorAddress,<text:line-break/> <text:s text:c="27"/></text:span><text:span text:style-name="T64">unsigned</text:span><text:span text:style-name="T5"> </text:span><text:span text:style-name="T64">char</text:span><text:span text:style-name="T5"> ucBlockInSectorAddress,<text:line-break/> <text:s text:c="33"/><text:tab/></text:span><text:span text:style-name="T64">unsigned</text:span><text:span text:style-name="T5"> </text:span><text:span text:style-name="T64">char</text:span><text:span text:style-name="T5"> </text:span><text:span text:style-name="T44">ucAuthMode</text:span><text:span text:style-name="T5">);</text:span></text:p>
      <text:p text:style-name="P46"><text:span text:style-name="T85">unsigned long</text:span><text:span text:style-name="T42"> </text:span><text:span text:style-name="T7">ValueBlock</text:span><text:span text:style-name="T8">InSector</text:span><text:span text:style-name="T7">Read_PK</text:span><text:span text:style-name="T42">(</text:span><text:span text:style-name="T65">long</text:span><text:span text:style-name="T42"> *</text:span><text:span text:style-name="T44">lValue</text:span><text:span text:style-name="T42">,<text:line-break/> <text:s text:c="35"/></text:span><text:span text:style-name="T65">unsigned</text:span><text:span text:style-name="T42"> </text:span><text:span text:style-name="T65">char</text:span><text:span text:style-name="T42"> *</text:span><text:span text:style-name="T44">ucValueAddr</text:span><text:span text:style-name="T42">,<text:line-break/> <text:s text:c="32"/></text:span><text:span text:style-name="T65">unsigned</text:span><text:span text:style-name="T42"> </text:span><text:span text:style-name="T65">char</text:span><text:span text:style-name="T42"> ucSectorAddress,<text:line-break/> <text:s text:c="25"/></text:span><text:span text:style-name="T65">unsigned</text:span><text:span text:style-name="T42"> </text:span><text:span text:style-name="T65">char</text:span><text:span text:style-name="T42"> ucBlockInSectorAddress,<text:line-break/> <text:s text:c="35"/></text:span><text:span text:style-name="T65">unsigned</text:span><text:span text:style-name="T42"> </text:span><text:span text:style-name="T65">char</text:span><text:span text:style-name="T42"> </text:span><text:span text:style-name="T44">ucAuthMode</text:span><text:span text:style-name="T42">,<text:line-break/> <text:s text:c="25"/></text:span><text:span text:style-name="T65">const</text:span><text:span text:style-name="T42"> </text:span><text:span text:style-name="T65">unsigned</text:span><text:span text:style-name="T42"> </text:span><text:span text:style-name="T65">char</text:span><text:span text:style-name="T42"> *aucProvidedKey);</text:span></text:p>
      <text:list xml:id="list8406382691945277286" text:style-name="L31">
        <text:list-item>
          <text:p text:style-name="P185"><text:span text:style-name="T15">lValue - </text:span><text:span text:style-name="T11">Pointer to a variable of a long type over which the value block returns</text:span></text:p>
        </text:list-item>
        <text:list-item>
          <text:p text:style-name="P185"><text:span text:style-name="T15">ucValueAddr - </text:span><text:span text:style-name="T11">Pointer to a variable of unsigned char type is returned via the one byte address which gives the added ability for a backup system implementation</text:span></text:p>
        </text:list-item>
        <text:list-item>
          <text:p text:style-name="P185"><text:span text:style-name="T15">ucSectorAddress - S</text:span><text:span text:style-name="T11">ector address</text:span></text:p>
        </text:list-item>
        <text:list-item>
          <text:p text:style-name="P185"><text:span text:style-name="T15">ucBlockInSectorAddress - </text:span><text:span text:style-name="T11">Block address in a sector</text:span></text:p>
        </text:list-item>
        <text:list-item>
          <text:p text:style-name="P185"><text:span text:style-name="T15">ucAuthMode - </text:span><text:span text:style-name="T11">This parameter defines whether to perform authentication key A or key B. It can have two values, namely: AUTHENT1A (0x60) or AUTHENT1B (0x61)</text:span></text:p>
        </text:list-item>
        <text:list-item>
          <text:p text:style-name="P176"><text:span text:style-name="T15">ucReaderKeyIndex -</text:span><text:span text:style-name="T11">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6"><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26954299676365978" text:style-name="L32">
        <text:list-item>
          <text:p text:style-name="P210">ValueBlockWrite,</text:p>
        </text:list-item>
        <text:list-item>
          <text:p text:style-name="P210">ValueBlockWrite_AKM1,</text:p>
        </text:list-item>
        <text:list-item>
          <text:p text:style-name="P210">ValueBlockWrite_AKM2,</text:p>
        </text:list-item>
        <text:list-item>
          <text:p text:style-name="P210">ValueBlockWrite_PK</text:p>
        </text:list-item>
      </text:list>
      <text:p text:style-name="P53"/>
      <text:p text:style-name="P38">Functions description:</text:p>
      <text:p text:style-name="P39">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4"/>
      <text:p text:style-name="P36"><text:soft-page-break/>Function declaration (C language):</text:p>
      <text:p text:style-name="P128"><text:span text:style-name="T81">unsigned long</text:span><text:span text:style-name="T5"> </text:span><text:span text:style-name="T6">ValueBlockWrite</text:span><text:span text:style-name="T5">(</text:span><text:span text:style-name="T64">long</text:span><text:span text:style-name="T5"> </text:span><text:span text:style-name="T44">lValue</text:span><text:span text:style-name="T5">,<text:line-break/> <text:s text:c="25"/></text:span><text:span text:style-name="T64">unsigned</text:span><text:span text:style-name="T5"> </text:span><text:span text:style-name="T64">char</text:span><text:span text:style-name="T5"> </text:span><text:span text:style-name="T44">ucValueAddr</text:span><text:span text:style-name="T5">,<text:line-break/> <text:s text:c="25"/></text:span><text:span text:style-name="T64">unsigned</text:span><text:span text:style-name="T5"> </text:span><text:span text:style-name="T64">char</text:span><text:span text:style-name="T5"> </text:span><text:span text:style-name="T44">ucBlockAddress</text:span><text:span text:style-name="T5">,<text:line-break/> <text:s text:c="25"/></text:span><text:span text:style-name="T64">unsigned</text:span><text:span text:style-name="T5"> </text:span><text:span text:style-name="T64">char</text:span><text:span text:style-name="T5"> </text:span><text:span text:style-name="T44">ucAuthMode</text:span><text:span text:style-name="T5">,<text:line-break/></text:span><text:span text:style-name="T44"> <text:s text:c="25"/></text:span><text:span text:style-name="T66">unsigned</text:span><text:span text:style-name="T44"> </text:span><text:span text:style-name="T66">char</text:span><text:span text:style-name="T44"> ucKeyIndex);</text:span></text:p>
      <text:p text:style-name="P128"><text:span text:style-name="T81">unsigned long</text:span> <text:span text:style-name="T1">ValueBlockWrite_AKM1</text:span>(<text:span text:style-name="T64">long</text:span> <text:span text:style-name="T44">lValue</text:span>,<text:line-break/><text:span text:style-name="T5"> <text:s text:c="30"/></text:span><text:span text:style-name="T64">unsigned</text:span><text:span text:style-name="T5"> </text:span><text:span text:style-name="T64">char</text:span><text:span text:style-name="T5"> </text:span><text:span text:style-name="T44">ucValueAddr</text:span><text:span text:style-name="T5">,<text:line-break/> <text:s text:c="30"/></text:span><text:span text:style-name="T64">unsigned</text:span><text:span text:style-name="T5"> </text:span><text:span text:style-name="T64">char</text:span><text:span text:style-name="T5"> </text:span><text:span text:style-name="T44">ucBlockAddress</text:span><text:span text:style-name="T5">,<text:line-break/> <text:s text:c="30"/></text:span><text:span text:style-name="T64">unsigned</text:span><text:span text:style-name="T5"> </text:span><text:span text:style-name="T64">char</text:span><text:span text:style-name="T5"> </text:span><text:span text:style-name="T44">ucAuthMode</text:span><text:span text:style-name="T5">);</text:span></text:p>
      <text:p text:style-name="P128"><text:span text:style-name="T81">unsigned long</text:span> <text:span text:style-name="T1">ValueBlockWrite_AKM2</text:span>(<text:span text:style-name="T64">long</text:span> <text:span text:style-name="T44">lValue</text:span>,<text:line-break/><text:span text:style-name="T5"> <text:s text:c="30"/></text:span><text:span text:style-name="T64">unsigned</text:span><text:span text:style-name="T5"> </text:span><text:span text:style-name="T64">char</text:span><text:span text:style-name="T5"> </text:span><text:span text:style-name="T44">ucValueAddr</text:span><text:span text:style-name="T5">,<text:line-break/> <text:s text:c="30"/></text:span><text:span text:style-name="T64">unsigned</text:span><text:span text:style-name="T5"> </text:span><text:span text:style-name="T64">char</text:span><text:span text:style-name="T5"> </text:span><text:span text:style-name="T44">ucBlockAddress</text:span><text:span text:style-name="T5">,<text:line-break/> <text:s text:c="30"/></text:span><text:span text:style-name="T64">unsigned</text:span><text:span text:style-name="T5"> </text:span><text:span text:style-name="T64">char</text:span><text:span text:style-name="T5"> </text:span><text:span text:style-name="T44">ucAuthMode</text:span><text:span text:style-name="T5">);</text:span></text:p>
      <text:p text:style-name="P22"><text:span text:style-name="T85">unsigned long</text:span><text:span text:style-name="T42"> </text:span><text:span text:style-name="T7">ValueBlockWrite_PK</text:span><text:span text:style-name="T42">(</text:span><text:span text:style-name="T65">long</text:span><text:span text:style-name="T42"> </text:span><text:span text:style-name="T44">lValue</text:span><text:span text:style-name="T42">,<text:line-break/> <text:s text:c="28"/></text:span><text:span text:style-name="T65">unsigned</text:span><text:span text:style-name="T42"> </text:span><text:span text:style-name="T65">char</text:span><text:span text:style-name="T42"> </text:span><text:span text:style-name="T44">ucValueAddr</text:span><text:span text:style-name="T42">,<text:line-break/> <text:s text:c="28"/></text:span><text:span text:style-name="T65">unsigned</text:span><text:span text:style-name="T42"> </text:span><text:span text:style-name="T65">char</text:span><text:span text:style-name="T42"> </text:span><text:span text:style-name="T44">ucBlockAddress</text:span><text:span text:style-name="T42">,<text:line-break/> <text:s text:c="28"/></text:span><text:span text:style-name="T65">unsigned</text:span><text:span text:style-name="T42"> </text:span><text:span text:style-name="T65">char</text:span><text:span text:style-name="T42"> </text:span><text:span text:style-name="T44">ucAuthMode</text:span><text:span text:style-name="T42">,<text:line-break/> <text:s text:c="21"/></text:span><text:span text:style-name="T65">const</text:span><text:span text:style-name="T42"> </text:span><text:span text:style-name="T65">unsigned</text:span><text:span text:style-name="T42"> </text:span><text:span text:style-name="T65">char</text:span><text:span text:style-name="T42"> *aucProvidedKey);</text:span></text:p>
      <text:p text:style-name="P28"/>
      <text:list xml:id="list8406139147310254910" text:style-name="L33">
        <text:list-item>
          <text:p text:style-name="P186"><text:span text:style-name="T15">lValue - </text:span><text:span text:style-name="T11">Value for the value block entry</text:span></text:p>
        </text:list-item>
        <text:list-item>
          <text:p text:style-name="P186"><text:span text:style-name="T15">ucValueAddr - </text:span><text:span text:style-name="T11">Value block associated address</text:span></text:p>
        </text:list-item>
        <text:list-item>
          <text:p text:style-name="P186"><text:span text:style-name="T15">ucBlockAddress - </text:span><text:span text:style-name="T11">Block address</text:span></text:p>
        </text:list-item>
        <text:list-item>
          <text:p text:style-name="P177"><text:span text:style-name="T15">ucAuthMode - </text:span><text:span text:style-name="T11">This parameter defines whether to perform authentication with A key or B key. It can have two values, namely: AUTHENT1A (0x60) or AUTHENT1B (0x61).</text:span></text:p>
        </text:list-item>
        <text:list-item>
          <text:p text:style-name="P177"><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77"><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50"/>
      <text:list xml:id="list1678922558839626427" text:style-name="L34">
        <text:list-item>
          <text:p text:style-name="P211">ValueBlockInSectorWrite,</text:p>
        </text:list-item>
        <text:list-item>
          <text:p text:style-name="P211">ValueBlockInSectorWrite_AKM1,</text:p>
        </text:list-item>
        <text:list-item>
          <text:p text:style-name="P211">ValueBlockInSectorWrite_AKM2,</text:p>
        </text:list-item>
        <text:list-item>
          <text:p text:style-name="P211">ValueBlockInSectorWrite_PK</text:p>
        </text:list-item>
      </text:list>
      <text:p text:style-name="P38">Functions description:</text:p>
      <text:p text:style-name="P39"><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4"/>
      <text:p text:style-name="P35">Functions declaration (C language):</text:p>
      <text:p text:style-name="P128"><text:span text:style-name="T81">unsigned long</text:span><text:span text:style-name="T5"> </text:span><text:span text:style-name="T6">ValueBlockInSectorWrite</text:span><text:span text:style-name="T5">(</text:span><text:span text:style-name="T64">long</text:span><text:span text:style-name="T5"> </text:span><text:span text:style-name="T44">lValue</text:span><text:span text:style-name="T5">,<text:line-break/> <text:s text:c="25"/></text:span><text:span text:style-name="T64">unsigned</text:span><text:span text:style-name="T5"> </text:span><text:span text:style-name="T64">char</text:span><text:span text:style-name="T5"> </text:span><text:span text:style-name="T44">ucValueAddr</text:span><text:span text:style-name="T5">,<text:line-break/> <text:s text:c="25"/></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25"/></text:span><text:span text:style-name="T64">unsigned</text:span><text:span text:style-name="T5"> </text:span><text:span text:style-name="T64">char</text:span><text:span text:style-name="T5"> </text:span><text:span text:style-name="T44">ucAuthMode</text:span><text:span text:style-name="T5">,<text:line-break/></text:span><text:span text:style-name="T44"> <text:s text:c="25"/></text:span><text:span text:style-name="T66">unsigned</text:span><text:span text:style-name="T44"> </text:span><text:span text:style-name="T66">char</text:span><text:span text:style-name="T44"> ucKeyIndex);</text:span></text:p>
      <text:p text:style-name="P128"><text:span text:style-name="T81">unsigned long</text:span> <text:span text:style-name="T1">ValueBlock</text:span><text:span text:style-name="T6">InSector</text:span><text:span text:style-name="T1">Write_AKM1</text:span>(<text:span text:style-name="T64">long</text:span> <text:span text:style-name="T44">lValue</text:span>,<text:line-break/><text:span text:style-name="T5"> <text:s text:c="30"/></text:span><text:span text:style-name="T64">unsigned</text:span><text:span text:style-name="T5"> </text:span><text:span text:style-name="T64">char</text:span><text:span text:style-name="T5"> </text:span><text:span text:style-name="T44">ucValueAddr</text:span><text:span text:style-name="T5">,<text:line-break/> <text:s text:c="30"/></text:span><text:span text:style-name="T66">unsigned</text:span><text:span text:style-name="T44"> </text:span><text:span text:style-name="T66">char</text:span><text:span text:style-name="T44"> ucSectorAddress,<text:line-break/> <text:s text:c="23"/></text:span><text:span text:style-name="T66">unsigned</text:span><text:span text:style-name="T44"> </text:span><text:span text:style-name="T66">char</text:span><text:span text:style-name="T44"> ucBlockInSectorAddress,</text:span><text:span text:style-name="T5"><text:line-break/> <text:s text:c="30"/></text:span><text:span text:style-name="T64">unsigned</text:span><text:span text:style-name="T5"> </text:span><text:span text:style-name="T64">char</text:span><text:span text:style-name="T5"> </text:span><text:span text:style-name="T44">ucAuthMode</text:span><text:span text:style-name="T5">);</text:span></text:p>
      <text:p text:style-name="P128"><text:span text:style-name="T81">unsigned long</text:span> <text:span text:style-name="T1">ValueBlock</text:span><text:span text:style-name="T6">InSector</text:span><text:span text:style-name="T1">Write_AKM2</text:span>(<text:span text:style-name="T64">long</text:span> <text:span text:style-name="T44">lValue</text:span>,<text:line-break/><text:span text:style-name="T5"> <text:s text:c="30"/></text:span><text:span text:style-name="T64">unsigned</text:span><text:span text:style-name="T5"> </text:span><text:span text:style-name="T64">char</text:span><text:span text:style-name="T5"> </text:span><text:span text:style-name="T44">ucValueAddr</text:span><text:span text:style-name="T5">,<text:line-break/> <text:s text:c="30"/></text:span><text:span text:style-name="T66">unsigned</text:span><text:span text:style-name="T44"> </text:span><text:span text:style-name="T66">char</text:span><text:span text:style-name="T44"> ucSectorAddress,<text:line-break/> <text:s text:c="23"/></text:span><text:span text:style-name="T66">unsigned</text:span><text:span text:style-name="T44"> </text:span><text:span text:style-name="T66">char</text:span><text:span text:style-name="T44"> ucBlockInSectorAddress,</text:span><text:span text:style-name="T5"><text:line-break/> <text:s text:c="30"/></text:span><text:span text:style-name="T64">unsigned</text:span><text:span text:style-name="T5"> </text:span><text:span text:style-name="T64">char</text:span><text:span text:style-name="T5"> </text:span><text:span text:style-name="T44">ucAuthMode</text:span><text:span text:style-name="T5">);</text:span></text:p>
      <text:p text:style-name="P49"><text:span text:style-name="T81">unsigned long</text:span> <text:span text:style-name="T1">ValueBlockInSectorWrite_PK</text:span>(<text:span text:style-name="T64">long</text:span> <text:span text:style-name="T88">lValue</text:span>,<text:line-break/> <text:s text:c="28"/><text:span text:style-name="T64">unsigned</text:span> <text:span text:style-name="T64">char</text:span> <text:span text:style-name="T88">ucValueAddr</text:span>,<text:line-break/> <text:s text:c="28"/><text:span text:style-name="T66">unsigned</text:span><text:span text:style-name="T88"> </text:span><text:span text:style-name="T66">char</text:span><text:span text:style-name="T88"> ucSectorAddress,<text:line-break/> <text:s text:c="21"/></text:span><text:span text:style-name="T66">unsigned</text:span><text:span text:style-name="T88"> </text:span><text:span text:style-name="T66">char</text:span><text:span text:style-name="T88"> ucBlockInSectorAddress,</text:span><text:line-break/> <text:s text:c="33"/><text:span text:style-name="T64">unsigned</text:span> <text:span text:style-name="T64">char</text:span> <text:span text:style-name="T88">ucAuthMode</text:span>,<text:line-break/> <text:s text:c="20"/><text:span text:style-name="T64">const</text:span> <text:span text:style-name="T64">unsigned</text:span> <text:span text:style-name="T64">char</text:span> *aucProvidedKey);</text:p>
      <text:list xml:id="list8001612087458090574" text:style-name="L35">
        <text:list-item>
          <text:p text:style-name="P187"><text:span text:style-name="T15">lValue - </text:span><text:span text:style-name="T11">Values for the value block entry</text:span></text:p>
        </text:list-item>
        <text:list-item>
          <text:p text:style-name="P187"><text:span text:style-name="T15">ucValueAddr - </text:span><text:span text:style-name="T11">Value block associated address</text:span></text:p>
        </text:list-item>
        <text:list-item>
          <text:p text:style-name="P187"><text:span text:style-name="T15">ucSectorAddress - S</text:span><text:span text:style-name="T11">ector address</text:span></text:p>
        </text:list-item>
        <text:list-item>
          <text:p text:style-name="P187"><text:span text:style-name="T15">ucBlockInSectorAddress - </text:span><text:span text:style-name="T11">Block address of a sector</text:span></text:p>
        </text:list-item>
        <text:list-item>
          <text:p text:style-name="P178"><text:span text:style-name="T15">ucAuthMode</text:span><text:span text:style-name="T11"> - This parameter defines whether to perform authentication key A or key B. It can have two values, namely: AUTHENT1A (0x60) or AUTHENT1B (0x61)</text:span></text:p>
        </text:list-item>
        <text:list-item>
          <text:p text:style-name="P178"><text:soft-page-break/><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8"><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7544977405918390190" text:style-name="L36">
        <text:list-item>
          <text:p text:style-name="P212">ValueBlockIncrement,</text:p>
        </text:list-item>
        <text:list-item>
          <text:p text:style-name="P212">ValueBlockIncrement_AKM1,</text:p>
        </text:list-item>
        <text:list-item>
          <text:p text:style-name="P212">ValueBlockIncrement_AKM2,</text:p>
        </text:list-item>
        <text:list-item>
          <text:p text:style-name="P212">ValueBlockIncrement_PK</text:p>
        </text:list-item>
      </text:list>
      <text:p text:style-name="P38">Functions description:</text:p>
      <text:p text:style-name="P39">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4"/>
      <text:p text:style-name="P36">Funcution declaration (C language):</text:p>
      <text:p text:style-name="P128"><text:span text:style-name="T81">unsigned long</text:span><text:span text:style-name="T5"> <text:line-break/></text:span><text:span text:style-name="T6">ValueBlockInSectorIncrement</text:span><text:span text:style-name="T5">(</text:span><text:span text:style-name="T64">long</text:span><text:span text:style-name="T5"> </text:span><text:span text:style-name="T44">lIncrementValue</text:span><text:span text:style-name="T5">,<text:line-break/> <text:s text:c="27"/></text:span><text:span text:style-name="T66">unsigned</text:span><text:span text:style-name="T44"> </text:span><text:span text:style-name="T66">char</text:span><text:span text:style-name="T44"> ucSectorAddress,<text:line-break/> <text:s text:c="27"/></text:span><text:span text:style-name="T66">unsigned</text:span><text:span text:style-name="T44"> </text:span><text:span text:style-name="T66">char</text:span><text:span text:style-name="T44"> ucBlockInSectorAddress,</text:span><text:span text:style-name="T5"><text:line-break/> <text:s text:c="27"/></text:span><text:span text:style-name="T64">unsigned</text:span><text:span text:style-name="T5"> </text:span><text:span text:style-name="T64">char</text:span><text:span text:style-name="T5"> </text:span><text:span text:style-name="T44">ucAuthMode</text:span><text:span text:style-name="T5">,<text:line-break/></text:span><text:span text:style-name="T44"> <text:s text:c="27"/></text:span><text:span text:style-name="T66">unsigned</text:span><text:span text:style-name="T44"> </text:span><text:span text:style-name="T66">char</text:span><text:span text:style-name="T44"> ucKeyIndex);</text:span></text:p>
      <text:p text:style-name="P128"><text:span text:style-name="T81">unsigned long</text:span> <text:line-break/><text:span text:style-name="T1">ValueBlock</text:span><text:span text:style-name="T6">InSectorIncrement</text:span><text:span text:style-name="T1">_AKM1</text:span>(<text:span text:style-name="T64">long</text:span> <text:span text:style-name="T44">lIn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29"/><text:tab/></text:span><text:span text:style-name="T64">unsigned</text:span><text:span text:style-name="T5"> </text:span><text:span text:style-name="T64">char</text:span><text:span text:style-name="T5"> </text:span><text:span text:style-name="T44">ucAuthMode</text:span><text:span text:style-name="T5">);</text:span></text:p>
      <text:p text:style-name="P128"><text:span text:style-name="T81">unsigned long</text:span> <text:line-break/><text:span text:style-name="T1">ValueBlock</text:span><text:span text:style-name="T6">InSectorIncrement</text:span><text:span text:style-name="T1">_AKM2</text:span>(<text:span text:style-name="T64">long</text:span> <text:span text:style-name="T44">lIn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32"/></text:span><text:span text:style-name="T64">unsigned</text:span><text:span text:style-name="T5"> </text:span><text:span text:style-name="T64">char</text:span><text:span text:style-name="T5"> </text:span><text:span text:style-name="T44">ucAuthMode</text:span><text:span text:style-name="T5">);</text:span></text:p>
      <text:p text:style-name="P46"><text:soft-page-break/><text:span text:style-name="T85">unsigned long</text:span><text:span text:style-name="T42"> <text:line-break/></text:span><text:span text:style-name="T7">ValueBlockInSectorIncrement_PK</text:span><text:span text:style-name="T42">(</text:span><text:span text:style-name="T65">long</text:span><text:span text:style-name="T42"> </text:span><text:span text:style-name="T44">lIncrementValue</text:span><text:span text:style-name="T42">,<text:line-break/> <text:s text:c="30"/></text:span><text:span text:style-name="T66">unsigned</text:span><text:span text:style-name="T44"> </text:span><text:span text:style-name="T66">char</text:span><text:span text:style-name="T44"> ucSectorAddress,<text:line-break/> <text:s text:c="23"/></text:span><text:span text:style-name="T66">unsigned</text:span><text:span text:style-name="T44"> </text:span><text:span text:style-name="T66">char</text:span><text:span text:style-name="T44"> ucBlockInSectorAddress,</text:span><text:span text:style-name="T42"><text:line-break/> <text:s text:c="35"/></text:span><text:span text:style-name="T65">unsigned</text:span><text:span text:style-name="T42"> </text:span><text:span text:style-name="T65">char</text:span><text:span text:style-name="T42"> </text:span><text:span text:style-name="T44">ucAuthMode</text:span><text:span text:style-name="T42">,<text:line-break/> <text:s text:c="24"/></text:span><text:span text:style-name="T65">const</text:span><text:span text:style-name="T42"> </text:span><text:span text:style-name="T65">unsigned</text:span><text:span text:style-name="T42"> </text:span><text:span text:style-name="T65">char</text:span><text:span text:style-name="T42"> *aucProvidedKey);</text:span></text:p>
      <text:list xml:id="list880804206995215707" text:style-name="L37">
        <text:list-item>
          <text:p text:style-name="P188"><text:span text:style-name="T15">lIncrementValue - </text:span><text:span text:style-name="T11">The value of value block increment</text:span></text:p>
        </text:list-item>
        <text:list-item>
          <text:p text:style-name="P188"><text:span text:style-name="T15">ucBlockAddress - </text:span><text:span text:style-name="T11">Block adress in a sector</text:span></text:p>
        </text:list-item>
        <text:list-item>
          <text:p text:style-name="P179"><text:span text:style-name="T15">ucAuthMode - </text:span><text:span text:style-name="T11">This parameter defines whether to perform authentication key A or key B. It can have two values, namely: AUTHENT1A (0x60) or AUTHENT1B (0x61)</text:span></text:p>
        </text:list-item>
        <text:list-item>
          <text:p text:style-name="P179"><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79"><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33"/>
      <text:list xml:id="list7817953134229427801" text:style-name="L38">
        <text:list-item>
          <text:p text:style-name="P213">ValueBlockInSectorIncrement,</text:p>
        </text:list-item>
        <text:list-item>
          <text:p text:style-name="P213">ValueBlockInSectorIncrement_AKM1,</text:p>
        </text:list-item>
        <text:list-item>
          <text:p text:style-name="P213">ValueBlockInSectorIncrement_AKM2,</text:p>
        </text:list-item>
        <text:list-item>
          <text:p text:style-name="P213">ValueBlockInSectorIncrement_PK</text:p>
        </text:list-item>
      </text:list>
      <text:p text:style-name="P38">Functions description:</text:p>
      <text:p text:style-name="P39">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4"/>
      <text:p text:style-name="P36">Functions declaration (C language):</text:p>
      <text:p text:style-name="P127"><text:span text:style-name="T81">unsigned long</text:span><text:span text:style-name="T5"> <text:line-break/></text:span><text:span text:style-name="T6">ValueBlockInSectorIncrement</text:span><text:span text:style-name="T5">(</text:span><text:span text:style-name="T64">long</text:span><text:span text:style-name="T5"> </text:span><text:span text:style-name="T44">lIncrementValue</text:span><text:span text:style-name="T5">,<text:line-break/> <text:s text:c="27"/></text:span><text:span text:style-name="T66">unsigned</text:span><text:span text:style-name="T44"> </text:span><text:span text:style-name="T66">char</text:span><text:span text:style-name="T44"> ucSectorAddress,<text:line-break/> <text:s text:c="27"/></text:span><text:span text:style-name="T66">unsigned</text:span><text:span text:style-name="T44"> </text:span><text:span text:style-name="T66">char</text:span><text:span text:style-name="T44"> ucBlockInSectorAddress,</text:span><text:span text:style-name="T5"><text:line-break/> <text:s text:c="27"/></text:span><text:span text:style-name="T64">unsigned</text:span><text:span text:style-name="T5"> </text:span><text:span text:style-name="T64">char</text:span><text:span text:style-name="T5"> </text:span><text:span text:style-name="T44">ucAuthMode</text:span><text:span text:style-name="T5">,<text:line-break/></text:span><text:span text:style-name="T44"> <text:s text:c="27"/></text:span><text:span text:style-name="T66">unsigned</text:span><text:span text:style-name="T44"> </text:span><text:span text:style-name="T66">char</text:span><text:span text:style-name="T44"> ucKeyIndex);</text:span></text:p>
      <text:p text:style-name="P127"><text:soft-page-break/><text:span text:style-name="T81">unsigned long</text:span> <text:line-break/><text:span text:style-name="T1">ValueBlock</text:span><text:span text:style-name="T6">InSectorIncrement</text:span><text:span text:style-name="T1">_AKM1</text:span>(<text:span text:style-name="T64">long</text:span> <text:span text:style-name="T44">lIn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28"/><text:tab/></text:span><text:span text:style-name="T64">unsigned</text:span><text:span text:style-name="T5"> </text:span><text:span text:style-name="T64">char</text:span><text:span text:style-name="T5"> </text:span><text:span text:style-name="T44">ucAuthMode</text:span><text:span text:style-name="T5">);</text:span></text:p>
      <text:p text:style-name="P127"><text:span text:style-name="T81">unsigned long</text:span> <text:line-break/><text:span text:style-name="T1">ValueBlock</text:span><text:span text:style-name="T6">InSectorIncrement</text:span><text:span text:style-name="T1">_AKM2</text:span>(<text:span text:style-name="T64">long</text:span> <text:span text:style-name="T44">lIn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32"/></text:span><text:span text:style-name="T64">unsigned</text:span><text:span text:style-name="T5"> </text:span><text:span text:style-name="T64">char</text:span><text:span text:style-name="T5"> </text:span><text:span text:style-name="T44">ucAuthMode</text:span><text:span text:style-name="T5">);</text:span></text:p>
      <text:p text:style-name="P46"><text:span text:style-name="T85">unsigned long</text:span><text:span text:style-name="T42"> <text:line-break/></text:span><text:span text:style-name="T7">ValueBlockInSectorIncrement_PK</text:span><text:span text:style-name="T42">(</text:span><text:span text:style-name="T65">long</text:span><text:span text:style-name="T42"> </text:span><text:span text:style-name="T44">lIncrementValue</text:span><text:span text:style-name="T42">,<text:line-break/> <text:s text:c="30"/></text:span><text:span text:style-name="T66">unsigned</text:span><text:span text:style-name="T44"> </text:span><text:span text:style-name="T66">char</text:span><text:span text:style-name="T44"> ucSectorAddress,<text:line-break/> <text:s text:c="23"/></text:span><text:span text:style-name="T66">unsigned</text:span><text:span text:style-name="T44"> </text:span><text:span text:style-name="T66">char</text:span><text:span text:style-name="T44"> ucBlockInSectorAddress,</text:span><text:span text:style-name="T42"><text:line-break/> <text:s text:c="35"/></text:span><text:span text:style-name="T65">unsigned</text:span><text:span text:style-name="T42"> </text:span><text:span text:style-name="T65">char</text:span><text:span text:style-name="T42"> </text:span><text:span text:style-name="T44">ucAuthMode</text:span><text:span text:style-name="T42">,<text:line-break/> <text:s text:c="23"/></text:span><text:span text:style-name="T65">const</text:span><text:span text:style-name="T42"> </text:span><text:span text:style-name="T65">unsigned</text:span><text:span text:style-name="T42"> </text:span><text:span text:style-name="T65">char</text:span><text:span text:style-name="T42"> *aucProvidedKey);</text:span></text:p>
      <text:list xml:id="list4207758171075822824" text:style-name="L39">
        <text:list-item>
          <text:p text:style-name="P189"><text:span text:style-name="T15">lIncrementValue - </text:span><text:span text:style-name="T11">The value of value block increment</text:span></text:p>
        </text:list-item>
        <text:list-item>
          <text:p text:style-name="P189"><text:span text:style-name="T15">ucSectorAddress - S</text:span><text:span text:style-name="T11">ector address</text:span></text:p>
        </text:list-item>
        <text:list-item>
          <text:p text:style-name="P189"><text:span text:style-name="T15">ucBlockInSectorAddress - </text:span><text:span text:style-name="T11">Block address within a sector</text:span></text:p>
        </text:list-item>
        <text:list-item>
          <text:p text:style-name="P180"><text:span text:style-name="T15">ucAuthMode - </text:span><text:span text:style-name="T11">This parameter defines whether to perform authentication key A or key B. It can have two values, namely: AUTHENT1A (0x60) or AUTHENT1B (0x61)</text:span></text:p>
        </text:list-item>
        <text:list-item>
          <text:p text:style-name="P180"><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80"><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50"/>
      <text:list xml:id="list3009952150208003047" text:style-name="L40">
        <text:list-item>
          <text:p text:style-name="P214">ValueBlockDecrement,</text:p>
        </text:list-item>
        <text:list-item>
          <text:p text:style-name="P214">ValueBlockDecrement_AKM1,</text:p>
        </text:list-item>
        <text:list-item>
          <text:p text:style-name="P214">ValueBlockDecrement_AKM2,</text:p>
        </text:list-item>
        <text:list-item>
          <text:p text:style-name="P214">ValueBlockDecrement_PK</text:p>
        </text:list-item>
      </text:list>
      <text:p text:style-name="P38">Functions description:</text:p>
      <text:p text:style-name="P39">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6"><text:soft-page-break/>Functions declaration (C language):</text:p>
      <text:p text:style-name="P128"><text:span text:style-name="T81">unsigned long</text:span><text:span text:style-name="T5"> </text:span><text:span text:style-name="T6">ValueBlockDecrement</text:span><text:span text:style-name="T5">(</text:span><text:span text:style-name="T64">long</text:span><text:span text:style-name="T5"> </text:span><text:span text:style-name="T44">l</text:span><text:span text:style-name="T8">De</text:span><text:span text:style-name="T44">crementValue</text:span><text:span text:style-name="T5">,<text:line-break/> <text:s text:c="29"/></text:span><text:span text:style-name="T64">unsigned</text:span><text:span text:style-name="T5"> </text:span><text:span text:style-name="T64">char</text:span><text:span text:style-name="T5"> </text:span><text:span text:style-name="T44">ucBlockAddress</text:span><text:span text:style-name="T5">,<text:line-break/> <text:s text:c="29"/></text:span><text:span text:style-name="T64">unsigned</text:span><text:span text:style-name="T5"> </text:span><text:span text:style-name="T64">char</text:span><text:span text:style-name="T5"> </text:span><text:span text:style-name="T44">ucAuthMode</text:span><text:span text:style-name="T5">,<text:line-break/> <text:s text:c="3"/></text:span><text:span text:style-name="T44"><text:s text:c="26"/></text:span><text:span text:style-name="T66">unsigned</text:span><text:span text:style-name="T44"> </text:span><text:span text:style-name="T66">char</text:span><text:span text:style-name="T44"> ucKeyIndex);</text:span></text:p>
      <text:p text:style-name="P128"><text:span text:style-name="T81">unsigned long</text:span> <text:span text:style-name="T1">ValueBlock</text:span><text:span text:style-name="T6">Decrement</text:span><text:span text:style-name="T1">_AKM1</text:span>(<text:span text:style-name="T64">long</text:span> <text:span text:style-name="T44">l</text:span><text:span text:style-name="T8">De</text:span><text:span text:style-name="T44">crementValue</text:span>,<text:line-break/><text:span text:style-name="T5"> <text:s text:c="34"/></text:span><text:span text:style-name="T64">unsigned</text:span><text:span text:style-name="T5"> </text:span><text:span text:style-name="T64">char</text:span><text:span text:style-name="T5"> </text:span><text:span text:style-name="T44">ucBlockAddress</text:span><text:span text:style-name="T5">,<text:line-break/> <text:s text:c="34"/></text:span><text:span text:style-name="T64">unsigned</text:span><text:span text:style-name="T5"> </text:span><text:span text:style-name="T64">char</text:span><text:span text:style-name="T5"> </text:span><text:span text:style-name="T44">ucAuthMode</text:span><text:span text:style-name="T5">);</text:span></text:p>
      <text:p text:style-name="P128"><text:span text:style-name="T81">unsigned long</text:span> <text:span text:style-name="T1">ValueBlock</text:span><text:span text:style-name="T6">Decrement</text:span><text:span text:style-name="T1">_AKM2</text:span>(<text:span text:style-name="T64">long</text:span> <text:span text:style-name="T44">l</text:span><text:span text:style-name="T8">De</text:span><text:span text:style-name="T44">crementValue</text:span>,<text:line-break/><text:span text:style-name="T5"> <text:s text:c="34"/></text:span><text:span text:style-name="T64">unsigned</text:span><text:span text:style-name="T5"> </text:span><text:span text:style-name="T64">char</text:span><text:span text:style-name="T5"> </text:span><text:span text:style-name="T44">ucBlockAddress</text:span><text:span text:style-name="T5">,<text:line-break/> <text:s text:c="34"/></text:span><text:span text:style-name="T64">unsigned</text:span><text:span text:style-name="T5"> </text:span><text:span text:style-name="T64">char</text:span><text:span text:style-name="T5"> </text:span><text:span text:style-name="T44">ucAuthMode</text:span><text:span text:style-name="T5">);</text:span></text:p>
      <text:p text:style-name="P22"><text:span text:style-name="T85">unsigned long</text:span><text:span text:style-name="T42"> </text:span><text:span text:style-name="T7">ValueBlockDecrement_PK</text:span><text:span text:style-name="T42">(</text:span><text:span text:style-name="T65">long</text:span><text:span text:style-name="T42"> </text:span><text:span text:style-name="T44">l</text:span><text:span text:style-name="T8">De</text:span><text:span text:style-name="T44">crementValue</text:span><text:span text:style-name="T42">,<text:line-break/> <text:s text:c="32"/></text:span><text:span text:style-name="T65">unsigned</text:span><text:span text:style-name="T42"> </text:span><text:span text:style-name="T65">char</text:span><text:span text:style-name="T42"> </text:span><text:span text:style-name="T44">ucBlockAddress</text:span><text:span text:style-name="T42">,<text:line-break/> <text:s text:c="36"/></text:span><text:span text:style-name="T65">unsigned</text:span><text:span text:style-name="T42"> </text:span><text:span text:style-name="T65">char</text:span><text:span text:style-name="T42"> </text:span><text:span text:style-name="T44">ucAuthMode</text:span><text:span text:style-name="T42">,<text:line-break/> <text:s text:c="25"/>c</text:span><text:span text:style-name="T65">onst</text:span><text:span text:style-name="T42"> </text:span><text:span text:style-name="T65">unsigned</text:span><text:span text:style-name="T42"> </text:span><text:span text:style-name="T65">char</text:span><text:span text:style-name="T42"> *aucProvidedKey);</text:span></text:p>
      <text:list xml:id="list486518792609413766" text:style-name="L41">
        <text:list-item>
          <text:p text:style-name="P190"><text:span text:style-name="T15">lDecrementValue - </text:span><text:span text:style-name="T11">The value of value block decrement</text:span></text:p>
        </text:list-item>
        <text:list-item>
          <text:p text:style-name="P190"><text:span text:style-name="T15">ucBlockAddress - </text:span><text:span text:style-name="T11">Block address within a sector</text:span></text:p>
        </text:list-item>
        <text:list-item>
          <text:p text:style-name="P181"><text:span text:style-name="T15">ucAuthMode - </text:span><text:span text:style-name="T11">This parameter defines whether to perform authentication key A or key B. It can have two values, namely: AUTHENT1A (0x60) or AUTHENT1B (0x61)</text:span></text:p>
        </text:list-item>
        <text:list-item>
          <text:p text:style-name="P181"><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81"><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50"/>
      <text:list xml:id="list8815889251601874383" text:style-name="L42">
        <text:list-item>
          <text:p text:style-name="P215">ValueBlockInSectorDecrement,</text:p>
        </text:list-item>
        <text:list-item>
          <text:p text:style-name="P215">ValueBlockInSectorDecrement_AKM1,</text:p>
        </text:list-item>
        <text:list-item>
          <text:p text:style-name="P215">ValueBlockInSectorDecrement_AKM2,</text:p>
        </text:list-item>
        <text:list-item>
          <text:p text:style-name="P215">ValueBlockInSectorDecrement_PK</text:p>
        </text:list-item>
      </text:list>
      <text:p text:style-name="P38">Functions description:</text:p>
      <text:p text:style-name="P3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36">Function declaration (C language):</text:p>
      <text:p text:style-name="P128"><text:span text:style-name="T77">unsigned long</text:span><text:span text:style-name="T5"> <text:line-break/></text:span><text:span text:style-name="T6">ValueBlockInSectorDecrement</text:span><text:span text:style-name="T5">(</text:span><text:span text:style-name="T64">long</text:span><text:span text:style-name="T5"> </text:span><text:span text:style-name="T44">l</text:span><text:span text:style-name="T8">De</text:span><text:span text:style-name="T44">crementValue</text:span><text:span text:style-name="T5">,<text:line-break/> <text:s text:c="27"/></text:span><text:span text:style-name="T66">unsigned</text:span><text:span text:style-name="T44"> </text:span><text:span text:style-name="T66">char</text:span><text:span text:style-name="T44"> ucSectorAddress,<text:line-break/> <text:s text:c="27"/></text:span><text:span text:style-name="T66">unsigned</text:span><text:span text:style-name="T44"> </text:span><text:span text:style-name="T66">char</text:span><text:span text:style-name="T44"> ucBlockInSectorAddress,</text:span><text:span text:style-name="T5"><text:line-break/> <text:s text:c="27"/></text:span><text:span text:style-name="T64">unsigned</text:span><text:span text:style-name="T5"> </text:span><text:span text:style-name="T64">char</text:span><text:span text:style-name="T5"> </text:span><text:span text:style-name="T44">ucAuthMode</text:span><text:span text:style-name="T5">,<text:line-break/></text:span><text:span text:style-name="T44"> <text:s text:c="27"/></text:span><text:span text:style-name="T66">unsigned</text:span><text:span text:style-name="T44"> </text:span><text:span text:style-name="T66">char</text:span><text:span text:style-name="T44"> ucKeyIndex);</text:span></text:p>
      <text:p text:style-name="P128"><text:span text:style-name="T81">unsigned long</text:span> <text:line-break/><text:span text:style-name="T1">ValueBlock</text:span><text:span text:style-name="T6">InSectorDecrement</text:span><text:span text:style-name="T1">_AKM1</text:span>(<text:span text:style-name="T64">long</text:span> <text:span text:style-name="T44">l</text:span><text:span text:style-name="T8">De</text:span><text:span text:style-name="T44">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31"/></text:span><text:span text:style-name="T64">unsigned</text:span><text:span text:style-name="T5"> </text:span><text:span text:style-name="T64">char</text:span><text:span text:style-name="T5"> </text:span><text:span text:style-name="T44">ucAuthMode</text:span><text:span text:style-name="T5">);</text:span></text:p>
      <text:p text:style-name="P128"><text:span text:style-name="T81">unsigned long</text:span> <text:line-break/><text:span text:style-name="T1">ValueBlock</text:span><text:span text:style-name="T6">InSectorDecrement</text:span><text:span text:style-name="T1">_AKM2</text:span>(<text:span text:style-name="T64">long</text:span> <text:span text:style-name="T44">l</text:span><text:span text:style-name="T8">De</text:span><text:span text:style-name="T44">crementValue</text:span>,<text:line-break/><text:span text:style-name="T5"> <text:s text:c="32"/></text:span><text:span text:style-name="T66">unsigned</text:span><text:span text:style-name="T44"> </text:span><text:span text:style-name="T66">char</text:span><text:span text:style-name="T44"> ucSectorAddress,<text:line-break/> <text:s text:c="25"/></text:span><text:span text:style-name="T66">unsigned</text:span><text:span text:style-name="T44"> </text:span><text:span text:style-name="T66">char</text:span><text:span text:style-name="T44"> ucBlockInSectorAddress,</text:span><text:span text:style-name="T5"><text:line-break/> <text:s text:c="29"/></text:span><text:span text:style-name="T64">unsigned</text:span><text:span text:style-name="T5"> </text:span><text:span text:style-name="T64">char</text:span><text:span text:style-name="T5"> </text:span><text:span text:style-name="T44">ucAuthMode</text:span><text:span text:style-name="T5">);</text:span></text:p>
      <text:p text:style-name="P22"><text:span text:style-name="T85">unsigned long</text:span><text:span text:style-name="T42"> <text:line-break/></text:span><text:span text:style-name="T7">ValueBlockInSectorDecrement_PK</text:span><text:span text:style-name="T42">(</text:span><text:span text:style-name="T65">long</text:span><text:span text:style-name="T42"> </text:span><text:span text:style-name="T44">l</text:span><text:span text:style-name="T8">De</text:span><text:span text:style-name="T44">crementValue</text:span><text:span text:style-name="T42">,<text:line-break/> <text:s text:c="30"/></text:span><text:span text:style-name="T66">unsigned</text:span><text:span text:style-name="T44"> </text:span><text:span text:style-name="T66">char</text:span><text:span text:style-name="T44"> ucSectorAddress,<text:line-break/> <text:s text:c="23"/></text:span><text:span text:style-name="T66">unsigned</text:span><text:span text:style-name="T44"> </text:span><text:span text:style-name="T66">char</text:span><text:span text:style-name="T44"> ucBlockInSectorAddress,</text:span><text:span text:style-name="T42"><text:line-break/> <text:s text:c="30"/></text:span><text:span text:style-name="T65">unsigned</text:span><text:span text:style-name="T42"> </text:span><text:span text:style-name="T65">char</text:span><text:span text:style-name="T42"> </text:span><text:span text:style-name="T44">ucAuthMode</text:span><text:span text:style-name="T42">,<text:line-break/> <text:s text:c="24"/></text:span><text:span text:style-name="T65">const</text:span><text:span text:style-name="T42"> </text:span><text:span text:style-name="T65">unsigned</text:span><text:span text:style-name="T42"> </text:span><text:span text:style-name="T65">char</text:span><text:span text:style-name="T42"> *aucProvidedKey);</text:span></text:p>
      <text:list xml:id="list2275935338377024933" text:style-name="L43">
        <text:list-item>
          <text:p text:style-name="P191"><text:span text:style-name="T15">lDecrementValue - </text:span><text:span text:style-name="T11">The value of value block decrement</text:span></text:p>
        </text:list-item>
        <text:list-item>
          <text:p text:style-name="P191"><text:span text:style-name="T15">ucSectorAddress - </text:span><text:span text:style-name="T11">Sector address</text:span></text:p>
        </text:list-item>
        <text:list-item>
          <text:p text:style-name="P191"><text:span text:style-name="T15">ucBlockInSectorAddress - </text:span><text:span text:style-name="T11">Block address within a sector</text:span></text:p>
        </text:list-item>
        <text:list-item>
          <text:p text:style-name="P191"><text:span text:style-name="T15">ucAuthMode - </text:span><text:span text:style-name="T11">This parameter defines whether to perform authentication key A or key B. It can have two values, namely: AUTHENT1A (0x60) or AUTHENT1B (0x61)</text:span></text:p>
        </text:list-item>
        <text:list-item>
          <text:p text:style-name="P191"><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3"><text:span text:style-name="T15">aucProvidedKey - </text:span><text:span text:style-name="T11">Pointer to the six-byte array that contains the key for authentication of the "Provided Key" method. _PK function name suffix indicates to the use of this method.</text:span></text:p>
      <text:p text:style-name="P54"/>
      <text:p text:style-name="P54"/>
      <text:p text:style-name="P54"><text:soft-page-break/></text:p>
      <text:p text:style-name="P55">Additional general functions for working with the cards</text:p>
      <text:list xml:id="list4415589338245522797" text:style-name="L44">
        <text:list-item>
          <text:p text:style-name="P228">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64">#define</text:span><text:span text:style-name="T5"> DL_MIFARE_ULTRALIGHT<text:tab/><text:tab/><text:tab/>0x01<text:line-break/></text:span><text:span text:style-name="T64">#define</text:span><text:span text:style-name="T5"> DL_MIFARE_ULTRALIGHT_EV1_11<text:tab/><text:tab/>0x02<text:line-break/></text:span><text:span text:style-name="T64">#define</text:span><text:span text:style-name="T5"> DL_MIFARE_ULTRALIGHT_EV1_21<text:tab/><text:tab/>0x03<text:line-break/></text:span><text:span text:style-name="T64">#define</text:span><text:span text:style-name="T5"> DL_MIFARE_ULTRALIGHT_C<text:tab/><text:tab/><text:tab/>0x04<text:line-break/></text:span><text:span text:style-name="T64">#define</text:span><text:span text:style-name="T5"> DL_NTAG_203<text:tab/><text:tab/><text:tab/><text:tab/><text:tab/>0x05<text:line-break/></text:span></text:p>
      <text:p text:style-name="P3"><text:span text:style-name="T64">#define</text:span><text:span text:style-name="T5"> DL_NTAG_210<text:tab/><text:tab/><text:tab/><text:tab/><text:tab/>0x06<text:line-break/></text:span><text:span text:style-name="T64">#define</text:span><text:span text:style-name="T5"> DL_NTAG_212<text:tab/><text:tab/><text:tab/><text:tab/><text:tab/>0x07<text:line-break/></text:span><text:span text:style-name="T64">#define</text:span><text:span text:style-name="T5"> DL_NTAG_213<text:tab/><text:tab/><text:tab/><text:tab/><text:tab/>0x08<text:line-break/></text:span><text:span text:style-name="T64">#define</text:span><text:span text:style-name="T5"> DL_NTAG_215<text:tab/><text:tab/><text:tab/><text:tab/><text:tab/>0x09<text:line-break/></text:span><text:span text:style-name="T64">#define</text:span><text:span text:style-name="T5"> DL_NTAG_216<text:tab/><text:tab/><text:tab/><text:tab/><text:tab/>0x0A</text:span></text:p>
      <text:p text:style-name="P59"><text:span text:style-name="T59">#define</text:span><text:span text:style-name="T21"> DL_MIFARE_MINI<text:tab/><text:tab/><text:tab/><text:tab/>0x20<text:line-break/></text:span><text:span text:style-name="T59">#define </text:span><text:span text:style-name="T21">DL_MIFARE_CLASSIC_1K<text:tab/><text:tab/><text:tab/>0x21<text:line-break/></text:span><text:span text:style-name="T59">#define</text:span><text:span text:style-name="T21"> DL_MIFARE_CLASSIC_4K<text:tab/><text:tab/><text:tab/>0x22<text:line-break/></text:span><text:span text:style-name="T59">#define</text:span><text:span text:style-name="T21"> DL_MIFARE_PLUS_S_2K<text:tab/><text:tab/><text:tab/>0x23<text:line-break/></text:span><text:span text:style-name="T59">#define</text:span><text:span text:style-name="T21"> DL_MIFARE_PLUS_S_4K<text:tab/><text:tab/><text:tab/>0x24<text:line-break/></text:span><text:span text:style-name="T59">#define</text:span><text:span text:style-name="T21"> DL_MIFARE_PLUS_X_2K<text:tab/><text:tab/><text:tab/>0x25<text:line-break/></text:span><text:span text:style-name="T59">#define</text:span><text:span text:style-name="T21"> DL_MIFARE_PLUS_X_4K<text:tab/><text:tab/><text:tab/>0x26<text:line-break/></text:span><text:span text:style-name="T59">#define</text:span><text:span text:style-name="T21"> DL_MIFARE_DESFIRE<text:tab/><text:tab/><text:tab/><text:tab/>0x27<text:line-break/></text:span><text:span text:style-name="T59">#define</text:span><text:span text:style-name="T21"> DL_MIFARE_DESFIRE_EV1_2K<text:tab/><text:tab/><text:tab/>0x28<text:line-break/></text:span><text:span text:style-name="T59">#define</text:span><text:span text:style-name="T21"> DL_MIFARE_DESFIRE_EV1_4K<text:tab/><text:tab/><text:tab/>0x29<text:line-break/></text:span><text:span text:style-name="T56">#define</text:span><text:span text:style-name="T18"> DL_MIFARE_DESFIRE_EV1_8K<text:tab/><text:tab/>0x2A</text:span></text:p>
      <text:p text:style-name="P61">If the card type is not supported, function return the value zero.</text:p>
      <text:p text:style-name="P60"><text:span text:style-name="T56">#define</text:span><text:span text:style-name="T18"> TAG_UNKNOWN<text:tab/><text:tab/><text:tab/><text:tab/><text:tab/>0x00</text:span></text:p>
      <text:p text:style-name="P61">Function declaration (C language):</text:p>
      <text:p text:style-name="P66">unsigned long GetDlogicCardType(unsigned char *lpucCardType);</text:p>
      <text:p text:style-name="P9">Parameter description:</text:p>
      <text:list xml:id="list6160643592172282496" text:style-name="L45">
        <text:list-item>
          <text:p text:style-name="P151">lpucCardType<text:tab/>Pointer to the variable in which the value of the card type written.</text:p>
        </text:list-item>
      </text:list>
      <text:p text:style-name="P9"><text:soft-page-break/></text:p>
      <text:list xml:id="list83627492499208" text:continue-numbering="true" text:style-name="L45">
        <text:list-item>
          <text:p text:style-name="P152">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38"><text:span text:style-name="T55">unsigned</text:span> <text:span text:style-name="T55">long </text:span>GetCardIdEx(unsigned char *lpuSak,<text:line-break/><text:tab/><text:tab/>unsigned char *aucUid, <text:line-break/><text:tab/><text:tab/>unsigned char *lpucUidSize);</text:p>
      <text:p text:style-name="P77">Parameters description:</text:p>
      <text:list xml:id="list1608210025635457460" text:style-name="L46">
        <text:list-item>
          <text:p text:style-name="P248">lpuSak<text:tab/>Pointer to the variable in which the <text:s/>SAK (Select Acknowledge) written.</text:p>
        </text:list-item>
        <text:list-item>
          <text:p text:style-name="P277"><text:span text:style-name="T26">AucUid<text:tab/>Pointer to array of bytes in which the card UID (</text:span><text:span text:style-name="T32">Unique Identifier</text:span><text:span text:style-name="T33">) written.</text:span></text:p>
        </text:list-item>
        <text:list-item>
          <text:p text:style-name="P264">LpucUidSize<text:tab/>Pointer to variable for the card UID size.</text:p>
        </text:list-item>
      </text:list>
      <text:p text:style-name="P90"/>
      <text:h text:style-name="P242" text:outline-level="1">Function for DLL version reading</text:h>
      <text:list xml:id="list9100594077867827379" text:style-name="L47">
        <text:list-item>
          <text:p text:style-name="P153">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41">0</text:p>
          </table:table-cell>
          <table:table-cell table:style-name="Tabela1.A1" office:value-type="float" office:value="1">
            <text:p text:style-name="P141">1</text:p>
          </table:table-cell>
          <table:table-cell table:style-name="Tabela1.A1" office:value-type="float" office:value="2">
            <text:p text:style-name="P141">2</text:p>
          </table:table-cell>
          <table:table-cell table:style-name="Tabela1.D1" office:value-type="float" office:value="3">
            <text:p text:style-name="P141">3</text:p>
          </table:table-cell>
        </table:table-row>
        <table:table-row>
          <table:table-cell table:style-name="Tabela1.B2" office:value-type="string">
            <text:p text:style-name="P141">DLL Major Version</text:p>
          </table:table-cell>
          <table:table-cell table:style-name="Tabela1.B2" office:value-type="string">
            <text:p text:style-name="P141">DLL Minor Version</text:p>
          </table:table-cell>
          <table:table-cell table:style-name="Tabela1.C2" table:number-columns-spanned="2" office:value-type="string">
            <text:p text:style-name="P141">DLL Build</text:p>
          </table:table-cell>
          <table:covered-table-cell/>
        </table:table-row>
      </table:table>
      <text:p text:style-name="P72">Example:</text:p>
      <text:p text:style-name="P72">Function returns the number 0x00080202.</text:p>
      <text:p text:style-name="P72">DLL Major Version = 2</text:p>
      <text:p text:style-name="P72">DLL Minor Version = 2</text:p>
      <text:p text:style-name="P77"><text:soft-page-break/>DLL Build = 8</text:p>
      <text:p text:style-name="P77">Function declaration (C language):</text:p>
      <text:p text:style-name="P126"><text:span text:style-name="T36">unsigned long</text:span><text:span text:style-name="T78"> </text:span><text:span text:style-name="T36">GetDllVersion(void)</text:span><text:span text:style-name="T38">;</text:span></text:p>
      <text:p text:style-name="P91"/>
      <text:h text:style-name="Heading_20_2" text:outline-level="2">Functions that support NDEF records</text:h>
      <text:list xml:id="list5707022737451949259" text:style-name="L48">
        <text:list-item>
          <text:p text:style-name="P157">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55">unsigned</text:span><text:span text:style-name="T5"> </text:span><text:span text:style-name="T55">long</text:span><text:span text:style-name="T5"> get_ndef_record_count(<text:line-break/><text:tab/><text:tab/><text:tab/></text:span><text:span text:style-name="T55">unsigned</text:span><text:span text:style-name="T5"> </text:span><text:span text:style-name="T55">char</text:span><text:span text:style-name="T5"> *ndef_message_cnt, <text:line-break/><text:tab/><text:tab/><text:tab/></text:span><text:span text:style-name="T55">unsigned</text:span><text:span text:style-name="T5"> </text:span><text:span text:style-name="T55">char</text:span><text:span text:style-name="T5"> *ndef_record_cnt, <text:line-break/><text:tab/><text:tab/><text:tab/></text:span><text:span text:style-name="T55">unsigned</text:span><text:span text:style-name="T5"> </text:span><text:span text:style-name="T55">char</text:span><text:span text:style-name="T5"> *ndef_record_array, <text:line-break/><text:tab/><text:tab/><text:tab/></text:span><text:span text:style-name="T55">unsigned</text:span><text:span text:style-name="T5"> </text:span><text:span text:style-name="T55">char</text:span><text:span text:style-name="T5"> *empty_ndef_message_cnt);</text:span></text:p>
      <text:p text:style-name="P12">Parameters description:</text:p>
      <text:list xml:id="list7544238670143592320" text:style-name="L49">
        <text:list-item>
          <text:p text:style-name="P154">ndef_message_cnt<text:tab/><text:tab/>pointer to the variable containing number of NDEF messages</text:p>
        </text:list-item>
        <text:list-item>
          <text:p text:style-name="P154">ndef_record_cnt<text:tab/><text:tab/>pointer to the variable containing number of NDEF records</text:p>
        </text:list-item>
        <text:list-item>
          <text:p text:style-name="P154">ndef_record_array<text:tab/><text:tab/>pointer to the array of bytes containing pairs (message ordinal – number of records)</text:p>
        </text:list-item>
        <text:list-item>
          <text:p text:style-name="P154">empty_ndef_message_cnt <text:tab/>pointer to the variable containing number of empty messages</text:p>
        </text:list-item>
      </text:list>
      <text:p text:style-name="P12"/>
      <text:p text:style-name="P12"/>
      <text:p text:style-name="P12"/>
      <text:list xml:id="list83627303567553" text:continue-numbering="true" text:style-name="L49">
        <text:list-item>
          <text:h text:style-name="P234" text:outline-level="2"><text:soft-page-break/>read_ndef_record</text:h>
        </text:list-item>
      </text:list>
      <text:p text:style-name="P78">Function description:</text:p>
      <text:p text:style-name="P78">Function returns TNF, type of record, ID and payload from the NDEF record. NDEF record shall be elected by the message ordinal and record ordinal in this message.</text:p>
      <text:p text:style-name="P78">Function declaration (C language)</text:p>
      <text:p text:style-name="P16"><text:span text:style-name="T60">unsigned</text:span><text:span text:style-name="T23"> </text:span><text:span text:style-name="T60">long</text:span><text:span text:style-name="T91"> read_ndef_record(unsigned char message_nr, <text:line-break/><text:tab/><text:tab/><text:tab/></text:span><text:span text:style-name="T60">unsigned</text:span><text:span text:style-name="T23"> </text:span><text:span text:style-name="T60">char</text:span><text:span text:style-name="T91"> record_nr, <text:line-break/><text:tab/><text:tab/><text:tab/></text:span><text:span text:style-name="T60">unsigned</text:span><text:span text:style-name="T23"> </text:span><text:span text:style-name="T60">char</text:span><text:span text:style-name="T91"> *tnf, <text:line-break/><text:tab/><text:tab/><text:tab/></text:span><text:span text:style-name="T60">unsigned</text:span><text:span text:style-name="T23"> </text:span><text:span text:style-name="T60">char</text:span><text:span text:style-name="T91"> *type_record, <text:line-break/><text:tab/><text:tab/><text:tab/></text:span><text:span text:style-name="T60">unsigned</text:span><text:span text:style-name="T23"> </text:span><text:span text:style-name="T60">char</text:span><text:span text:style-name="T91"> *type_length, <text:line-break/><text:tab/><text:tab/><text:tab/></text:span><text:span text:style-name="T60">unsigned</text:span><text:span text:style-name="T23"> </text:span><text:span text:style-name="T60">char</text:span><text:span text:style-name="T91"> *id, <text:line-break/><text:tab/><text:tab/><text:tab/></text:span><text:span text:style-name="T60">unsigned</text:span><text:span text:style-name="T23"> </text:span><text:span text:style-name="T60">char</text:span><text:span text:style-name="T91"> *id_length,</text:span><text:line-break/><text:tab/><text:tab/><text:tab/><text:span text:style-name="T60">unsigned</text:span><text:span text:style-name="T23"> </text:span><text:span text:style-name="T60">char</text:span><text:span text:style-name="T23"> *payload, <text:line-break/><text:tab/><text:tab/><text:tab/></text:span><text:span text:style-name="T60">unsigned</text:span><text:span text:style-name="T23"> </text:span><text:span text:style-name="T60">long</text:span><text:span text:style-name="T23"> *payload_length);</text:span></text:p>
      <text:p text:style-name="P81">Parameters description:</text:p>
      <text:list xml:id="list6297792296296422589" text:style-name="L50">
        <text:list-item>
          <text:p text:style-name="P251">message_nr<text:tab/><text:tab/>NDEF message ordinal (starts form 1)</text:p>
        </text:list-item>
        <text:list-item>
          <text:p text:style-name="P251">record_nr<text:tab/><text:tab/>NDEF record ordinal (in message)</text:p>
        </text:list-item>
        <text:list-item>
          <text:p text:style-name="P251">tnf<text:tab/><text:tab/><text:tab/>pointer to the variable containing TNF of record</text:p>
        </text:list-item>
        <text:list-item>
          <text:p text:style-name="P251">type_record<text:tab/><text:tab/>pointer to array containing type of record</text:p>
        </text:list-item>
        <text:list-item>
          <text:p text:style-name="P251">type_length<text:tab/><text:tab/>pointer to the variable containing length of type of record string</text:p>
        </text:list-item>
        <text:list-item>
          <text:p text:style-name="P251">id<text:tab/><text:tab/><text:tab/>pointer to array containing ID of record</text:p>
        </text:list-item>
        <text:list-item>
          <text:p text:style-name="P251">id_length<text:tab/><text:tab/>pointer to the variable containing length of ID of record string</text:p>
        </text:list-item>
        <text:list-item>
          <text:p text:style-name="P251">payload<text:tab/><text:tab/>pointer to array containing payload of record</text:p>
        </text:list-item>
        <text:list-item>
          <text:p text:style-name="P251">payload_length<text:tab/>pointer to the variable containing length of payload</text:p>
        </text:list-item>
      </text:list>
      <text:p text:style-name="P81"/>
      <text:list xml:id="list83626164963587" text:continue-numbering="true" text:style-name="L50">
        <text:list-item>
          <text:p text:style-name="P253">write_ndef_record</text:p>
        </text:list-item>
      </text:list>
      <text:p text:style-name="P81">Function description:</text:p>
      <text:p text:style-name="P81">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81">Function declaration (C language)</text:p>
      <text:p text:style-name="P16"><text:span text:style-name="T60">unsigned</text:span><text:span text:style-name="T23"> </text:span><text:span text:style-name="T60">long </text:span><text:span text:style-name="T23">write_ndef_record(<text:line-break/></text:span><text:span text:style-name="T60">unsigned</text:span><text:span text:style-name="T23"> </text:span><text:span text:style-name="T60">char</text:span><text:span text:style-name="T23"> message_nr, <text:line-break/></text:span><text:span text:style-name="T60">unsigned</text:span><text:span text:style-name="T23"> </text:span><text:span text:style-name="T60">char</text:span><text:span text:style-name="T23"> *tnf, <text:line-break/></text:span><text:span text:style-name="T60">unsigned</text:span><text:span text:style-name="T23"> </text:span><text:span text:style-name="T60">char</text:span><text:span text:style-name="T23"> *type_record, <text:line-break/></text:span><text:span text:style-name="T60">unsigned</text:span><text:span text:style-name="T23"> </text:span><text:span text:style-name="T60">char</text:span><text:span text:style-name="T23"> *type_length, <text:line-break/></text:span><text:span text:style-name="T60">unsigned</text:span><text:span text:style-name="T23"> </text:span><text:span text:style-name="T60">char</text:span><text:span text:style-name="T23"> *id, <text:line-break/></text:span><text:span text:style-name="T60">unsigned</text:span><text:span text:style-name="T23"> </text:span><text:span text:style-name="T60">char</text:span><text:span text:style-name="T23"> *id_length,<text:line-break/></text:span><text:span text:style-name="T60">unsigned</text:span><text:span text:style-name="T23"> </text:span><text:span text:style-name="T60">char</text:span><text:span text:style-name="T23"> *payload, <text:line-break/></text:span><text:span text:style-name="T60">unsigned</text:span><text:span text:style-name="T23"> </text:span><text:span text:style-name="T60">long</text:span><text:span text:style-name="T23"> *payload_length, <text:line-break/></text:span><text:span text:style-name="T60">unsigned</text:span><text:span text:style-name="T23"> </text:span><text:span text:style-name="T60">char</text:span><text:span text:style-name="T23"> *card_formated);</text:span></text:p>
      <text:p text:style-name="P81">Parameters description:</text:p>
      <text:list xml:id="list83626140909163" text:continue-numbering="true" text:style-name="L50">
        <text:list-item>
          <text:p text:style-name="P251">message_nr<text:tab/><text:tab/>NDEF message ordinal (starts form 1)</text:p>
        </text:list-item>
        <text:list-item>
          <text:p text:style-name="P251">tnf<text:tab/><text:tab/><text:tab/>pointer to the variable containing TNF of record</text:p>
        </text:list-item>
        <text:list-item>
          <text:p text:style-name="P251">type_record<text:tab/><text:tab/>pointer to array containing type of record</text:p>
        </text:list-item>
        <text:list-item>
          <text:p text:style-name="P251">type_length<text:tab/><text:tab/>pointer to the variable containing length of type of record string</text:p>
        </text:list-item>
        <text:list-item>
          <text:p text:style-name="P251">id<text:tab/><text:tab/><text:tab/>pointer to array containing ID of record</text:p>
        </text:list-item>
        <text:list-item>
          <text:p text:style-name="P251">id_length<text:tab/><text:tab/>pointer to the variable containing length of ID of record string</text:p>
        </text:list-item>
        <text:list-item>
          <text:p text:style-name="P251">payload<text:tab/><text:tab/>pointer to array containing payload of record</text:p>
        </text:list-item>
        <text:list-item>
          <text:p text:style-name="P249">payload_length<text:tab/>pointer to the variable containing length of payload</text:p>
        </text:list-item>
        <text:list-item>
          <text:p text:style-name="P249">card_formated<text:tab/>pointer to the variable which shows that the card formatted for NDEF using.</text:p>
        </text:list-item>
      </text:list>
      <text:p text:style-name="P76"/>
      <text:list xml:id="list83626251833944" text:continue-numbering="true" text:style-name="L50">
        <text:list-item>
          <text:p text:style-name="P250">erase_last_ndef_record</text:p>
        </text:list-item>
      </text:list>
      <text:p text:style-name="P76">Function description:</text:p>
      <text:p text:style-name="P76">Function deletes the last record of selected message. If message contains one record, then it will be written empty message.</text:p>
      <text:p text:style-name="P76">Function declaration (C language)</text:p>
      <text:p text:style-name="P100"><text:span text:style-name="T71">unsigned</text:span><text:span text:style-name="T35"> </text:span><text:span text:style-name="T71">long</text:span><text:span text:style-name="T35"> erase_last_ndef_record(</text:span><text:span text:style-name="T71">unsigned</text:span><text:span text:style-name="T35"> </text:span><text:span text:style-name="T71">char</text:span><text:span text:style-name="T35"> message_nr);</text:span></text:p>
      <text:p text:style-name="P76">Parameter description:</text:p>
      <text:list xml:id="list83626198308962" text:continue-numbering="true" text:style-name="L50">
        <text:list-item>
          <text:p text:style-name="P249"><text:soft-page-break/>message_nr<text:tab/><text:tab/>NDEF message ordinal (starts form 1)</text:p>
        </text:list-item>
        <text:list-item>
          <text:p text:style-name="P250">erase_all_ndef_records</text:p>
        </text:list-item>
      </text:list>
      <text:p text:style-name="P76">Function description:</text:p>
      <text:p text:style-name="P76">Function deletes all records of message, then writes empty message.</text:p>
      <text:p text:style-name="P76">Function declaration (C language)</text:p>
      <text:p text:style-name="P101"><text:span text:style-name="T72">unsigned</text:span><text:span text:style-name="T34"> </text:span><text:span text:style-name="T72">long</text:span><text:span text:style-name="T34"> erase_all_ndef_records(</text:span><text:span text:style-name="T72">unsigned</text:span><text:span text:style-name="T34"> </text:span><text:span text:style-name="T72">char</text:span><text:span text:style-name="T34"> message_nr);</text:span></text:p>
      <text:p text:style-name="P76">Parameter description:</text:p>
      <text:list xml:id="list83628077040214" text:continue-numbering="true" text:style-name="L50">
        <text:list-item>
          <text:p text:style-name="P249">message_nr<text:tab/><text:tab/>NDEF message ordinal (starts form 1)</text:p>
        </text:list-item>
      </text:list>
      <text:p text:style-name="P76"/>
      <text:list xml:id="list83626879821692" text:continue-numbering="true" text:style-name="L50">
        <text:list-item>
          <text:p text:style-name="P250">ndef_card_initialization</text:p>
        </text:list-item>
      </text:list>
      <text:p text:style-name="P76">Function description:</text:p>
      <text:p text:style-name="P76">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76">Function declaration (C language)</text:p>
      <text:p text:style-name="P100"><text:span text:style-name="T71">unsigned</text:span><text:span text:style-name="T35"> </text:span><text:span text:style-name="T71">long</text:span><text:span text:style-name="T35"> ndef_card_initialization(</text:span><text:span text:style-name="T71">void</text:span><text:span text:style-name="T35">);</text:span></text:p>
      <text:h text:style-name="P243" text:outline-level="3">ERROR CODES OF NDEF FUNCTIONS</text:h>
      <text:p text:style-name="P59"><text:span text:style-name="T89">UFR_WRONG_NDEF_CARD_FORMAT</text:span><text:span text:style-name="T22"> = 0x80<text:line-break/></text:span><text:span text:style-name="T89">UFR_NDEF_MESSAGE_NOT_FOUND</text:span><text:span text:style-name="T22"> = 0x81<text:line-break/></text:span><text:span text:style-name="T89">UFR_NDEF_UNSUPPORTED_CARD_TYPE</text:span><text:span text:style-name="T22"> = 0x82<text:line-break/></text:span><text:span text:style-name="T89">UFR_NDEF_CARD_FORMAT_ERROR </text:span><text:span text:style-name="T22">= 0x83<text:line-break/></text:span><text:span text:style-name="T89">UFR_MAD_NOT_ENABLED </text:span><text:span text:style-name="T22">= 0x84<text:line-break/></text:span><text:span text:style-name="T89">UFR_MAD_VERSION_NOT_SUPPORTED</text:span><text:span text:style-name="T22"> = 0x85</text:span></text:p>
      <text:p text:style-name="P62"/>
      <text:h text:style-name="P235" text:outline-level="2">Functions for configuration of asynchronously card ID sending </text:h>
      <text:p text:style-name="P80">When the card put on the reader, then the string which contains card ID shall be sent. String contains hexadecimal notation of card ID, after that is one mandatory suffix character. Before the card ID may be one prefix character placed. <text:line-break/><text:span text:style-name="T127">When the card is removed, then shall be sent the prefix and suffix without card ID.</text:span></text:p>
      <text:p text:style-name="P79">Example:</text:p>
      <text:p text:style-name="P79">Card ID is 0xA103C256, prefix is 0x58 ('X'), suffix is 0x59 ('Y')</text:p>
      <text:p text:style-name="P79">String is “XA103C256Y” <text:span text:style-name="T127">when card put on reader, and “XY” when card removed.</text:span></text:p>
      <text:list xml:id="list5116839069967152224" text:style-name="L51">
        <text:list-item>
          <text:p text:style-name="P155"><text:soft-page-break/>SetAsyncCardIdSendConfig</text:p>
        </text:list-item>
      </text:list>
      <text:p text:style-name="P83">Function description:</text:p>
      <text:p text:style-name="P83">Function sets the parameters of card ID sending. Parameters are: prefix existing, prefix <text:s/>character, suffix character, and baud rate for card ID sending. </text:p>
      <text:p text:style-name="P83">Function declaration (C language)</text:p>
      <text:p text:style-name="P94"><text:span text:style-name="T73">unsigned</text:span><text:span text:style-name="T90"> </text:span><text:span text:style-name="T73">long</text:span> SetAsyncCardIdSendConfig(<text:line-break/><text:span text:style-name="T73">unsigned</text:span><text:span text:style-name="T90"> </text:span><text:span text:style-name="T73">char</text:span> send_enable, <text:line-break/><text:span text:style-name="T73">unsigned</text:span><text:span text:style-name="T90"> </text:span><text:span text:style-name="T73">char</text:span> prefix_enable, <text:line-break/><text:span text:style-name="T73">unsigned</text:span><text:span text:style-name="T90"> </text:span><text:span text:style-name="T73">char</text:span> prefix, <text:line-break/><text:span text:style-name="T73">unsigned</text:span><text:span text:style-name="T90"> </text:span><text:span text:style-name="T73">char</text:span> suffix,<text:line-break/><text:span text:style-name="T73">unsigned</text:span><text:span text:style-name="T90"> </text:span><text:span text:style-name="T73">char</text:span> <text:span text:style-name="T127">send_removed_enable</text:span>,<text:line-break/><text:span text:style-name="T73">unsigned</text:span><text:span text:style-name="T90"> </text:span><text:span text:style-name="T73">long</text:span> async_baud_rate);</text:p>
      <text:p text:style-name="P95">Parameters description:</text:p>
      <text:list xml:id="list5290486179308078158" text:style-name="L52">
        <text:list-item>
          <text:p text:style-name="P265">send_enable<text:tab/> <text:tab/>sending enable flag (0 – disabled, 1 – enabled )</text:p>
        </text:list-item>
        <text:list-item>
          <text:p text:style-name="P265">prefix_enable<text:tab/>prefix existing flag (0 – prefix don't exist, 1 – prefix exist)</text:p>
        </text:list-item>
        <text:list-item>
          <text:p text:style-name="P265">prefix<text:tab/><text:tab/><text:tab/>prefix character</text:p>
        </text:list-item>
        <text:list-item>
          <text:p text:style-name="P265">suffix<text:tab/><text:tab/><text:tab/>suffix character</text:p>
        </text:list-item>
        <text:list-item>
          <text:p text:style-name="P266">send_removed_enable <text:tab/>flag(0 – disabled, 1 - enabled)</text:p>
        </text:list-item>
        <text:list-item>
          <text:p text:style-name="P265">async_baud_rate<text:tab/>baud rate value (e.g. 9600)</text:p>
          <text:p text:style-name="P265"/>
        </text:list-item>
        <text:list-item>
          <text:p text:style-name="P159"><text:span text:style-name="T27">GetAsyncCardIdSendConfig</text:span><text:span text:style-name="T47"><text:tab/><text:tab/></text:span></text:p>
        </text:list-item>
      </text:list>
      <text:p text:style-name="P95">Function description:</text:p>
      <text:p text:style-name="P95">Function returns the parameters of card ID sending. </text:p>
      <text:p text:style-name="P95">Function declaration (C language)</text:p>
      <text:p text:style-name="P94"><text:span text:style-name="T73">unsigned</text:span><text:span text:style-name="T90"> </text:span><text:span text:style-name="T73">long </text:span>GetAsyncCardIdSendConfig(<text:line-break/><text:span text:style-name="T73">unsigned</text:span><text:span text:style-name="T90"> </text:span><text:span text:style-name="T73">char</text:span> *send_enable, <text:line-break/><text:span text:style-name="T73">unsigned</text:span><text:span text:style-name="T90"> </text:span><text:span text:style-name="T73">char</text:span> *prefix_enable,<text:line-break/><text:span text:style-name="T73">unsigned</text:span><text:span text:style-name="T90"> </text:span><text:span text:style-name="T73">char</text:span> *prefix, <text:line-break/><text:span text:style-name="T73">unsigned</text:span><text:span text:style-name="T90"> </text:span><text:span text:style-name="T73">char</text:span> *suffix,<text:line-break/><text:span text:style-name="T73">unsigned</text:span><text:span text:style-name="T90"> </text:span><text:span text:style-name="T73">char</text:span> *<text:span text:style-name="T127">send_removed_enable</text:span>,<text:line-break/><text:span text:style-name="T73">unsigned</text:span><text:span text:style-name="T90"> </text:span><text:span text:style-name="T73">long</text:span> *async_baud_rate);</text:p>
      <text:p text:style-name="P95">Parameters description:</text:p>
      <text:list xml:id="list3766775699808826426" text:style-name="L53">
        <text:list-item>
          <text:p text:style-name="P268">send_enable<text:tab/><text:tab/>pointer to the sending enable flag</text:p>
        </text:list-item>
        <text:list-item>
          <text:p text:style-name="P268"><text:soft-page-break/>prefix_enable<text:tab/>pointer to the prefix existing flag</text:p>
        </text:list-item>
        <text:list-item>
          <text:p text:style-name="P268">prefix<text:tab/><text:tab/><text:tab/>pointer to the prefix variable</text:p>
        </text:list-item>
        <text:list-item>
          <text:p text:style-name="P268">suffix<text:tab/><text:tab/><text:tab/>pointer to the suffix variable</text:p>
        </text:list-item>
        <text:list-item>
          <text:p text:style-name="P267">send_removed_enable <text:tab/>pointer to the flag</text:p>
        </text:list-item>
        <text:list-item>
          <text:p text:style-name="P268">async_baud_rate<text:tab/>pointer to the baud rate variable.</text:p>
        </text:list-item>
      </text:list>
      <text:p text:style-name="P95"/>
      <text:h text:style-name="Heading_20_2" text:outline-level="2">Functions that works with Real Time Clock (RTC)</text:h>
      <text:p text:style-name="Text_20_body">RTC embedded in uFR Advance device only.</text:p>
      <text:list xml:id="list4312640284283395029" text:style-name="L54">
        <text:list-item>
          <text:p text:style-name="P158">GetReaderTime</text:p>
        </text:list-item>
      </text:list>
      <text:p text:style-name="Text_20_body">Function description:</text:p>
      <text:p text:style-name="Text_20_body">Function returns 6 bytes array of unsigned char that represented current date and time into device's RTC. </text:p>
      <text:list xml:id="list2093425435302550443" text:style-name="L55">
        <text:list-item>
          <text:p text:style-name="P278">Byte 0 represent year (current year – 2000)</text:p>
        </text:list-item>
        <text:list-item>
          <text:p text:style-name="P278">Byte 1 represent month (1 – 12)</text:p>
        </text:list-item>
        <text:list-item>
          <text:p text:style-name="P278">Byte 2 represent day of the month (1 – 31)</text:p>
        </text:list-item>
        <text:list-item>
          <text:p text:style-name="P278">Byte 3 represent hour (0 – 23)</text:p>
        </text:list-item>
        <text:list-item>
          <text:p text:style-name="P278">Byte 4 represent minute (0 – 59)</text:p>
        </text:list-item>
        <text:list-item>
          <text:p text:style-name="P278">Byte 5 represent second (0 – 59) </text:p>
        </text:list-item>
      </text:list>
      <text:p text:style-name="Text_20_body">Function declaration (C language)</text:p>
      <text:p text:style-name="P70"><text:span text:style-name="T60">unsigned</text:span><text:span text:style-name="T23"> </text:span><text:span text:style-name="T60">long </text:span><text:span text:style-name="T5">GetReaderTime(</text:span><text:span text:style-name="T55">unsigned</text:span><text:span text:style-name="T5"> </text:span><text:span text:style-name="T55">char</text:span><text:span text:style-name="T5"> *time);</text:span></text:p>
      <text:p text:style-name="P75">Parameter description:</text:p>
      <text:list xml:id="list7472970556875424383" text:style-name="L56">
        <text:list-item>
          <text:p text:style-name="P269">time is pointer to the array containing current date and time representation. </text:p>
        </text:list-item>
      </text:list>
      <text:p text:style-name="Text_20_body"/>
      <text:list xml:id="list83626380819453" text:continue-numbering="true" text:style-name="L56">
        <text:list-item>
          <text:p text:style-name="P279">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101"><text:span text:style-name="T60">unsigned</text:span><text:span text:style-name="T23"> </text:span><text:span text:style-name="T60">long </text:span><text:span text:style-name="T5">SetReaderTime(<text:line-break/></text:span><text:span text:style-name="T55">unsigned</text:span><text:span text:style-name="T5"> </text:span><text:span text:style-name="T55">char</text:span><text:span text:style-name="T5"> *password,<text:line-break/></text:span><text:span text:style-name="T55">unsigned</text:span><text:span text:style-name="T5"> </text:span><text:span text:style-name="T55">char</text:span><text:span text:style-name="T5"> *time);</text:span></text:p>
      <text:p text:style-name="P75">Parameters description:</text:p>
      <text:list xml:id="list6248627098178139173" text:style-name="L57">
        <text:list-item>
          <text:p text:style-name="P270">password<text:tab/>pointer to the 8 bytes array containing password</text:p>
        </text:list-item>
        <text:list-item>
          <text:p text:style-name="P270">time<text:tab/><text:tab/>pointer to the 6 bytes array containing date and time representation</text:p>
        </text:list-item>
      </text:list>
      <text:p text:style-name="P75"><text:s/></text:p>
      <text:list xml:id="list57457614780712160" text:style-name="L58">
        <text:list-item>
          <text:p text:style-name="P254">ChangeReaderPassword</text:p>
        </text:list-item>
      </text:list>
      <text:p text:style-name="P75">Function description:</text:p>
      <text:p text:style-name="P75">Function changes password for set date and time. Function's parameters are old password and new password.</text:p>
      <text:p text:style-name="P75">Function declaration (C language)</text:p>
      <text:p text:style-name="P102"><text:span text:style-name="T57">unsigned</text:span><text:span text:style-name="T19"> </text:span><text:span text:style-name="T57">long </text:span><text:span text:style-name="T48">ChangeReaderPassword(<text:line-break/></text:span><text:span text:style-name="T74">unsigned</text:span><text:span text:style-name="T48"> </text:span><text:span text:style-name="T74">char</text:span><text:span text:style-name="T48"> *old_password,<text:line-break/></text:span><text:span text:style-name="T74">unsigned</text:span><text:span text:style-name="T48"> </text:span><text:span text:style-name="T74">char</text:span><text:span text:style-name="T48"> *new_password);</text:span></text:p>
      <text:p text:style-name="P96">Parameters description:</text:p>
      <text:list xml:id="list9093378290955533847" text:style-name="L59">
        <text:list-item>
          <text:p text:style-name="P271">old_password <text:tab/>pointer to the 8 bytes array containing current password</text:p>
        </text:list-item>
        <text:list-item>
          <text:p text:style-name="P271">new_password<text:tab/>pointer to the 8 bytes array containing new password</text:p>
        </text:list-item>
      </text:list>
      <text:p text:style-name="P96"/>
      <text:h text:style-name="P233" text:outline-level="2">Functions that works with EEPROM</text:h>
      <text:p text:style-name="P75">EEPROM embedded in uFR Advance device only. </text:p>
      <text:p text:style-name="P75">Range of user address is from 0 to 32750.</text:p>
      <text:list xml:id="list9111903162332015092" text:style-name="L60">
        <text:list-item>
          <text:p text:style-name="P255">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69"><text:span text:style-name="T57">unsigned</text:span><text:span text:style-name="T19"> </text:span><text:span text:style-name="T57">long </text:span><text:span text:style-name="T48">ReaderEepromRead(<text:line-break/></text:span><text:span text:style-name="T74">unsigned</text:span><text:span text:style-name="T48"> </text:span><text:span text:style-name="T74">char</text:span><text:span text:style-name="T48"> *data, <text:line-break/></text:span><text:soft-page-break/><text:span text:style-name="T74">unsigned</text:span><text:span text:style-name="T48"> </text:span><text:span text:style-name="T74">long</text:span><text:span text:style-name="T48"> address, <text:line-break/></text:span><text:span text:style-name="T74">unsigned</text:span><text:span text:style-name="T48"> </text:span><text:span text:style-name="T74">long</text:span><text:span text:style-name="T48"> size);</text:span></text:p>
      <text:p text:style-name="P96">Parameters description:</text:p>
      <text:list xml:id="list8786748717062226178" text:style-name="L61">
        <text:list-item>
          <text:p text:style-name="P272">data<text:tab/><text:tab/>pointer to <text:s/>array containing data from EEPROM</text:p>
        </text:list-item>
        <text:list-item>
          <text:p text:style-name="P272">address<text:tab/>address of first data</text:p>
        </text:list-item>
        <text:list-item>
          <text:p text:style-name="P272">size <text:tab/><text:tab/>length of array </text:p>
        </text:list-item>
      </text:list>
      <text:p text:style-name="P96"/>
      <text:list xml:id="list83627532556627" text:continue-numbering="true" text:style-name="L61">
        <text:list-item>
          <text:p text:style-name="P256">ReaderEepromWrite</text:p>
        </text:list-item>
      </text:list>
      <text:p text:style-name="P99">Function description:</text:p>
      <text:p text:style-name="P99">Function writes array of data into EEPROM. Maximal length of array is 128 bytes. Function requires password which length is 8 bytes. Factory password is “11111111” (0x31, 0x31, 0x31, 0x31, 0x31, 0x31, 0x31, 0x31).</text:p>
      <text:p text:style-name="P99">Function declaration (C language)</text:p>
      <text:p text:style-name="P103"><text:span text:style-name="T57">unsigned</text:span><text:span text:style-name="T19"> </text:span><text:span text:style-name="T57">long </text:span><text:span text:style-name="T20">ReaderEepromWrite(<text:line-break/></text:span><text:span text:style-name="T58">unsigned</text:span><text:span text:style-name="T20"> </text:span><text:span text:style-name="T58">char</text:span><text:span text:style-name="T20"> *data, <text:line-break/></text:span><text:span text:style-name="T58">unsigned</text:span><text:span text:style-name="T20"> </text:span><text:span text:style-name="T58">long</text:span><text:span text:style-name="T20"> address, <text:line-break/></text:span><text:span text:style-name="T58">unsigned</text:span><text:span text:style-name="T20"> </text:span><text:span text:style-name="T58">long</text:span><text:span text:style-name="T20"> size, <text:line-break/></text:span><text:span text:style-name="T58">unsigned</text:span><text:span text:style-name="T20"> </text:span><text:span text:style-name="T58">char</text:span><text:span text:style-name="T20"> *password);</text:span></text:p>
      <text:p text:style-name="P81">Parameters description:</text:p>
      <text:list xml:id="list9046074611895752604" text:style-name="L62">
        <text:list-item>
          <text:p text:style-name="P252">data <text:tab/><text:tab/>pointer to array containing data</text:p>
        </text:list-item>
        <text:list-item>
          <text:p text:style-name="P252">address<text:tab/>address of first data</text:p>
        </text:list-item>
        <text:list-item>
          <text:p text:style-name="P252">size <text:tab/><text:tab/>length of array</text:p>
        </text:list-item>
        <text:list-item>
          <text:p text:style-name="P252">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83626052026021" text:continue-numbering="true" text:style-name="L62">
        <text:list-item>
          <text:p text:style-name="P257"><text:bookmark-start text:name="DDE_LINK6"/>u<text:bookmark-end text:name="DDE_LINK6"/>FR_int_WriteAesKey</text:p>
        </text:list-item>
      </text:list>
      <text:p text:style-name="P81">Function description:</text:p>
      <text:p text:style-name="P81">Function writes AES key (16 bytes) into reader.</text:p>
      <text:p text:style-name="P81">Function declaration (C language)</text:p>
      <text:p text:style-name="P93"><text:span text:style-name="T64">unsigned</text:span><text:span text:style-name="T1"> </text:span><text:span text:style-name="T64">long </text:span><text:span text:style-name="T1">uFR_int_WriteAesKey(<text:line-break/></text:span><text:span text:style-name="T76">unsigned</text:span><text:span text:style-name="T103"> </text:span><text:span text:style-name="T76">char</text:span> <text:span text:style-name="T1">aes_key_nr</text:span>,<text:line-break/><text:span text:style-name="T76">unsigned</text:span><text:span text:style-name="T103"> </text:span><text:span text:style-name="T76">char </text:span><text:span text:style-name="T103">*aes_key);</text:span></text:p>
      <text:p text:style-name="P81">Parameters description:</text:p>
      <text:list xml:id="list83627091045677" text:continue-numbering="true" text:style-name="L62">
        <text:list-item>
          <text:p text:style-name="P252">aes_key_nr<text:tab/><text:tab/>ordinal number of AES key in the reader</text:p>
        </text:list-item>
        <text:list-item>
          <text:p text:style-name="P252">aes_key_ext<text:tab/><text:tab/>pointer to 16 byte array containing the AES key</text:p>
          <text:p text:style-name="P252"/>
        </text:list-item>
      </text:list>
      <text:list xml:id="list83628126882042" text:continue-list="list83627532556627" text:style-name="L61">
        <text:list-item>
          <text:p text:style-name="P256"><text:bookmark-start text:name="DDE_LINK1"/><text:bookmark-start text:name="DDE_LINK5"/>u<text:bookmark-end text:name="DDE_LINK1"/><text:bookmark-end text:name="DDE_LINK5"/>FR_int_GetDesfireUid</text:p>
        </text:list-item>
        <text:list-item>
          <text:p text:style-name="P256">uFR_int_GetDesfireUid_PK</text:p>
        </text:list-item>
      </text:list>
      <text:p text:style-name="P81">Function description:</text:p>
      <text:p text:style-name="P81">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81">Function declaration (C language)</text:p>
      <text:p text:style-name="P93"><text:span text:style-name="T64">unsigned</text:span><text:span text:style-name="T1"> </text:span><text:span text:style-name="T64">long </text:span><text:span text:style-name="T1">uFR_int_GetDesfireUid(<text:line-break/></text:span><text:span text:style-name="T76">unsigned</text:span><text:span text:style-name="T103"> </text:span><text:span text:style-name="T76">char</text:span> <text:span text:style-name="T1">aes_key_nr</text:span>,<text:line-break/><text:span text:style-name="T76">unsigned</text:span><text:span text:style-name="T103"> </text:span><text:span text:style-name="T76">long </text:span><text:span text:style-name="T103">aid</text:span><text:span text:style-name="T102">,<text:line-break/></text:span><text:span text:style-name="T76">unsigned</text:span><text:span text:style-name="T103"> </text:span><text:span text:style-name="T76">char</text:span><text:span text:style-name="T102"> </text:span><text:span text:style-name="T103">aid_key_nr</text:span><text:span text:style-name="T102">,</text:span><text:span text:style-name="T76"> </text:span><text:line-break/><text:span text:style-name="T76">unsigned</text:span><text:span text:style-name="T103"> </text:span><text:span text:style-name="T76">char</text:span> <text:span text:style-name="T1">*card_uid</text:span>,<text:line-break/><text:span text:style-name="T64">unsigned</text:span><text:span text:style-name="T1"> </text:span><text:span text:style-name="T64">char</text:span> <text:span text:style-name="T1">*card_uid_len</text:span>, <text:line-break/><text:span text:style-name="T76">unsigned</text:span><text:span text:style-name="T103"> </text:span><text:span text:style-name="T76">short</text:span> <text:span text:style-name="T1">*card_status</text:span>,<text:line-break/><text:span text:style-name="T76">unsigned</text:span><text:span text:style-name="T103"> </text:span><text:span text:style-name="T76">short</text:span> <text:span text:style-name="T1">*exec_time);</text:span> </text:p>
      <text:p text:style-name="P93"><text:span text:style-name="T64">unsigned</text:span><text:span text:style-name="T1"> </text:span><text:span text:style-name="T64">long </text:span><text:span text:style-name="T1">uFR_int_GetDesfireUid_PK(<text:line-break/></text:span><text:span text:style-name="T76">unsigned</text:span><text:span text:style-name="T103"> </text:span><text:span text:style-name="T76">char </text:span><text:span text:style-name="T103">*aes_key_ext,</text:span><text:line-break/><text:span text:style-name="T76">unsigned</text:span><text:span text:style-name="T103"> </text:span><text:span text:style-name="T76">long </text:span><text:span text:style-name="T103">aid</text:span><text:span text:style-name="T102">,<text:line-break/></text:span><text:soft-page-break/><text:span text:style-name="T76">unsigned</text:span><text:span text:style-name="T103"> </text:span><text:span text:style-name="T76">char</text:span><text:span text:style-name="T102"> </text:span><text:span text:style-name="T103">aid_key_nr</text:span><text:span text:style-name="T102">,</text:span><text:span text:style-name="T76"> </text:span><text:line-break/><text:span text:style-name="T76">unsigned</text:span><text:span text:style-name="T103"> </text:span><text:span text:style-name="T76">char</text:span> <text:span text:style-name="T1">*card_uid</text:span>,<text:line-break/><text:span text:style-name="T64">unsigned</text:span><text:span text:style-name="T1"> </text:span><text:span text:style-name="T64">char</text:span> <text:span text:style-name="T1">*card_uid_len</text:span>, <text:line-break/><text:span text:style-name="T76">unsigned</text:span><text:span text:style-name="T103"> </text:span><text:span text:style-name="T76">short</text:span> <text:span text:style-name="T1">*card_status</text:span>,<text:line-break/><text:span text:style-name="T76">unsigned</text:span><text:span text:style-name="T103"> </text:span><text:span text:style-name="T76">short</text:span> <text:span text:style-name="T1">*exec_time);</text:span> </text:p>
      <text:p text:style-name="P81">Parameters description:</text:p>
      <text:list xml:id="list83626703912242" text:continue-list="list83627091045677" text:style-name="L62">
        <text:list-item>
          <text:p text:style-name="P252">aes_key_nr<text:tab/><text:tab/>ordinal number of AES key in the reader</text:p>
        </text:list-item>
        <text:list-item>
          <text:p text:style-name="P252">aes_key_ext<text:tab/><text:tab/>pointer to 16 byte array containing the AES key</text:p>
        </text:list-item>
        <text:list-item>
          <text:p text:style-name="P252">aid<text:tab/><text:tab/><text:tab/>ID of application that uses this key (3 bytes long, 0x000000 for card master key)</text:p>
        </text:list-item>
        <text:list-item>
          <text:p text:style-name="P252">aid_key_nr<text:tab/><text:tab/>key number into application (0 for card master key or application master key) </text:p>
        </text:list-item>
        <text:list-item>
          <text:p text:style-name="P252">data <text:tab/><text:tab/><text:tab/>pointer to array containing card UID</text:p>
        </text:list-item>
        <text:list-item>
          <text:p text:style-name="P252">data_len<text:tab/><text:tab/>pointer to card UID length variable</text:p>
        </text:list-item>
        <text:list-item>
          <text:p text:style-name="P252">card_status<text:tab/><text:tab/>pointer to card error variable</text:p>
        </text:list-item>
        <text:list-item>
          <text:p text:style-name="P252">exec_time<text:tab/><text:tab/>function's execution time </text:p>
          <text:p text:style-name="P252"/>
        </text:list-item>
      </text:list>
      <text:list xml:id="list83628103963846" text:continue-list="list83628126882042" text:style-name="L61">
        <text:list-item>
          <text:p text:style-name="P256">ufr_int_<text:bookmark-start text:name="DDE_LINK"/><text:bookmark-start text:name="DDE_LINK7"/>DesfireFreeMem<text:bookmark-end text:name="DDE_LINK"/><text:bookmark-end text:name="DDE_LINK7"/></text:p>
        </text:list-item>
      </text:list>
      <text:p text:style-name="P81">Function description:</text:p>
      <text:p text:style-name="P81">Function returns the available bytes on the card.</text:p>
      <text:p text:style-name="P81">Function declaration (C language)</text:p>
      <text:p text:style-name="P81"><text:span text:style-name="T61">unsigned</text:span><text:span text:style-name="T92"> </text:span><text:span text:style-name="T61">long </text:span><text:span text:style-name="T93">uFR_int_DesfireFreeMem(<text:line-break/></text:span><text:span text:style-name="T62">unsigned</text:span><text:span text:style-name="T95"> </text:span><text:span text:style-name="T62">long</text:span><text:span text:style-name="T93"> *free_mem_byte, <text:line-break/></text:span><text:span text:style-name="T62">unsigned</text:span><text:span text:style-name="T95"> </text:span><text:span text:style-name="T62">short</text:span><text:span text:style-name="T93"> *card_status, <text:line-break/></text:span><text:span text:style-name="T62">unsigned</text:span><text:span text:style-name="T95"> </text:span><text:span text:style-name="T62">short</text:span><text:span text:style-name="T93"> *exec_time);</text:span> </text:p>
      <text:p text:style-name="P81">Parameters description:</text:p>
      <text:list xml:id="list83627911441885" text:continue-list="list83626703912242" text:style-name="L62">
        <text:list-item>
          <text:p text:style-name="P252">free_mem_byte<text:tab/>pointer to free memory size variable</text:p>
        </text:list-item>
        <text:list-item>
          <text:p text:style-name="P252">card_status<text:tab/>pointer to card error variable</text:p>
        </text:list-item>
        <text:list-item>
          <text:p text:style-name="P252">exec_time<text:tab/>function's execution time </text:p>
        </text:list-item>
      </text:list>
      <text:p text:style-name="P81"/>
      <text:p text:style-name="P81"/>
      <text:list xml:id="list83627844140553" text:continue-numbering="true" text:style-name="L62">
        <text:list-item>
          <text:p text:style-name="P257">uFR_int_<text:bookmark-start text:name="DDE_LINK3"/><text:bookmark-start text:name="DDE_LINK8"/>DesfireFormatCard<text:bookmark-end text:name="DDE_LINK3"/><text:bookmark-end text:name="DDE_LINK8"/></text:p>
        </text:list-item>
        <text:list-item>
          <text:p text:style-name="P257"><text:soft-page-break/>uFR_int_<text:bookmark-start text:name="DDE_LINK31"/><text:bookmark-start text:name="DDE_LINK81"/>DesfireFormatCard<text:bookmark-end text:name="DDE_LINK31"/><text:bookmark-end text:name="DDE_LINK81"/>_PK</text:p>
        </text:list-item>
      </text:list>
      <text:p text:style-name="P81">Function description:</text:p>
      <text:p text:style-name="P81">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81">Function declaration (C language)</text:p>
      <text:p text:style-name="P92"><text:span text:style-name="T55">unsigned</text:span> <text:span text:style-name="T55">long </text:span>uFR_int_DesfireFormatCard(<text:line-break/><text:span text:style-name="T75">unsigned</text:span><text:span text:style-name="T102"> </text:span><text:span text:style-name="T75">char</text:span><text:span text:style-name="T126"> </text:span>aes_key_nr<text:span text:style-name="T126">,<text:line-break/></text:span><text:span text:style-name="T75">unsigned</text:span><text:span text:style-name="T102"> </text:span><text:span text:style-name="T75">short</text:span> *card_status, <text:line-break/><text:span text:style-name="T75">unsigned</text:span><text:span text:style-name="T102"> </text:span><text:span text:style-name="T75">short</text:span> *exec_time);</text:p>
      <text:p text:style-name="P92"><text:span text:style-name="T55">unsigned</text:span> <text:span text:style-name="T55">long </text:span>uFR_int_DesfireFormatCard_PK(<text:line-break/><text:span text:style-name="T75">unsigned</text:span><text:span text:style-name="T102"> </text:span><text:span text:style-name="T75">char</text:span><text:span text:style-name="T126"> </text:span>*aes_key_ext<text:span text:style-name="T126">,<text:line-break/></text:span><text:span text:style-name="T75">unsigned</text:span><text:span text:style-name="T102"> </text:span><text:span text:style-name="T75">short</text:span> *card_status, <text:line-break/><text:span text:style-name="T75">unsigned</text:span><text:span text:style-name="T102"> </text:span><text:span text:style-name="T75">short</text:span> *exec_time);</text:p>
      <text:p text:style-name="P81">Parameters description:</text:p>
      <text:list xml:id="list83626828997879" text:continue-numbering="true" text:style-name="L62">
        <text:list-item>
          <text:p text:style-name="P252">aes_key_nr<text:tab/><text:tab/>ordinal number of card master AES key in the reader</text:p>
        </text:list-item>
        <text:list-item>
          <text:p text:style-name="P252">aes_key_ext<text:tab/><text:tab/>pointer to 16 byte array containing the AES key</text:p>
        </text:list-item>
        <text:list-item>
          <text:p text:style-name="P252">card_status<text:tab/>pointer to card error variable</text:p>
        </text:list-item>
        <text:list-item>
          <text:p text:style-name="P252">exec_time<text:tab/>function's execution time </text:p>
        </text:list-item>
      </text:list>
      <text:p text:style-name="P82"/>
      <text:list xml:id="list83626406489899" text:continue-numbering="true" text:style-name="L62">
        <text:list-item>
          <text:p text:style-name="P257">uFR_int_<text:bookmark-start text:name="DDE_LINK2"/><text:bookmark-start text:name="DDE_LINK9"/>DesfireSetConfiguration<text:bookmark-end text:name="DDE_LINK2"/><text:bookmark-end text:name="DDE_LINK9"/></text:p>
        </text:list-item>
        <text:list-item>
          <text:p text:style-name="P257">uFR_int_DesfireSetConfiguration_PK</text:p>
        </text:list-item>
      </text:list>
      <text:p text:style-name="P81">Function description:</text:p>
      <text:p text:style-name="Text_20_body"><text:span text:style-name="T28">Function allows you to activate the Random ID option, and/or Format disable option. </text:span><text:span text:style-name="T108"><text:line-break/></text:span><text:span text:style-name="T117">If these options are activated, then they can not be returned to the factory setting (Random ID disabled, Format card enabled)</text:span><text:span text:style-name="T108">. </text:span><text:span text:style-name="T118">This operation requires authentication with the card master key.</text:span></text:p>
      <text:p text:style-name="P106">Function declaration (C language)</text:p>
      <text:p text:style-name="P14"><text:span text:style-name="T115">unsigned</text:span><text:span text:style-name="T109"> </text:span><text:span text:style-name="T115">long </text:span><text:span text:style-name="T109">uFR_int_DesfireSetConfiguration(<text:line-break/></text:span><text:span text:style-name="T116">unsigned</text:span><text:span text:style-name="T110"> </text:span><text:span text:style-name="T116">char</text:span><text:span text:style-name="T112"> </text:span><text:span text:style-name="T109">aes_key_nr</text:span><text:span text:style-name="T112">,<text:line-break/></text:span><text:span text:style-name="T116">unsigned</text:span><text:span text:style-name="T110"> </text:span><text:span text:style-name="T116">char</text:span><text:span text:style-name="T109"> random_uid,<text:line-break/></text:span><text:span text:style-name="T116">unsigned</text:span><text:span text:style-name="T110"> </text:span><text:span text:style-name="T116">char</text:span><text:span text:style-name="T109"> </text:span>format_disable, <text:line-break/><text:soft-page-break/><text:span text:style-name="T75">unsigned</text:span><text:span text:style-name="T102"> </text:span><text:span text:style-name="T75">short </text:span>*card_status,<text:line-break/><text:span text:style-name="T75">unsigned</text:span><text:span text:style-name="T102"> </text:span><text:span text:style-name="T75">short </text:span>*exec_time);</text:p>
      <text:p text:style-name="P14"><text:span text:style-name="T115">unsigned</text:span><text:span text:style-name="T109"> </text:span><text:span text:style-name="T115">long </text:span><text:span text:style-name="T109">uFR_int_DesfireSetConfiguration_PK(<text:line-break/></text:span><text:span text:style-name="T116">unsigned</text:span><text:span text:style-name="T110"> </text:span><text:span text:style-name="T116">char</text:span><text:span text:style-name="T112"> </text:span><text:span text:style-name="T109">*aes_key_ext</text:span><text:span text:style-name="T112">,<text:line-break/></text:span><text:span text:style-name="T116">unsigned</text:span><text:span text:style-name="T110"> </text:span><text:span text:style-name="T116">char</text:span><text:span text:style-name="T109"> random_uid,<text:line-break/></text:span><text:span text:style-name="T116">unsigned</text:span><text:span text:style-name="T110"> </text:span><text:span text:style-name="T116">char</text:span><text:span text:style-name="T109"> </text:span>format_disable, <text:line-break/><text:span text:style-name="T75">unsigned</text:span><text:span text:style-name="T102"> </text:span><text:span text:style-name="T75">short </text:span>*card_status,<text:line-break/><text:span text:style-name="T75">unsigned</text:span><text:span text:style-name="T102"> </text:span><text:span text:style-name="T75">short </text:span>*exec_time);</text:p>
      <text:p text:style-name="P81">Parameters description:</text:p>
      <text:list xml:id="list83626503618694" text:continue-numbering="true" text:style-name="L62">
        <text:list-item>
          <text:p text:style-name="P252">aes_key_nr<text:tab/><text:tab/>ordinal number of card master AES key in the reader</text:p>
        </text:list-item>
        <text:list-item>
          <text:p text:style-name="P252">aes_key_ext<text:tab/><text:tab/>pointer to 16 byte array containing the AES key</text:p>
        </text:list-item>
        <text:list-item>
          <text:p text:style-name="P252">random_uid<text:tab/><text:tab/>0 – Random ID disabled, 1 – Random ID enabled</text:p>
        </text:list-item>
        <text:list-item>
          <text:p text:style-name="P252">format_disable<text:tab/>0 – Format enabled, 1 – Format disabled</text:p>
        </text:list-item>
        <text:list-item>
          <text:p text:style-name="P252">card_status<text:tab/>pointer to card error variable</text:p>
        </text:list-item>
        <text:list-item>
          <text:p text:style-name="P252">exec_time<text:tab/>function's execution time </text:p>
        </text:list-item>
      </text:list>
      <text:p text:style-name="P81"/>
      <text:list xml:id="list83627445047865" text:continue-numbering="true" text:style-name="L62">
        <text:list-item>
          <text:p text:style-name="P257">uFR_int_<text:bookmark-start text:name="DDE_LINK4"/><text:bookmark-start text:name="DDE_LINK10"/>DesfireGetKeySettings<text:bookmark-end text:name="DDE_LINK4"/><text:bookmark-end text:name="DDE_LINK10"/></text:p>
        </text:list-item>
        <text:list-item>
          <text:p text:style-name="P257">uFR_int_<text:bookmark-start text:name="DDE_LINK42"/><text:bookmark-start text:name="DDE_LINK101"/>DesfireGetKeySettings<text:bookmark-end text:name="DDE_LINK42"/><text:bookmark-end text:name="DDE_LINK101"/>_PK</text:p>
        </text:list-item>
      </text:list>
      <text:p text:style-name="P81">Function description:</text:p>
      <text:p text:style-name="P81">Function allows to get card master key and application master key configuration settings. In addition it returns the maximum number of keys which can be stored within selected application. <text:line-break/></text:p>
      <text:p text:style-name="P106">Function declaration (C language)</text:p>
      <text:p text:style-name="P92"><text:span text:style-name="T115">unsigned</text:span><text:span text:style-name="T109"> </text:span><text:span text:style-name="T115">long </text:span><text:span text:style-name="T109">uFR_int_DesfireGetKeySettings(<text:line-break/></text:span><text:span text:style-name="T116">unsigned</text:span><text:span text:style-name="T110"> </text:span><text:span text:style-name="T116">char</text:span><text:span text:style-name="T109"> aes_key_nr,<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 </text:span><text:span text:style-name="T109">*settings<text:line-break/></text:span><text:span text:style-name="T116">unsigned</text:span><text:span text:style-name="T110"> </text:span><text:span text:style-name="T116">char </text:span><text:span text:style-name="T109">*max_key_no, <text:line-break/></text:span><text:span text:style-name="T116">unsigned</text:span><text:span text:style-name="T110"> </text:span><text:span text:style-name="T116">short </text:span><text:span text:style-name="T109">*card_status, <text:line-break/></text:span><text:span text:style-name="T116">unsigned</text:span><text:span text:style-name="T110"> </text:span><text:span text:style-name="T116">short </text:span><text:span text:style-name="T109">*exec_time);</text:span></text:p>
      <text:p text:style-name="P92"><text:span text:style-name="T115">unsigned</text:span><text:span text:style-name="T109"> </text:span><text:span text:style-name="T115">long </text:span><text:span text:style-name="T109">uFR_int_DesfireGetKeySettings_PK(<text:line-break/></text:span><text:span text:style-name="T116">unsigned</text:span><text:span text:style-name="T110"> </text:span><text:span text:style-name="T116">char</text:span><text:span text:style-name="T109"> *aes_key_ext,<text:line-break/></text:span><text:span text:style-name="T116">unsigned</text:span><text:span text:style-name="T110"> </text:span><text:span text:style-name="T116">long </text:span><text:span text:style-name="T110">aid,<text:line-break/></text:span><text:soft-page-break/><text:span text:style-name="T116">unsigned</text:span><text:span text:style-name="T110"> </text:span><text:span text:style-name="T116">char </text:span><text:span text:style-name="T109">*settings <text:line-break/></text:span><text:span text:style-name="T116">unsigned</text:span><text:span text:style-name="T110"> </text:span><text:span text:style-name="T116">char </text:span><text:span text:style-name="T109">*max_key_no, <text:line-break/></text:span><text:span text:style-name="T116">unsigned</text:span><text:span text:style-name="T110"> </text:span><text:span text:style-name="T116">short </text:span><text:span text:style-name="T109">*card_status, <text:line-break/></text:span><text:span text:style-name="T116">unsigned</text:span><text:span text:style-name="T110"> </text:span><text:span text:style-name="T116">short </text:span><text:span text:style-name="T109">*exec_time);</text:span></text:p>
      <text:p text:style-name="P81">Parameters description:</text:p>
      <text:list xml:id="list83626805332353" text:continue-numbering="true" text:style-name="L62">
        <text:list-item>
          <text:p text:style-name="P252">aes_key_nr<text:tab/><text:tab/>ordinal number of AES key in the reader</text:p>
        </text:list-item>
        <text:list-item>
          <text:p text:style-name="P280">aes_key_ext<text:tab/><text:tab/>pointer to 16 byte array containing the AES key</text:p>
        </text:list-item>
        <text:list-item>
          <text:p text:style-name="P280">aid<text:tab/><text:tab/>ID of application that uses this key (3 bytes long, 0x000000 for card master key)</text:p>
        </text:list-item>
        <text:list-item>
          <text:p text:style-name="P280">settings<text:tab/>pointer to settings variable</text:p>
        </text:list-item>
        <text:list-item>
          <text:p text:style-name="P280">max_key_no<text:tab/><text:tab/>maximum number of keys within selected application</text:p>
        </text:list-item>
        <text:list-item>
          <text:p text:style-name="P252">card_status<text:tab/>pointer to card error variable</text:p>
        </text:list-item>
        <text:list-item>
          <text:p text:style-name="P280">exec_time<text:tab/>function's execution time </text:p>
        </text:list-item>
      </text:list>
      <text:p text:style-name="P111"/>
      <text:list xml:id="list83627320930214" text:continue-numbering="true" text:style-name="L62">
        <text:list-item>
          <text:p text:style-name="P257">uFR_int_<text:bookmark-start text:name="DDE_LINK41"/><text:bookmark-start text:name="DDE_LINK12"/>DesfireChangeKeySettings<text:bookmark-end text:name="DDE_LINK41"/><text:bookmark-end text:name="DDE_LINK12"/></text:p>
        </text:list-item>
        <text:list-item>
          <text:p text:style-name="P257">uFR_int_<text:bookmark-start text:name="DDE_LINK411"/><text:bookmark-start text:name="DDE_LINK121"/>DesfireChangeKeySettings<text:bookmark-end text:name="DDE_LINK411"/><text:bookmark-end text:name="DDE_LINK121"/>_PK</text:p>
        </text:list-item>
      </text:list>
      <text:p text:style-name="P111">Function description:</text:p>
      <text:p text:style-name="P111">Function allows to set card master key, and application master key configuration settings. </text:p>
      <text:p text:style-name="P106">Function declaration (C language)</text:p>
      <text:p text:style-name="P117"><text:span text:style-name="T55">unsigned</text:span> <text:span text:style-name="T55">long </text:span>uFR_int_DesfireChangeKeySettings(<text:line-break/><text:span text:style-name="T75">unsigned</text:span><text:span text:style-name="T102"> </text:span><text:span text:style-name="T75">char</text:span><text:span text:style-name="T126"> </text:span>aes_key_nr<text:span text:style-name="T126">,<text:line-break/></text:span><text:span text:style-name="T75">unsigned</text:span><text:span text:style-name="T102"> </text:span><text:span text:style-name="T75">long </text:span><text:span text:style-name="T102">aid</text:span><text:span text:style-name="T104">,<text:line-break/></text:span><text:span text:style-name="T75">unsigned</text:span><text:span text:style-name="T102"> </text:span><text:span text:style-name="T75">char </text:span>settings, <text:line-break/><text:span text:style-name="T75">unsigned</text:span><text:span text:style-name="T102"> </text:span><text:span text:style-name="T75">short </text:span>*card_status, <text:line-break/><text:span text:style-name="T75">unsigned short </text:span>*exec_time);</text:p>
      <text:p text:style-name="P117"><text:span text:style-name="T55">unsigned</text:span> <text:span text:style-name="T55">long </text:span>uFR_int_DesfireChangeKeySettings_PK(<text:line-break/><text:span text:style-name="T75">unsigned</text:span><text:span text:style-name="T102"> </text:span><text:span text:style-name="T75">char </text:span><text:span text:style-name="T102">*aes_key_ext,</text:span><text:span text:style-name="T126"><text:line-break/></text:span><text:span text:style-name="T75">unsigned</text:span><text:span text:style-name="T102"> </text:span><text:span text:style-name="T75">long </text:span><text:span text:style-name="T102">aid</text:span><text:span text:style-name="T104">,<text:line-break/></text:span><text:span text:style-name="T75">unsigned</text:span><text:span text:style-name="T102"> </text:span><text:span text:style-name="T75">char </text:span>settings, <text:line-break/><text:span text:style-name="T75">unsigned</text:span><text:span text:style-name="T102"> </text:span><text:span text:style-name="T75">short </text:span>*card_status, <text:line-break/><text:span text:style-name="T75">unsigned short </text:span>*exec_time);</text:p>
      <text:p text:style-name="P81">Parameters description:</text:p>
      <text:list xml:id="list83627941189999" text:continue-numbering="true" text:style-name="L62">
        <text:list-item>
          <text:p text:style-name="P252">aes_key_nr<text:tab/><text:tab/>ordinal number of AES key in the reader</text:p>
        </text:list-item>
        <text:list-item>
          <text:p text:style-name="P280"><text:soft-page-break/>aes_key_ext<text:tab/><text:tab/>pointer to 16 byte array containing the AES key</text:p>
        </text:list-item>
        <text:list-item>
          <text:p text:style-name="P280">aid<text:tab/><text:tab/><text:tab/>ID of application that uses this key (3 bytes long, 0x000000 for card master key)</text:p>
        </text:list-item>
        <text:list-item>
          <text:p text:style-name="P280">settings<text:tab/><text:tab/>pointer to key settings variable</text:p>
        </text:list-item>
        <text:list-item>
          <text:p text:style-name="P252">card_status<text:tab/><text:tab/>pointer to card error variable</text:p>
        </text:list-item>
        <text:list-item>
          <text:p text:style-name="P280">exec_time<text:tab/><text:tab/>function's execution time </text:p>
        </text:list-item>
      </text:list>
      <text:p text:style-name="P111"/>
      <text:list xml:id="list83626278261111" text:continue-numbering="true" text:style-name="L62">
        <text:list-item>
          <text:p text:style-name="P160">uFR_int_DesfireChangeAesKey</text:p>
        </text:list-item>
        <text:list-item>
          <text:p text:style-name="P156"><text:bookmark-start text:name="DDE_LINK11"/><text:span text:style-name="T120">uFR_int_DesfireChangeAesKey</text:span><text:bookmark-end text:name="DDE_LINK11"/><text:span text:style-name="T120">_PK</text:span></text:p>
        </text:list-item>
      </text:list>
      <text:p text:style-name="P111">Function description:</text:p>
      <text:p text:style-name="P111">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06">Function declaration (C language)</text:p>
      <text:p text:style-name="P15"><text:span text:style-name="T114">unsigned</text:span><text:span text:style-name="T120"> </text:span><text:span text:style-name="T114">long </text:span><text:span text:style-name="T120">uFR_int_DesfireChangeAesKey(<text:line-break/></text:span><text:span text:style-name="T113">unsigned</text:span><text:span text:style-name="T121"> </text:span><text:span text:style-name="T113">char</text:span><text:span text:style-name="T123"> </text:span><text:span text:style-name="T120">aes_key_nr</text:span><text:span text:style-name="T123">,<text:line-break/></text:span><text:span text:style-name="T113">unsigned</text:span><text:span text:style-name="T121"> </text:span><text:span text:style-name="T113">long </text:span><text:span text:style-name="T121">aid</text:span><text:span text:style-name="T122">,<text:line-break/></text:span><text:span text:style-name="T113">unsigned</text:span><text:span text:style-name="T121"> </text:span><text:span text:style-name="T113">char</text:span><text:span text:style-name="T122"> </text:span><text:span text:style-name="T121">aid_key_nr_auth</text:span><text:span text:style-name="T122">,<text:line-break/></text:span><text:span text:style-name="T113">unsigned</text:span><text:span text:style-name="T121"> </text:span><text:span text:style-name="T113">char </text:span><text:span text:style-name="T120">new_aes_key[16], <text:line-break/></text:span><text:span text:style-name="T113">unsigned</text:span><text:span text:style-name="T121"> </text:span><text:span text:style-name="T113">char </text:span><text:span text:style-name="T120">aid_key_no,<text:line-break/></text:span><text:span text:style-name="T113">unsigned</text:span><text:span text:style-name="T121"> </text:span><text:span text:style-name="T113">char </text:span><text:span text:style-name="T121">old_aes_key[16]</text:span><text:span text:style-name="T120">,<text:line-break/></text:span><text:span text:style-name="T113">unsigned</text:span><text:span text:style-name="T121"> </text:span><text:span text:style-name="T113">short </text:span><text:span text:style-name="T90">*card_status, <text:line-break/></text:span><text:span text:style-name="T113">unsigned</text:span><text:span text:style-name="T121"> </text:span><text:span text:style-name="T113">short </text:span><text:span text:style-name="T90">*exec_time);</text:span></text:p>
      <text:p text:style-name="P15"><text:span text:style-name="T114">unsigned</text:span><text:span text:style-name="T120"> </text:span><text:span text:style-name="T114">long </text:span><text:span text:style-name="T120">uFR_int_DesfireChangeAesKey_PK(<text:line-break/></text:span><text:span text:style-name="T113">unsigned</text:span><text:span text:style-name="T121"> </text:span><text:span text:style-name="T113">char </text:span><text:span text:style-name="T121">*aes_key_ext,</text:span><text:span text:style-name="T123"><text:line-break/></text:span><text:span text:style-name="T113">unsigned</text:span><text:span text:style-name="T121"> </text:span><text:span text:style-name="T113">long </text:span><text:span text:style-name="T121">aid</text:span><text:span text:style-name="T122">,<text:line-break/></text:span><text:span text:style-name="T113">unsigned</text:span><text:span text:style-name="T121"> </text:span><text:span text:style-name="T113">char</text:span><text:span text:style-name="T122"> </text:span><text:span text:style-name="T121">aid_key_nr_auth</text:span><text:span text:style-name="T122">,<text:line-break/></text:span><text:span text:style-name="T113">unsigned</text:span><text:span text:style-name="T121"> </text:span><text:span text:style-name="T113">char </text:span><text:span text:style-name="T120">new_aes_key[16], <text:line-break/></text:span><text:span text:style-name="T113">unsigned</text:span><text:span text:style-name="T121"> </text:span><text:span text:style-name="T113">char </text:span><text:span text:style-name="T120">aid_key_no,<text:line-break/></text:span><text:span text:style-name="T113">unsigned</text:span><text:span text:style-name="T121"> </text:span><text:span text:style-name="T113">char </text:span><text:span text:style-name="T121">old_aes_key[16]</text:span><text:span text:style-name="T120">,<text:line-break/></text:span><text:span text:style-name="T113">unsigned</text:span><text:span text:style-name="T121"> </text:span><text:span text:style-name="T113">short </text:span><text:span text:style-name="T120">*card_status, <text:line-break/></text:span><text:span text:style-name="T113">unsigned</text:span><text:span text:style-name="T121"> </text:span><text:span text:style-name="T113">short </text:span><text:span text:style-name="T120">*exec_time);</text:span><text:span text:style-name="T125"> <text:s/></text:span><text:span text:style-name="T124"><text:s text:c="2"/></text:span></text:p>
      <text:p text:style-name="P81">Parameters description:</text:p>
      <text:list xml:id="list83627468042565" text:continue-numbering="true" text:style-name="L62">
        <text:list-item>
          <text:p text:style-name="P252"><text:soft-page-break/>aes_key_nr<text:tab/><text:tab/>ordinal number of AES key in the reader </text:p>
        </text:list-item>
        <text:list-item>
          <text:p text:style-name="P280">aes_key_ext<text:tab/><text:tab/>pointer to 16 byte array containing the AES key</text:p>
        </text:list-item>
        <text:list-item>
          <text:p text:style-name="P280">aid<text:tab/><text:tab/><text:tab/>ID of application that uses this key (3 bytes long, 0x000000 for card master key)</text:p>
        </text:list-item>
        <text:list-item>
          <text:p text:style-name="P280">aid_key_nr_auth<text:tab/>key number into application which uses for authentication</text:p>
        </text:list-item>
        <text:list-item>
          <text:p text:style-name="P280">new_aes_key[16] <text:tab/>16 bytes array that represent AES key</text:p>
        </text:list-item>
        <text:list-item>
          <text:p text:style-name="P280">aid_key_no<text:tab/><text:tab/>key number into application that will be changed</text:p>
        </text:list-item>
        <text:list-item>
          <text:p text:style-name="P280">old_aes_key[16] <text:tab/>16 bytes array that represent current AES key that will be changed, if this is not key by which is made authentication. </text:p>
        </text:list-item>
        <text:list-item>
          <text:p text:style-name="P252">card_status<text:tab/><text:tab/>pointer to card error variable</text:p>
        </text:list-item>
        <text:list-item>
          <text:p text:style-name="P280">exec_time<text:tab/><text:tab/>function's execution time </text:p>
        </text:list-item>
      </text:list>
      <text:p text:style-name="P111"/>
      <text:list xml:id="list83627463044300" text:continue-numbering="true" text:style-name="L62">
        <text:list-item>
          <text:p text:style-name="P257">uFR_int_<text:bookmark-start text:name="DDE_LINK13"/><text:bookmark-start text:name="DDE_LINK4111"/>Desfire<text:bookmark-end text:name="DDE_LINK4111"/>CreateAesApplication<text:bookmark-end text:name="DDE_LINK13"/></text:p>
        </text:list-item>
        <text:list-item>
          <text:p text:style-name="P257">uFR_int_<text:bookmark-start text:name="DDE_LINK131"/><text:bookmark-start text:name="DDE_LINK41112"/>Desfire<text:bookmark-end text:name="DDE_LINK41112"/>CreateAesApplication<text:bookmark-end text:name="DDE_LINK131"/>_PK</text:p>
        </text:list-item>
        <text:list-item>
          <text:p text:style-name="P257">uFR_int_<text:bookmark-start text:name="DDE_LINK132"/><text:bookmark-start text:name="DDE_LINK41113"/>Desfire<text:bookmark-end text:name="DDE_LINK41113"/>CreateAesApplication<text:bookmark-end text:name="DDE_LINK132"/>_no_auth</text:p>
        </text:list-item>
      </text:list>
      <text:p text:style-name="P111">Function description:</text:p>
      <text:p text:style-name="P111">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06">Function declaration (C language)</text:p>
      <text:p text:style-name="P14"><text:span text:style-name="T115">unsigned</text:span><text:span text:style-name="T109"> </text:span><text:span text:style-name="T115">long </text:span><text:span text:style-name="T109">uFR_int_DesfireCreateApplication(<text:line-break/></text:span><text:span text:style-name="T116">unsigned</text:span><text:span text:style-name="T110"> </text:span><text:span text:style-name="T116">char</text:span><text:span text:style-name="T112"> </text:span><text:span text:style-name="T109">aes_key_nr</text:span><text:span text:style-name="T112">,<text:line-break/></text:span><text:span text:style-name="T115">unsigned</text:span><text:span text:style-name="T109"> </text:span><text:span text:style-name="T115">long </text:span><text:span text:style-name="T109">aid_nr,<text:line-break/></text:span><text:span text:style-name="T116">unsigned</text:span><text:span text:style-name="T110"> </text:span><text:span text:style-name="T116">char </text:span>settings, <text:line-break/><text:span text:style-name="T116">unsigned</text:span><text:span text:style-name="T110"> </text:span><text:span text:style-name="T116">char </text:span>max_key_no,<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5">unsigned</text:span><text:span text:style-name="T109"> </text:span><text:span text:style-name="T115">long </text:span><text:span text:style-name="T109">uFR_int_DesfireCreateApplication_PK(<text:line-break/></text:span><text:span text:style-name="T116">unsigned</text:span><text:span text:style-name="T110"> </text:span><text:span text:style-name="T116">char </text:span><text:span text:style-name="T110">*aes_key_ext,</text:span><text:span text:style-name="T109"><text:line-break/></text:span><text:span text:style-name="T115">unsigned</text:span><text:span text:style-name="T109"> </text:span><text:span text:style-name="T115">long </text:span><text:span text:style-name="T109">aid_nr,<text:line-break/></text:span><text:span text:style-name="T116">unsigned</text:span><text:span text:style-name="T110"> </text:span><text:span text:style-name="T116">char </text:span>settings, <text:line-break/><text:span text:style-name="T116">unsigned</text:span><text:span text:style-name="T110"> </text:span><text:span text:style-name="T116">char </text:span>max_key_no,<text:line-break/><text:soft-pag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5">unsigned</text:span><text:span text:style-name="T109"> </text:span><text:span text:style-name="T115">long </text:span><text:span text:style-name="T109">uFR_int_DesfireCreateApplication_no_auth(<text:line-break/></text:span><text:span text:style-name="T115">unsigned</text:span><text:span text:style-name="T109"> </text:span><text:span text:style-name="T115">long </text:span><text:span text:style-name="T109">aid_nr,<text:line-break/></text:span><text:span text:style-name="T116">unsigned</text:span><text:span text:style-name="T110"> </text:span><text:span text:style-name="T116">char </text:span>settings, <text:line-break/><text:span text:style-name="T116">unsigned</text:span><text:span text:style-name="T110"> </text:span><text:span text:style-name="T116">char </text:span>max_key_no,<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6783815299" text:continue-numbering="true" text:style-name="L62">
        <text:list-item>
          <text:p text:style-name="P252">aes_key_nr<text:tab/><text:tab/>ordinal number of card master AES key in the reader </text:p>
        </text:list-item>
        <text:list-item>
          <text:p text:style-name="P280">aes_key_ext<text:tab/><text:tab/>pointer to 16 byte array containing the AES key</text:p>
        </text:list-item>
        <text:list-item>
          <text:p text:style-name="P280">aid_nr<text:tab/><text:tab/><text:tab/>ID of application that creates (3 bytes long 0x000000 to 0xFFFFFF)</text:p>
        </text:list-item>
        <text:list-item>
          <text:p text:style-name="P280">settings<text:tab/><text:tab/>application master key settings</text:p>
        </text:list-item>
        <text:list-item>
          <text:p text:style-name="P280">max_key_no<text:tab/><text:tab/>maximal number of keys into application</text:p>
        </text:list-item>
        <text:list-item>
          <text:p text:style-name="P252">card_status<text:tab/><text:tab/>pointer to card error variable</text:p>
        </text:list-item>
        <text:list-item>
          <text:p text:style-name="P280">exec_time<text:tab/><text:tab/>function's execution time </text:p>
          <text:p text:style-name="P280"><text:s/><text:tab/></text:p>
        </text:list-item>
        <text:list-item>
          <text:p text:style-name="P257">uFR_int_<text:bookmark-start text:name="DDE_LINK14"/><text:bookmark-start text:name="DDE_LINK41111"/>Desfire<text:bookmark-end text:name="DDE_LINK41111"/>DeleteApplication<text:bookmark-end text:name="DDE_LINK14"/></text:p>
        </text:list-item>
        <text:list-item>
          <text:p text:style-name="P257">uFR_int_<text:bookmark-start text:name="DDE_LINK141"/><text:bookmark-start text:name="DDE_LINK411112"/>Desfire<text:bookmark-end text:name="DDE_LINK411112"/>DeleteApplication<text:bookmark-end text:name="DDE_LINK141"/>_PK</text:p>
        </text:list-item>
      </text:list>
      <text:p text:style-name="P111">Function description:</text:p>
      <text:p text:style-name="P111">Function allows to deactivate application on the card. Is the card master key authentication is required, depend on the card master key settings. AID allocation is removed, but deleted memory blocks can only recovered by using Format card function.</text:p>
      <text:p text:style-name="P106">Function declaration (C language)</text:p>
      <text:p text:style-name="P14"><text:span text:style-name="T115">unsigned</text:span><text:span text:style-name="T109"> </text:span><text:span text:style-name="T115">long </text:span><text:span text:style-name="T109">uFR_int_DesfireDeleteApplication(<text:line-break/></text:span><text:span text:style-name="T116">unsigned</text:span><text:span text:style-name="T110"> </text:span><text:span text:style-name="T116">char</text:span><text:span text:style-name="T109"> aes_key_nr,<text:line-break/></text:span><text:span text:style-name="T115">unsigned</text:span><text:span text:style-name="T109"> </text:span><text:span text:style-name="T115">long </text:span><text:span text:style-name="T109">aid_nr, <text:line-break/></text:span><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5">unsigned</text:span><text:span text:style-name="T109"> </text:span><text:span text:style-name="T115">long </text:span><text:span text:style-name="T109">uFR_int_DesfireDeleteApplication_PK(<text:line-break/></text:span><text:span text:style-name="T116">unsigned</text:span><text:span text:style-name="T110"> </text:span><text:span text:style-name="T116">char </text:span><text:span text:style-name="T110">*aes_key_ext,</text:span><text:span text:style-name="T109"><text:line-break/></text:span><text:span text:style-name="T115">unsigned</text:span><text:span text:style-name="T109"> </text:span><text:span text:style-name="T115">long </text:span><text:span text:style-name="T109">aid_nr, <text:line-break/></text:span><text:soft-pag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7976775652" text:continue-numbering="true" text:style-name="L62">
        <text:list-item>
          <text:p text:style-name="P252">aes_key_nr<text:tab/><text:tab/>ordinal number of card master AES key in the reader </text:p>
        </text:list-item>
        <text:list-item>
          <text:p text:style-name="P280">aes_key_ext<text:tab/><text:tab/>pointer to 16 byte array containing the AES key</text:p>
        </text:list-item>
        <text:list-item>
          <text:p text:style-name="P280">aid_nr<text:tab/><text:tab/><text:tab/>ID of application that deletes (3 bytes long 0x000000 to 0xFFFFFF)</text:p>
        </text:list-item>
        <text:list-item>
          <text:p text:style-name="P252">card_status<text:tab/><text:tab/>pointer to card error variable</text:p>
        </text:list-item>
        <text:list-item>
          <text:p text:style-name="P280">exec_time<text:tab/><text:tab/>function's execution time </text:p>
        </text:list-item>
      </text:list>
      <text:p text:style-name="P111"/>
      <text:list xml:id="list83627031299110" text:continue-numbering="true" text:style-name="L62">
        <text:list-item>
          <text:p text:style-name="P257">uFR_int_<text:bookmark-start text:name="DDE_LINK15"/><text:bookmark-start text:name="DDE_LINK411111"/>Desfire<text:bookmark-end text:name="DDE_LINK411111"/>CreateStdDataFile<text:bookmark-end text:name="DDE_LINK15"/></text:p>
        </text:list-item>
        <text:list-item>
          <text:p text:style-name="P257">uFR_int_<text:bookmark-start text:name="DDE_LINK151"/><text:bookmark-start text:name="DDE_LINK4111112"/>Desfire<text:bookmark-end text:name="DDE_LINK4111112"/>CreateStdDataFile<text:bookmark-end text:name="DDE_LINK151"/>_PK</text:p>
        </text:list-item>
        <text:list-item>
          <text:p text:style-name="P257">uFR_int_<text:bookmark-start text:name="DDE_LINK152"/><text:bookmark-start text:name="DDE_LINK4111113"/>Desfire<text:bookmark-end text:name="DDE_LINK4111113"/>CreateStdDataFile<text:bookmark-end text:name="DDE_LINK152"/>_no_auth</text:p>
        </text:list-item>
      </text:list>
      <text:p text:style-name="P111">Function description:</text:p>
      <text:p text:style-name="P111">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06">Function declaration (C language)</text:p>
      <text:p text:style-name="P14"><text:span text:style-name="T116">unsigned</text:span><text:span text:style-name="T110"> </text:span><text:span text:style-name="T116">long </text:span><text:span text:style-name="T109">uFR_int_DesfireCreateStdDataFile(<text:line-break/></text:span><text:span text:style-name="T116">unsigned</text:span><text:span text:style-name="T110"> </text:span><text:span text:style-name="T116">char</text:span><text:span text:style-name="T109"> aes_key_nr,<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 </text:span><text:span text:style-name="T109">file_id,<text:line-break/></text:span><text:span text:style-name="T116">unsigned</text:span><text:span text:style-name="T110"> </text:span><text:span text:style-name="T116">long </text:span><text:span text:style-name="T109">file_size,<text:line-break/></text:span><text:span text:style-name="T116">unsigned char </text:span>read_key_no,<text:line-break/><text:soft-page-break/><text:span text:style-name="T116">unsigned char </text:span>write_key_no,<text:line-break/><text:span text:style-name="T116">unsigned char </text:span>read_write_key_no,<text:line-break/><text:span text:style-name="T116">unsigned char </text:span>change_key_no, <text:line-break/><text:span text:style-name="T116">unsigned</text:span><text:span text:style-name="T110"> </text:span><text:span text:style-name="T116">char </text:span>communication_settings,<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CreateStdDataFile_PK(<text:line-break/></text:span><text:span text:style-name="T116">unsigned</text:span><text:span text:style-name="T110"> </text:span><text:span text:style-name="T116">char </text:span><text:span text:style-name="T110">*aes_key_ext,</text:span><text:span text:style-name="T109"><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 </text:span><text:span text:style-name="T109">file_id,<text:line-break/></text:span><text:span text:style-name="T116">unsigned</text:span><text:span text:style-name="T110"> </text:span><text:span text:style-name="T116">long </text:span><text:span text:style-name="T109">file_size,<text:line-break/></text:span><text:span text:style-name="T116">unsigned char </text:span>read_key_no,<text:line-break/><text:span text:style-name="T116">unsigned char </text:span>write_key_no,<text:line-break/><text:span text:style-name="T116">unsigned char </text:span>read_write_key_no,<text:line-break/><text:span text:style-name="T116">unsigned char </text:span>change_key_no, <text:line-break/><text:span text:style-name="T116">unsigned</text:span><text:span text:style-name="T110"> </text:span><text:span text:style-name="T116">char </text:span>communication_settings,<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CreateStdDataFile_no_auth(<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 </text:span><text:span text:style-name="T109">file_id,<text:line-break/></text:span><text:span text:style-name="T116">unsigned</text:span><text:span text:style-name="T110"> </text:span><text:span text:style-name="T116">long </text:span><text:span text:style-name="T109">file_size,<text:line-break/></text:span><text:span text:style-name="T116">unsigned char </text:span>read_key_no,<text:line-break/><text:span text:style-name="T116">unsigned char </text:span>write_key_no,<text:line-break/><text:span text:style-name="T116">unsigned char </text:span>read_write_key_no,<text:line-break/><text:span text:style-name="T116">unsigned char </text:span>change_key_no, <text:line-break/><text:span text:style-name="T116">unsigned</text:span><text:span text:style-name="T110"> </text:span><text:span text:style-name="T116">char </text:span>communication_settings,<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7111381318" text:continue-numbering="true" text:style-name="L62">
        <text:list-item>
          <text:p text:style-name="P252">aes_key_nr<text:tab/><text:tab/>ordinal number of <text:s/>AES key in the reader </text:p>
        </text:list-item>
        <text:list-item>
          <text:p text:style-name="P280">aes_key_ext<text:tab/><text:tab/>pointer to 16 byte array containing the AES key</text:p>
        </text:list-item>
        <text:list-item>
          <text:p text:style-name="P280">aid<text:tab/><text:tab/><text:tab/>ID of application that contains the file</text:p>
        </text:list-item>
        <text:list-item>
          <text:p text:style-name="P280">file_id<text:tab/><text:tab/><text:tab/>ID of file that will be created (0 – 31)</text:p>
        </text:list-item>
        <text:list-item>
          <text:p text:style-name="P280">file_size<text:tab/><text:tab/>file size in bytes </text:p>
        </text:list-item>
        <text:list-item>
          <text:p text:style-name="P280">read_key_no<text:tab/><text:tab/> key for reading</text:p>
        </text:list-item>
        <text:list-item>
          <text:p text:style-name="P280"><text:soft-page-break/>write_key_no<text:tab/> key for writing</text:p>
        </text:list-item>
        <text:list-item>
          <text:p text:style-name="P280">read&amp;write_key_no<text:tab/> key for reading and writing</text:p>
        </text:list-item>
        <text:list-item>
          <text:p text:style-name="P280">change_key_no<text:tab/>key for changing this setting </text:p>
        </text:list-item>
        <text:list-item>
          <text:p text:style-name="P280">communication_settings<text:tab/>variable that contains communication settings</text:p>
        </text:list-item>
        <text:list-item>
          <text:p text:style-name="P252">card_status<text:tab/><text:tab/>pointer to card error variable</text:p>
        </text:list-item>
        <text:list-item>
          <text:p text:style-name="P280">exec_time<text:tab/><text:tab/>function's execution time </text:p>
        </text:list-item>
      </text:list>
      <text:p text:style-name="P111"/>
      <text:list xml:id="list83627959256504" text:continue-numbering="true" text:style-name="L62">
        <text:list-item>
          <text:p text:style-name="P257">uFR_int_<text:bookmark-start text:name="DDE_LINK16"/><text:bookmark-start text:name="DDE_LINK4111111"/>Desfire<text:bookmark-end text:name="DDE_LINK4111111"/>DeleteFile<text:bookmark-end text:name="DDE_LINK16"/> </text:p>
        </text:list-item>
        <text:list-item>
          <text:p text:style-name="P257">uFR_int_<text:bookmark-start text:name="DDE_LINK161"/><text:bookmark-start text:name="DDE_LINK41111112"/>Desfire<text:bookmark-end text:name="DDE_LINK41111112"/>DeleteFile<text:bookmark-end text:name="DDE_LINK161"/>_PK</text:p>
        </text:list-item>
        <text:list-item>
          <text:p text:style-name="P257">uFR_int_<text:bookmark-start text:name="DDE_LINK162"/><text:bookmark-start text:name="DDE_LINK41111113"/>Desfire<text:bookmark-end text:name="DDE_LINK41111113"/>DeleteFile<text:bookmark-end text:name="DDE_LINK162"/>_no_auth</text:p>
        </text:list-item>
      </text:list>
      <text:p text:style-name="P111">Function description:</text:p>
      <text:p text:style-name="P111">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06">Function declaration (C language)</text:p>
      <text:p text:style-name="P14"><text:span text:style-name="T116">unsigned</text:span><text:span text:style-name="T110"> </text:span><text:span text:style-name="T116">long </text:span><text:span text:style-name="T109">uFR_int_DesfireDeleteFile(<text:line-break/></text:span><text:span text:style-name="T116">unsigned</text:span><text:span text:style-name="T110"> </text:span><text:span text:style-name="T116">char</text:span><text:span text:style-name="T109"> aes_key_nr,<text:line-break/></text:span><text:span text:style-name="T116">unsigned</text:span><text:span text:style-name="T110"> </text:span><text:span text:style-name="T116">long </text:span><text:span text:style-name="T110">aid,</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DeleteFile_PK(<text:line-break/></text:span><text:span text:style-name="T116">unsigned</text:span><text:span text:style-name="T110"> </text:span><text:span text:style-name="T116">char </text:span><text:span text:style-name="T110">*aes_key_ext,</text:span><text:span text:style-name="T109"><text:line-break/></text:span><text:span text:style-name="T116">unsigned</text:span><text:span text:style-name="T110"> </text:span><text:span text:style-name="T116">long </text:span><text:span text:style-name="T110">aid,</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DeleteFile_no_auth(<text:line-break/></text:span><text:span text:style-name="T116">unsigned</text:span><text:span text:style-name="T110"> </text:span><text:span text:style-name="T116">long </text:span><text:span text:style-name="T110">aid,</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7771602412" text:continue-numbering="true" text:style-name="L62">
        <text:list-item>
          <text:p text:style-name="P252"><text:soft-page-break/>internal_key<text:tab/> <text:tab/>1 - AES key stored into reader uses for authentication, 0 – AES key uses for authentication entered as a function's parameter</text:p>
        </text:list-item>
        <text:list-item>
          <text:p text:style-name="P252">aes_key_nr<text:tab/><text:tab/>ordinal number of <text:s/>AES key in the reader </text:p>
        </text:list-item>
        <text:list-item>
          <text:p text:style-name="P280">aes_key_ext<text:tab/><text:tab/>pointer to 16 byte array containing the AES key </text:p>
        </text:list-item>
        <text:list-item>
          <text:p text:style-name="P280">aid<text:tab/><text:tab/><text:tab/>ID of application that contains the file</text:p>
        </text:list-item>
        <text:list-item>
          <text:p text:style-name="P280">file_id<text:tab/><text:tab/><text:tab/>ID of file that will be deleted (0 – 31)</text:p>
        </text:list-item>
        <text:list-item>
          <text:p text:style-name="P280">auth_req<text:tab/><text:tab/>value is 1 if authentication is needed, otherwise it is 0</text:p>
        </text:list-item>
        <text:list-item>
          <text:p text:style-name="P252">card_status<text:tab/><text:tab/>pointer to card error variable</text:p>
        </text:list-item>
        <text:list-item>
          <text:p text:style-name="P280">exec_time<text:tab/><text:tab/>function's execution time </text:p>
        </text:list-item>
      </text:list>
      <text:p text:style-name="P14"/>
      <text:list xml:id="list83626583281594" text:continue-numbering="true" text:style-name="L62">
        <text:list-item>
          <text:p text:style-name="P257">uFR_int_<text:bookmark-start text:name="DDE_LINK17"/><text:bookmark-start text:name="DDE_LINK41111111"/>Desfire<text:bookmark-end text:name="DDE_LINK41111111"/>ReadStdDataFile<text:bookmark-end text:name="DDE_LINK17"/></text:p>
        </text:list-item>
        <text:list-item>
          <text:p text:style-name="P257">uFR_int_<text:bookmark-start text:name="DDE_LINK171"/><text:bookmark-start text:name="DDE_LINK411111112"/>Desfire<text:bookmark-end text:name="DDE_LINK411111112"/>ReadStdDataFile<text:bookmark-end text:name="DDE_LINK171"/>_PK</text:p>
        </text:list-item>
        <text:list-item>
          <text:p text:style-name="P257">uFR_int_<text:bookmark-start text:name="DDE_LINK172"/><text:bookmark-start text:name="DDE_LINK411111113"/>Desfire<text:bookmark-end text:name="DDE_LINK411111113"/>ReadStdDataFile<text:bookmark-end text:name="DDE_LINK172"/>_no_auth</text:p>
        </text:list-item>
      </text:list>
      <text:p text:style-name="P111">Function description:</text:p>
      <text:p text:style-name="P111">Function allow to read data from Standard Data File, or from Backup Data File. Read command requires a preceding authentication either with the key specified for Read or Read&amp;Write access.</text:p>
      <text:p text:style-name="P106">Function declaration (C language)</text:p>
      <text:p text:style-name="P14"><text:span text:style-name="T116">unsigned</text:span><text:span text:style-name="T110"> </text:span><text:span text:style-name="T116">long </text:span><text:span text:style-name="T109">uFR_int_DesfireReadStdDataFile(<text:line-break/></text:span><text:span text:style-name="T116">unsigned</text:span><text:span text:style-name="T110"> </text:span><text:span text:style-name="T116">char</text:span><text:span text:style-name="T109"> aes_key_nr,<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ReadStdDataFile_PK(<text:line-break/></text:span><text:span text:style-name="T116">unsigned</text:span><text:span text:style-name="T110"> </text:span><text:span text:style-name="T116">char </text:span><text:span text:style-name="T110">*aes_key_ext,</text:span><text:span text:style-name="T109"><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oft-page-break/><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ReadStdDataFile_no_auth(<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7261580953" text:continue-numbering="true" text:style-name="L62">
        <text:list-item>
          <text:p text:style-name="P252">aes_key_nr<text:tab/><text:tab/>ordinal number of <text:s/>AES key in the reader </text:p>
        </text:list-item>
        <text:list-item>
          <text:p text:style-name="P280">aes_key_ext<text:tab/><text:tab/>pointer to 16 byte array containing the AES key </text:p>
        </text:list-item>
        <text:list-item>
          <text:p text:style-name="P280">aid<text:tab/><text:tab/><text:tab/>ID of application that contains the file</text:p>
        </text:list-item>
        <text:list-item>
          <text:p text:style-name="P280">aid_key_nr<text:tab/><text:tab/>key number into application</text:p>
        </text:list-item>
        <text:list-item>
          <text:p text:style-name="P280">file_id<text:tab/><text:tab/><text:tab/>ID of file (0 – 31)</text:p>
        </text:list-item>
        <text:list-item>
          <text:p text:style-name="P280">offset<text:tab/><text:tab/><text:tab/>start position for read operation within file</text:p>
        </text:list-item>
        <text:list-item>
          <text:p text:style-name="P280">data_length<text:tab/><text:tab/>number of data to be read</text:p>
        </text:list-item>
        <text:list-item>
          <text:p text:style-name="P280">communication_settings <text:tab/>value must be same as in file declaration</text:p>
        </text:list-item>
        <text:list-item>
          <text:p text:style-name="P280">data<text:tab/><text:tab/><text:tab/>pointer to data array</text:p>
        </text:list-item>
        <text:list-item>
          <text:p text:style-name="P252">card_status<text:tab/><text:tab/>pointer to card error variable</text:p>
        </text:list-item>
        <text:list-item>
          <text:p text:style-name="P280">exec_time<text:tab/><text:tab/>function's execution time </text:p>
        </text:list-item>
      </text:list>
      <text:p text:style-name="P111"/>
      <text:list xml:id="list83626825387109" text:continue-numbering="true" text:style-name="L62">
        <text:list-item>
          <text:p text:style-name="P257">uFR_int_<text:bookmark-start text:name="DDE_LINK18"/><text:bookmark-start text:name="DDE_LINK411111111"/>Desfire<text:bookmark-end text:name="DDE_LINK411111111"/>WriteStdDataFile<text:bookmark-end text:name="DDE_LINK18"/></text:p>
        </text:list-item>
        <text:list-item>
          <text:p text:style-name="P257">uFR_int_<text:bookmark-start text:name="DDE_LINK181"/><text:bookmark-start text:name="DDE_LINK4111111111"/>Desfire<text:bookmark-end text:name="DDE_LINK4111111111"/>WriteStdDataFile<text:bookmark-end text:name="DDE_LINK181"/>_PK</text:p>
        </text:list-item>
        <text:list-item>
          <text:p text:style-name="P257">uFR_int_<text:bookmark-start text:name="DDE_LINK182"/><text:bookmark-start text:name="DDE_LINK4111111112"/>Desfire<text:bookmark-end text:name="DDE_LINK4111111112"/>WriteStdDataFile<text:bookmark-end text:name="DDE_LINK182"/>_no_auth</text:p>
        </text:list-item>
      </text:list>
      <text:p text:style-name="P111">Function description:</text:p>
      <text:p text:style-name="P111"><text:soft-page-break/>Function allow to write data to Standard Data File, or to Backup Data File. Write command requires a preceding authentication either with the key specified for Write or Read&amp;Write access.</text:p>
      <text:p text:style-name="P106">Function declaration (C language)</text:p>
      <text:p text:style-name="P14"><text:span text:style-name="T116">unsigned</text:span><text:span text:style-name="T110"> </text:span><text:span text:style-name="T116">long </text:span><text:span text:style-name="T109">uFR_int_DesfireWriteStdDataFile(<text:line-break/></text:span><text:span text:style-name="T116">unsigned</text:span><text:span text:style-name="T110"> </text:span><text:span text:style-name="T116">char</text:span><text:span text:style-name="T109"> aes_key_nr,<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WriteStdDataFile_PK(<text:line-break/></text:span><text:span text:style-name="T116">unsigned</text:span><text:span text:style-name="T110"> </text:span><text:span text:style-name="T116">char </text:span><text:span text:style-name="T110">*aes_key_ext,</text:span><text:span text:style-name="T109"><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14"><text:span text:style-name="T116">unsigned</text:span><text:span text:style-name="T110"> </text:span><text:span text:style-name="T116">long </text:span><text:span text:style-name="T109">uFR_int_DesfireWriteStdDataFile_no_auth(<text:line-break/></text:span><text:span text:style-name="T116">unsigned</text:span><text:span text:style-name="T110"> </text:span><text:span text:style-name="T116">long </text:span><text:span text:style-name="T110">aid,<text:line-break/></text:span><text:span text:style-name="T116">unsigned</text:span><text:span text:style-name="T110"> </text:span><text:span text:style-name="T116">char</text:span><text:span text:style-name="T111"> </text:span><text:span text:style-name="T110">aid_key_nr</text:span><text:span text:style-name="T111">,</text:span><text:span text:style-name="T116"> </text:span><text:span text:style-name="T109"><text:line-break/></text:span><text:span text:style-name="T116">unsigned</text:span><text:span text:style-name="T110"> </text:span><text:span text:style-name="T116">char </text:span><text:span text:style-name="T109">file_id, <text:line-break/></text:span><text:span text:style-name="T116">unsigned</text:span><text:span text:style-name="T110"> </text:span><text:span text:style-name="T116">short </text:span><text:span text:style-name="T109">offset, <text:line-break/></text:span><text:span text:style-name="T116">unsigned</text:span><text:span text:style-name="T110"> </text:span><text:span text:style-name="T116">short </text:span><text:span text:style-name="T109">data_length,<text:line-break/></text:span><text:span text:style-name="T116">unsigned</text:span><text:span text:style-name="T110"> </text:span><text:span text:style-name="T116">char </text:span>communication_settings,<text:line-break/><text:span text:style-name="T116">unsigned</text:span><text:span text:style-name="T110"> </text:span><text:span text:style-name="T116">char </text:span>*data,<text:line-break/><text:span text:style-name="T116">unsigned</text:span><text:span text:style-name="T110"> </text:span><text:span text:style-name="T116">short </text:span>*card_status, <text:line-break/><text:span text:style-name="T116">unsigned</text:span><text:span text:style-name="T110"> </text:span><text:span text:style-name="T116">short </text:span>*exec_time);</text:p>
      <text:p text:style-name="P81">Parameters description:</text:p>
      <text:list xml:id="list83628155707327" text:continue-numbering="true" text:style-name="L62">
        <text:list-item>
          <text:p text:style-name="P252">aes_key_nr<text:tab/><text:tab/>ordinal number of <text:s/>AES key in the reader </text:p>
        </text:list-item>
        <text:list-item>
          <text:p text:style-name="P280"><text:soft-page-break/>aes_key_ext<text:tab/><text:tab/>pointer to 16 byte array containing the AES key <text:s/></text:p>
        </text:list-item>
        <text:list-item>
          <text:p text:style-name="P280">aid<text:tab/><text:tab/><text:tab/>ID of application that contains the file</text:p>
        </text:list-item>
        <text:list-item>
          <text:p text:style-name="P280">aid_key_nr<text:tab/><text:tab/>key number into application</text:p>
        </text:list-item>
        <text:list-item>
          <text:p text:style-name="P280">file_id<text:tab/><text:tab/><text:tab/>ID of file (0 – 31)</text:p>
        </text:list-item>
        <text:list-item>
          <text:p text:style-name="P280">offset<text:tab/><text:tab/><text:tab/>start position for write operation within file</text:p>
        </text:list-item>
        <text:list-item>
          <text:p text:style-name="P280">data_length<text:tab/><text:tab/>number of data to be written</text:p>
        </text:list-item>
        <text:list-item>
          <text:p text:style-name="P280">communication_settings <text:tab/>value must be same as in file declaration</text:p>
        </text:list-item>
        <text:list-item>
          <text:p text:style-name="P280">data<text:tab/><text:tab/><text:tab/>pointer to data array</text:p>
        </text:list-item>
        <text:list-item>
          <text:p text:style-name="P252">card_status<text:tab/><text:tab/>pointer to card error variable</text:p>
        </text:list-item>
        <text:list-item>
          <text:p text:style-name="P280">exec_time<text:tab/><text:tab/>function's execution time </text:p>
        </text:list-item>
      </text:list>
      <text:p text:style-name="P82"/>
      <text:list xml:id="list83626862395097" text:continue-numbering="true" text:style-name="L62">
        <text:list-item>
          <text:p text:style-name="P257">DES_to_AES_key_type</text:p>
        </text:list-item>
      </text:list>
      <text:p text:style-name="P111">Function description:</text:p>
      <text:p text:style-name="P111">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06">Function declaration (C language)</text:p>
      <text:p text:style-name="P18"><text:span text:style-name="T75">unsigned long </text:span><text:span text:style-name="T102">DES_to_AES_key_type</text:span><text:span text:style-name="T75">(void);</text:span></text:p>
      <text:p text:style-name="P18"/>
      <text:h text:style-name="P239" text:outline-level="2">Functions for for the operating parameters of the reader setting</text:h>
      <text:list xml:id="list83626723220642" text:continue-numbering="true" text:style-name="L62">
        <text:list-item>
          <text:p text:style-name="P258"><text:s/>UfrSetBadSelectCardNrMax</text:p>
        </text:list-item>
      </text:list>
      <text:p text:style-name="P114">Function description:</text:p>
      <text:p text:style-name="P112"><text:span text:style-name="T105">The function allows you to set the number of unsuccessful </text:span><text:span text:style-name="T102">card selections</text:span><text:span text:style-name="T105"> before it can be considered that the card is not placed </text:span><text:span text:style-name="T102">on</text:span><text:span text:style-name="T105"> </text:span><text:span text:style-name="T102">the</text:span><text:span text:style-name="T105"> reader. </text:span><text:span text:style-name="T102">Period between two card selections is approximately 10ms. Default value of this parameter is 20 </text:span><text:span text:style-name="T106">i.e. 200ms. This parameter can be set in the range of 0 to 254. <text:line-break/>This is useful for asynchronous card ID transmission, if parameter send_removed_enable in function SetAsyncCardIdSendConfig is set. Then you can set a lower value of </text:span><text:span text:style-name="T105">the number of unsuccessful </text:span><text:span text:style-name="T102">card selections, </text:span><text:span text:style-name="T106"><text:s/>in order to send information to the card removed was faster.<text:line-break/></text:span><text:span text:style-name="T107">A small value of this parameter may cause a false report that the card is not present, and immediately thereafter true report that the card is present. </text:span></text:p>
      <text:p text:style-name="P109">Function declaration (C language)</text:p>
      <text:p text:style-name="P107"><text:span text:style-name="T62">unsigned long </text:span><text:span text:style-name="T95">UfrSetBadSelectCardNrMax(<text:line-break/></text:span><text:span text:style-name="T62">unsigned</text:span><text:span text:style-name="T24"> </text:span><text:span text:style-name="T62">char</text:span><text:span text:style-name="T95"> bad_select_nr_max);</text:span></text:p>
      <text:list xml:id="list83627629268469" text:continue-numbering="true" text:style-name="L62">
        <text:list-item>
          <text:p text:style-name="P281"><text:span text:style-name="T97"><text:s/></text:span><text:span text:style-name="T129">Ufr</text:span><text:span text:style-name="T130">G</text:span><text:span text:style-name="T129">etBadSelectCardNrMax</text:span></text:p>
        </text:list-item>
      </text:list>
      <text:p text:style-name="P115">Function description:</text:p>
      <text:p text:style-name="P113"><text:span text:style-name="T129">T</text:span><text:span text:style-name="T128">he function returns value of </text:span><text:span text:style-name="T130">maximal unsuccessful card selections, which is set in reader.</text:span></text:p>
      <text:p text:style-name="P110">Function declaration (C language)</text:p>
      <text:p text:style-name="P108"><text:span text:style-name="T63">unsigned long </text:span><text:span text:style-name="T96">UfrGetBadSelectCardNrMax(<text:line-break/></text:span><text:span text:style-name="T63">unsigned</text:span><text:span text:style-name="T25"> </text:span><text:span text:style-name="T63">char</text:span><text:span text:style-name="T96"> *bad_select_nr_max);</text:span></text:p>
      <text:p text:style-name="P109"/>
      <text:p text:style-name="P116"/>
      <text:h text:style-name="P240" text:outline-level="2">Functions for all blocks linear reading</text:h>
      <text:p text:style-name="P118">Functions allow you to quickly read data from the card including the sector trailer blocks. <text:s text:c="2"/>These functions are very similar to the functions for linear reading of users data space.</text:p>
      <text:list xml:id="list83626404407703" text:continue-list="list83626908739809" text:style-name="L6">
        <text:list-item>
          <text:p text:style-name="P200">Linear<text:span text:style-name="T164">Row</text:span>Read</text:p>
        </text:list-item>
        <text:list-item>
          <text:p text:style-name="P200">Linear<text:span text:style-name="T164">Row</text:span>Read_AKM1</text:p>
        </text:list-item>
        <text:list-item>
          <text:p text:style-name="P200">Linear<text:span text:style-name="T164">Row</text:span>Read_AKM2</text:p>
        </text:list-item>
        <text:list-item>
          <text:p text:style-name="P200">Linear<text:span text:style-name="T164">Row</text:span>Read_PK</text:p>
          <text:p text:style-name="P218">Functions declaration (C language):</text:p>
          <text:list>
            <text:list-header>
              <text:p text:style-name="P230"><text:span text:style-name="T42">unsigned long Linear</text:span><text:span text:style-name="T43">Row</text:span><text:span text:style-name="T4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5">eyIndex</text:span><text:span text:style-name="T42">);</text:span></text:p>
              <text:p text:style-name="P232">unsigned long Linear<text:span text:style-name="T164">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37">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83627920337413" text:continue-numbering="true" text:style-name="L6">
        <text:list-item>
          <text:list>
            <text:list-header>
              <text:p text:style-name="P287">unsigned long Linear<text:span text:style-name="T164">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0">The method for proving authenticity is determined by the suffix in the functions names:</text:p>
      <text:list xml:id="list7122809595952343343" text:style-name="L63">
        <text:list-item>
          <text:p text:style-name="P182"><text:span text:style-name="T15">aucData - </text:span><text:span text:style-name="T11">Pointer to the sequence of bytes where read data will be stored.</text:span></text:p>
        </text:list-item>
        <text:list-item>
          <text:p text:style-name="P182"><text:span text:style-name="T15">usLinearAddress</text:span><text:span text:style-name="T11"> - Linear address on the card from which  the data want to read</text:span></text:p>
        </text:list-item>
        <text:list-item>
          <text:p text:style-name="P182"><text:span text:style-name="T15">usDataLength</text:span><text:span text:style-name="T11"> - Number of bytes for reading. For aucData a minimum usDataLength bytes must be allocated before calling the function</text:span></text:p>
        </text:list-item>
        <text:list-item>
          <text:p text:style-name="P182"><text:soft-page-break/><text:span text:style-name="T15">lpusBytesReturned - </text:span><text:span text:style-name="T11">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82"><text:span text:style-name="T15">ucAuthMode - </text:span><text:span text:style-name="T11">This parameter defines whether to perform authentication with key A or key B. It can have two values, namely: AUTHENT1A (0x60) or AUTHENT1B (0x61).</text:span></text:p>
        </text:list-item>
        <text:list-item>
          <text:p text:style-name="P19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16"><text:span text:style-name="T134">aucProvidedKey</text:span><text:span text:style-name="T135"> - Pointer to the six-byte string containing the key for authenticity proving in the "Provided Key" method.  _PK Suffix in the name of the function indicates this method usage.</text:span></text:p>
        </text:list-item>
      </text:list>
      <text:p text:style-name="P27"/>
      <text:h text:style-name="P236" text:outline-level="2"><text:span text:style-name="T135">FUNCTIONS FOR READER LOW POWER MODE </text:span><text:span text:style-name="T137">CONTROL</text:span></text:h>
      <text:list xml:id="list83626447344532" text:continue-list="list83627629268469" text:style-name="L62">
        <text:list-item>
          <text:p text:style-name="P259"><text:span text:style-name="T136"><text:s/>Ufr</text:span><text:span text:style-name="T137">EnterSleepMode</text:span></text:p>
        </text:list-item>
      </text:list>
      <text:p text:style-name="P97">Function allows enter to reader low power working mode. Reader is in sleep mode. RF field is turned off. The reader is waiting for the command to return to normal working mode.</text:p>
      <text:list xml:id="list83626217976914" text:continue-list="list83627920337413" text:style-name="L6">
        <text:list-header>
          <text:p text:style-name="P219">Functions declaration (C language):</text:p>
          <text:p text:style-name="P222">unsigned long UfrEnterSleepMode(void);</text:p>
        </text:list-header>
      </text:list>
      <text:p text:style-name="P25"/>
      <text:list xml:id="list83626705530439" text:continue-list="list83626447344532" text:style-name="L62">
        <text:list-item>
          <text:p text:style-name="P288"><text:span text:style-name="T136"><text:s/>Ufr</text:span><text:span text:style-name="T137">LeaveSleepMode</text:span></text:p>
          <text:p text:style-name="P292"><text:span text:style-name="T166">Function allows return from low power reader mode to normal working mode</text:span><text:span text:style-name="T165">.</text:span></text:p>
          <text:p text:style-name="P296">Functions declaration (C language):</text:p>
          <text:p text:style-name="P297">unsigned long UfrLeaveSleepMode(void);</text:p>
        </text:list-item>
      </text:list>
      <text:p text:style-name="P29"/>
      <text:h text:style-name="P241" text:outline-level="2"><text:span text:style-name="T135">F</text:span><text:span text:style-name="T138">unctions for</text:span><text:span text:style-name="T135"> </text:span><text:span text:style-name="T138">Reader</text:span><text:span text:style-name="T135"> </text:span><text:span text:style-name="T138">NTAG Emulation Mode</text:span></text:h>
      <text:h text:style-name="P244" text:outline-level="3">WriteEmulationNdef</text:h>
      <text:p text:style-name="P89">Function description:</text:p>
      <text:p text:style-name="P121"><text:span text:style-name="T29">Function </text:span><text:span text:style-name="T30">store </text:span><text:span text:style-name="T29">a message record </text:span><text:span text:style-name="T30">for </text:span><text:span text:style-name="T31">N</text:span><text:span text:style-name="T30">TAG emulation mode in to the reader. </text:span><text:span text:style-name="T29">Parameters of </text:span><text:span text:style-name="T30">the </text:span><text:span text:style-name="T29">function are: TNF, type of record, ID, payload.</text:span></text:p>
      <text:list xml:id="list83626860432794" text:continue-list="list83626217976914" text:style-name="L6">
        <text:list-header>
          <text:p text:style-name="P223">Function declaration (C language):</text:p>
        </text:list-header>
      </text:list>
      <text:p text:style-name="P133"><text:span text:style-name="T172">unsigned long</text:span><text:span text:style-name="T171">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84">Parameters description:</text:p>
      <text:list xml:id="list83626224255736" text:continue-list="list83626879821692" text:style-name="L50">
        <text:list-item>
          <text:p text:style-name="P260">tnf<text:tab/><text:tab/><text:tab/>TNF of <text:span text:style-name="T175">the </text:span>record</text:p>
        </text:list-item>
        <text:list-item>
          <text:p text:style-name="P260">type_record<text:tab/><text:tab/>pointer to <text:span text:style-name="T175">the </text:span>array containing record type</text:p>
        </text:list-item>
        <text:list-item>
          <text:p text:style-name="P260">type_length<text:tab/><text:tab/>length of <text:span text:style-name="T175">the </text:span>record type</text:p>
        </text:list-item>
        <text:list-item>
          <text:p text:style-name="P260">id<text:tab/><text:tab/><text:tab/>pointer to <text:span text:style-name="T175">the </text:span>array containing record ID</text:p>
        </text:list-item>
        <text:list-item>
          <text:p text:style-name="P260">id_length<text:tab/><text:tab/>length of <text:span text:style-name="T175">the record </text:span>ID</text:p>
        </text:list-item>
        <text:list-item>
          <text:p text:style-name="P260">payload<text:tab/><text:tab/>pointer to <text:span text:style-name="T175">the </text:span>array containing <text:span text:style-name="T175">record </text:span>payload</text:p>
        </text:list-item>
        <text:list-item>
          <text:p text:style-name="P263">payload_length<text:tab/>length of <text:span text:style-name="T175">the record </text:span>payload</text:p>
        </text:list-item>
      </text:list>
      <text:p text:style-name="P87">Possible error <text:span text:style-name="T176">codes</text:span>:</text:p>
      <text:p text:style-name="P146">WRITE_VERIFICATION_ERROR <text:span text:style-name="T176">= </text:span>0x70</text:p>
      <text:p text:style-name="P146">MAX_SIZE_EXCEEDED <text:span text:style-name="T176">= </text:span>0x10</text:p>
      <text:p text:style-name="P140"/>
      <text:h text:style-name="P246" text:outline-level="3">TagEmulationStart</text:h>
      <text:p text:style-name="P120"><text:span text:style-name="T172">P</text:span><text:span text:style-name="T171">ut the reader permanently in a NDEF tag emulation mode. Only way for a reader to exit from this mode is to receive the T</text:span><text:span text:style-name="T174">AG</text:span><text:span text:style-name="T171">_E</text:span><text:span text:style-name="T174">MULATION</text:span><text:span text:style-name="T171">_S</text:span><text:span text:style-name="T174">TOP</text:span><text:span text:style-name="T172"> </text:span><text:span text:style-name="T171">command (issued </text:span><text:span text:style-name="T173">by calling </text:span><text:span text:style-name="T171"><text:s/></text:span><text:span text:style-name="T94">TagEmulationStop()</text:span><text:span text:style-name="T98"> </text:span><text:span text:style-name="T131">function</text:span><text:span text:style-name="T132">).</text:span></text:p>
      <text:p text:style-name="P73">In this mode, the reader can only answer to the commands issued by a following library functions:</text:p>
      <text:p text:style-name="P132">TagEmulationStart(),</text:p>
      <text:p text:style-name="P132">WriteEmulationNdef(),</text:p>
      <text:p text:style-name="P132"><text:soft-page-break/>TagEmulationStop(),</text:p>
      <text:p text:style-name="P104">GetReaderSerialNumber(),</text:p>
      <text:p text:style-name="P5"><text:span text:style-name="T49">GetReaderSerialDescription(</text:span><text:span text:style-name="T50">),</text:span></text:p>
      <text:p text:style-name="P5"><text:span text:style-name="T49">GetReaderHardwareVersion(</text:span><text:span text:style-name="T50">),</text:span></text:p>
      <text:p text:style-name="P5"><text:span text:style-name="T49">GetReaderFirmwareVersion(</text:span><text:span text:style-name="T50">),</text:span></text:p>
      <text:p text:style-name="P6"><text:span text:style-name="T49">GetBuildNumber(</text:span><text:span text:style-name="T50">)</text:span></text:p>
      <text:p text:style-name="P13">Calls to the other functions in this mode returns following error code:</text:p>
      <text:p text:style-name="P145"><text:span text:style-name="T119">FORBIDDEN_IN_TAG_EMULATION_MODE = 0x90</text:span><text:span text:style-name="T91"> </text:span><text:span text:style-name="T50"><text:line-break/></text:span></text:p>
      <text:list xml:id="list83627041302193" text:continue-list="list83626860432794" text:style-name="L6">
        <text:list-header>
          <text:p text:style-name="P223">Function declaration (C language):</text:p>
        </text:list-header>
      </text:list>
      <text:p text:style-name="P134"><text:span text:style-name="T172">unsigned long</text:span><text:span text:style-name="T171"> TagEmulationStart(void);<text:line-break/></text:span></text:p>
      <text:p text:style-name="P86">Possible error <text:span text:style-name="T176">codes</text:span>:</text:p>
      <text:p text:style-name="P147">WRITE_VERIFICATION_ERROR <text:span text:style-name="T176">= </text:span>0x70</text:p>
      <text:p text:style-name="P67">(command resulting in a direct write to a device non-volatile memory)</text:p>
      <text:p text:style-name="P139"/>
      <text:h text:style-name="Heading_20_3" text:outline-level="3"><text:span text:style-name="T171">TagEmulationSt</text:span><text:span text:style-name="T172">op</text:span></text:h>
      <text:p text:style-name="P119"><text:span text:style-name="T171">A</text:span><text:span text:style-name="T172">llows the reader permanent exit </text:span><text:span text:style-name="T171">from a NDEF tag emulation mode.<text:line-break/></text:span></text:p>
      <text:list xml:id="list83626559689324" text:continue-numbering="true" text:style-name="L6">
        <text:list-header>
          <text:p text:style-name="P223">Function declaration (C language):</text:p>
        </text:list-header>
      </text:list>
      <text:p text:style-name="P131"><text:span text:style-name="T172">unsigned long</text:span><text:span text:style-name="T171"> TagEmulationStop(void);<text:line-break/></text:span></text:p>
      <text:p text:style-name="P86"><text:span text:style-name="T171">Possible error </text:span><text:span text:style-name="T173">codes</text:span><text:span text:style-name="T171">:</text:span></text:p>
      <text:p text:style-name="P147">WRITE_VERIFICATION_ERROR <text:span text:style-name="T176">= </text:span>0x70</text:p>
      <text:p text:style-name="P67">(command resulting in a direct write to a device non-volatile memory)</text:p>
      <text:p text:style-name="P71"/>
      <text:h text:style-name="P238" text:outline-level="2"><text:span text:style-name="T133">F</text:span><text:span text:style-name="T144">unctions for</text:span><text:span text:style-name="T133"> </text:span><text:span text:style-name="T145">setting </text:span><text:span text:style-name="T144">Reader </text:span><text:span text:style-name="T145">baud rates for ISO14443 – 4A <text:s/>cards</text:span></text:h>
      <text:h text:style-name="P245" text:outline-level="3">SetSpeedPermanently</text:h>
      <text:list xml:id="list83628259146220" text:continue-numbering="true" text:style-name="L6">
        <text:list-header>
          <text:p text:style-name="P224">Function declaration (C language):</text:p>
        </text:list-header>
      </text:list>
      <text:p text:style-name="P65"><text:span text:style-name="T172">unsigned long</text:span><text:span text:style-name="T171"> </text:span>SetSpeedPermanently(<text:span text:style-name="T98">uint8_t </text:span><text:span text:style-name="T99">tx_speed</text:span><text:span text:style-name="T98">, uint8_t </text:span><text:span text:style-name="T99">rx_speed</text:span>);</text:p>
      <text:p text:style-name="P85">Parameters description:</text:p>
      <text:list xml:id="list7282153892805032722" text:style-name="L64">
        <text:list-item>
          <text:p text:style-name="P261">tx_speed – setup value for transmit speed</text:p>
        </text:list-item>
        <text:list-item>
          <text:p text:style-name="P261">rx_speed – setup value for receive speed</text:p>
        </text:list-item>
      </text:list>
      <text:p text:style-name="P74">Valid speed <text:span text:style-name="T178">setup values</text:span> are:</text:p>
      <table:table table:name="Table9" table:style-name="Table9">
        <table:table-column table:style-name="Table9.A"/>
        <table:table-column table:style-name="Table9.B"/>
        <table:table-row>
          <table:table-cell table:style-name="Table9.A1" office:value-type="string">
            <text:p text:style-name="P142">Const</text:p>
          </table:table-cell>
          <table:table-cell table:style-name="Table9.B1" office:value-type="string">
            <text:p text:style-name="P142">Configured speed</text:p>
          </table:table-cell>
        </table:table-row>
        <table:table-row>
          <table:table-cell table:style-name="Table9.A2" office:value-type="string">
            <text:p text:style-name="P143">0</text:p>
          </table:table-cell>
          <table:table-cell table:style-name="Table9.B2" office:value-type="string">
            <text:p text:style-name="P144">106 kbps (default)</text:p>
          </table:table-cell>
        </table:table-row>
        <table:table-row>
          <table:table-cell table:style-name="Table9.A2" office:value-type="string">
            <text:p text:style-name="P143">1</text:p>
          </table:table-cell>
          <table:table-cell table:style-name="Table9.B2" office:value-type="string">
            <text:p text:style-name="P144">212 kbps</text:p>
          </table:table-cell>
        </table:table-row>
        <table:table-row table:style-name="Table9.4">
          <table:table-cell table:style-name="Table9.A2" office:value-type="string">
            <text:p text:style-name="P143">2</text:p>
          </table:table-cell>
          <table:table-cell table:style-name="Table9.B2" office:value-type="string">
            <text:p text:style-name="P144">424 kbps</text:p>
          </table:table-cell>
        </table:table-row>
      </table:table>
      <text:p text:style-name="P149">On some reader types maximum rx_speed <text:span text:style-name="T179">is</text:span> 212 kbps. If you try to set higher speed than is allowed, reader firmware will automatically set the maximum possible speed.</text:p>
      <text:p text:style-name="P149"/>
      <text:p text:style-name="P88"><text:span text:style-name="T171">Possible error </text:span><text:span text:style-name="T173">codes</text:span><text:span text:style-name="T171">:</text:span></text:p>
      <text:p text:style-name="P148">WRITE_VERIFICATION_ERROR <text:span text:style-name="T176">= </text:span>0x70</text:p>
      <text:p text:style-name="P68">(command resulting in a direct write to a device non-volatile memory)</text:p>
      <text:p text:style-name="P63"/>
      <text:h text:style-name="Heading_20_3" text:outline-level="3">GetSpeedParameters</text:h>
      <text:list xml:id="list83626161995616" text:continue-list="list83628259146220" text:style-name="L6">
        <text:list-header>
          <text:p text:style-name="P220">Function declaration (C language):</text:p>
        </text:list-header>
      </text:list>
      <text:p text:style-name="P64"><text:span text:style-name="T172">unsigned long</text:span><text:span text:style-name="T171"> </text:span>GetSpeedParameters(<text:span text:style-name="T100">uint8_t* </text:span><text:span text:style-name="T101">tx_speed</text:span><text:span text:style-name="T100">, uint8_t* </text:span><text:span text:style-name="T101">rx_speed</text:span>);</text:p>
      <text:p text:style-name="P85">Parameters description:</text:p>
      <text:list xml:id="list83627058615769" text:continue-list="list83626224255736" text:style-name="L50">
        <text:list-item>
          <text:p text:style-name="P262">tx_speed – <text:span text:style-name="T180">returns configured</text:span> value for transmit speed</text:p>
        </text:list-item>
        <text:list-item>
          <text:p text:style-name="P262"><text:span text:style-name="T150">rx_speed</text:span><text:span text:style-name="T146"> – </text:span><text:span text:style-name="T182">returns configured </text:span><text:span text:style-name="T150">value for receive speed</text:span></text:p>
        </text:list-item>
      </text:list>
      <text:p text:style-name="P98"/>
      <text:p text:style-name="P98"/>
      <text:p text:style-name="P98"/>
      <text:p text:style-name="P98"/>
      <text:h text:style-name="P237" text:outline-level="2"><text:soft-page-break/>FUNCTIONS FOR DISPLAY CONTROL</text:h>
      <text:list xml:id="list2816920770902054329" text:style-name="L65">
        <text:list-item>
          <text:p text:style-name="P289"><text:span text:style-name="T136"><text:s/></text:span><text:span text:style-name="T139">SetDisplayData</text:span></text:p>
        </text:list-item>
      </text:list>
      <text:p text:style-name="P122">Function enables sending data to the display. <text:span text:style-name="T186">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23">Function declaration (C language)</text:p>
      <text:p text:style-name="P105"><text:span text:style-name="T51">unsigned long </text:span>SetDisplayData(unsigned char <text:s/>*display_data, <text:tab/><text:tab/><text:tab/><text:tab/><text:tab/><text:tab/>unsigned char data_length);</text:p>
      <text:p text:style-name="P124">Parameters description.</text:p>
      <text:list xml:id="list9058166968264512017" text:style-name="L66">
        <text:list-item>
          <text:p text:style-name="P282"><text:span text:style-name="T183">display_data</text:span> – <text:span text:style-name="T187">pointer to data array</text:span></text:p>
        </text:list-item>
        <text:list-item>
          <text:p text:style-name="P273"><text:span text:style-name="T183">data_length</text:span> – number of data into array</text:p>
        </text:list-item>
      </text:list>
      <text:p text:style-name="P274"/>
      <text:list xml:id="list83627528270405" text:continue-list="list2816920770902054329" text:style-name="L65">
        <text:list-item>
          <text:p text:style-name="P293"><text:span text:style-name="T136"><text:s/></text:span><text:span text:style-name="T140">SetSpeakerFrequency</text:span></text:p>
          <text:p text:style-name="P294"><text:span text:style-name="T135">Function sets the frequency of the speaker. </text:span><text:span text:style-name="T141">The speaker is working on </text:span><text:span text:style-name="T162">this</text:span><text:span text:style-name="T141"> frequency until a new frequency </text:span><text:span text:style-name="T162">setting</text:span><text:span text:style-name="T141">. To stop the operation </text:span><text:span text:style-name="T162">set </text:span><text:span text:style-name="T141">frequency </text:span><text:span text:style-name="T162">to</text:span><text:span text:style-name="T141"> zero.</text:span></text:p>
          <text:p text:style-name="P295"><text:span text:style-name="T135">Function declaration (C language)</text:span></text:p>
          <text:p text:style-name="P299"><text:span text:style-name="T170">unsigned long </text:span><text:span text:style-name="T169">SetSpeakerFrequency(uint16_t frequency);</text:span></text:p>
        </text:list-item>
      </text:list>
      <text:p text:style-name="P275">Parameters description</text:p>
      <text:list xml:id="list83627829327918" text:continue-list="list9058166968264512017" text:style-name="L66">
        <text:list-item>
          <text:p text:style-name="P276"><text:span text:style-name="T183">frequency</text:span> – frequency in Hz</text:p>
        </text:list-item>
      </text:list>
      <text:h text:style-name="P247" text:outline-level="3">FUNCTIONS TO USE THE SHARED RAM INTO DEVICE</text:h>
      <text:p text:style-name="P125"><text:span text:style-name="T188">Shared RAM </text:span>is <text:span text:style-name="T188">memory space on a device that is used for communication between computer and </text:span>Android device (phone, tablet)<text:span text:style-name="T188"> with an NFC reader. </text:span><text:span text:style-name="T189">PC writes and read da</text:span><text:span text:style-name="T181">ta from shared RAM via USB port. Device with Android OS writes and read data from shared RAM via NFC.</text:span></text:p>
      <text:list xml:id="list83627082595801" text:continue-list="list83627528270405" text:style-name="L65">
        <text:list-item>
          <text:p text:style-name="P290"><text:span text:style-name="T151"><text:s/></text:span><text:span text:style-name="T152">EnterShareRamCommMode</text:span></text:p>
          <text:p text:style-name="P291"><text:span text:style-name="T160">Put </text:span><text:span text:style-name="T157">reader </text:span><text:span text:style-name="T160">p</text:span><text:span text:style-name="T157">ermanently </text:span><text:span text:style-name="T160">in the </text:span><text:span text:style-name="T157">mode </text:span><text:span text:style-name="T160">that</text:span><text:span text:style-name="T157"> use shared </text:span><text:span text:style-name="T160">RAM. </text:span><text:span text:style-name="T161">After execution of this function, must be executed function TagEmulationStart. </text:span></text:p>
          <text:p text:style-name="P298">Function declaration (C language):</text:p>
          <text:p text:style-name="P221"><text:span text:style-name="T190">unsigned long</text:span><text:span text:style-name="T191"> </text:span><text:span text:style-name="T192">EnterShareRamCommMode</text:span><text:span text:style-name="T191">(void);</text:span></text:p>
        </text:list-item>
      </text:list>
      <text:p text:style-name="P225"/>
      <text:list xml:id="list83626973752090" text:continue-numbering="true" text:style-name="L65">
        <text:list-item>
          <text:p text:style-name="P300"><text:span text:style-name="T154"><text:s/></text:span><text:span text:style-name="T155">E</text:span><text:span text:style-name="T158">xit</text:span><text:span text:style-name="T155">ShareRamCommMode</text:span></text:p>
          <text:p text:style-name="P303"><text:span text:style-name="T143">T</text:span><text:span text:style-name="T142">he permanent exit from mode that use shared RAM. After execution of this function, must be executed function TagEmulationStop.</text:span></text:p>
          <text:p text:style-name="P306">Function declaration (C language):</text:p>
          <text:p text:style-name="P303"><text:span text:style-name="T193">unsigned long </text:span><text:span text:style-name="T194">EnterShareRamCommMode</text:span><text:span text:style-name="T193">(void);</text:span></text:p>
        </text:list-item>
      </text:list>
      <text:p text:style-name="P307"/>
      <text:list xml:id="list83626785991131" text:continue-numbering="true" text:style-name="L65">
        <text:list-item>
          <text:p text:style-name="P301"><text:span text:style-name="T154"><text:s/></text:span><text:span text:style-name="T159">Write</text:span><text:span text:style-name="T155">ShareRam</text:span></text:p>
          <text:p text:style-name="P304"><text:span text:style-name="T153">F</text:span><text:span text:style-name="T155">unction allows writing data to </text:span><text:span text:style-name="T156">the</text:span><text:span text:style-name="T155"> shared </text:span><text:span text:style-name="T153">RAM. </text:span></text:p>
          <text:p text:style-name="P304"><text:span text:style-name="T153">Function declaration (C language):</text:span></text:p>
          <text:p text:style-name="P304"><text:span text:style-name="T196">unsigned long </text:span><text:span text:style-name="T195">WriteShareRam(uint8_t *ram_data, <text:line-break/><text:tab/><text:tab/><text:tab/><text:tab/><text:tab/>uint8_t addr, <text:line-break/><text:tab/><text:tab/><text:tab/><text:tab/><text:tab/>uint8_t data_len);</text:span></text:p>
        </text:list-item>
      </text:list>
      <text:p text:style-name="P283">Parameters description:</text:p>
      <text:list xml:id="list83626729236290" text:continue-list="list83627829327918" text:style-name="L66">
        <text:list-item>
          <text:p text:style-name="P284"><text:span text:style-name="T183">ram_data – </text:span><text:span text:style-name="T199">pointer to data array</text:span></text:p>
        </text:list-item>
        <text:list-item>
          <text:p text:style-name="P284"><text:span text:style-name="T183">addr – </text:span><text:span text:style-name="T198">address of first data </text:span><text:span text:style-name="T200">in an array</text:span></text:p>
        </text:list-item>
        <text:list-item>
          <text:p text:style-name="P284"><text:span text:style-name="T185">data_len – l</text:span><text:span text:style-name="T200">ength of array. Address + data_len &lt;= 184</text:span></text:p>
        </text:list-item>
      </text:list>
      <text:p text:style-name="P285"><text:span text:style-name="T184"/></text:p>
      <text:list xml:id="list83627876516499" text:continue-list="list83626785991131" text:style-name="L65">
        <text:list-item>
          <text:p text:style-name="P302"><text:span text:style-name="T147"><text:s/></text:span><text:span text:style-name="T149">Read</text:span><text:span text:style-name="T148">ShareRam</text:span></text:p>
          <text:p text:style-name="P305"><text:span text:style-name="T155">F</text:span><text:span text:style-name="T153">unction allows read data from the shared RAM.</text:span></text:p>
          <text:p text:style-name="P305"><text:span text:style-name="T153">Function declaration (C language)</text:span></text:p>
          <text:p text:style-name="P308"><text:span text:style-name="T53">unsigned long </text:span><text:span text:style-name="T52">Read</text:span><text:span text:style-name="T54">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12</meta:editing-cycles>
    <meta:print-date>2011-08-29T06:30:00</meta:print-date>
    <meta:creation-date>2011-08-29T06:16:00</meta:creation-date>
    <dc:date>2015-09-28T08:36:25.661000000</dc:date>
    <meta:editing-duration>P2DT10H6M16S</meta:editing-duration>
    <meta:generator>LibreOffice/5.0.0.5$Windows_x86 LibreOffice_project/1b1a90865e348b492231e1c451437d7a15bb262b</meta:generator>
    <meta:document-statistic meta:table-count="2" meta:image-count="0" meta:object-count="0" meta:page-count="62" meta:paragraph-count="925" meta:word-count="13067" meta:character-count="98133" meta:non-whitespace-character-count="78185"/>
    <meta:template xlink:type="simple" xlink:actuate="onRequest" xlink:title="Normal.dotm" xlink:href=""/>
  </office:meta>
</office:document-meta>
</file>